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6445in"/>
    </style:style>
    <style:style style:name="co12" style:family="table-column">
      <style:table-column-properties fo:break-before="auto" style:column-width="3.0807in"/>
    </style:style>
    <style:style style:name="co3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7807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5618in"/>
    </style:style>
    <style:style style:name="co7" style:family="table-column">
      <style:table-column-properties fo:break-before="auto" style:column-width="0.6984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0.6772in"/>
    </style:style>
    <style:style style:name="co10" style:family="table-column">
      <style:table-column-properties fo:break-before="auto" style:column-width="1.3543in"/>
    </style:style>
    <style:style style:name="co14" style:family="table-column">
      <style:table-column-properties fo:break-before="auto" style:column-width="2.2835in"/>
    </style:style>
    <style:style style:name="co15" style:family="table-column">
      <style:table-column-properties fo:break-before="auto" style:column-width="0.3819in"/>
    </style:style>
    <style:style style:name="co16" style:family="table-column">
      <style:table-column-properties fo:break-before="auto" style:column-width="1.5701in"/>
    </style:style>
    <style:style style:name="co17" style:family="table-column">
      <style:table-column-properties fo:break-before="auto" style:column-width="0.2945in"/>
    </style:style>
    <style:style style:name="co18" style:family="table-column">
      <style:table-column-properties fo:break-before="auto" style:column-width="2.1299in"/>
    </style:style>
    <style:style style:name="co19" style:family="table-column">
      <style:table-column-properties fo:break-before="auto" style:column-width="1.6382in"/>
    </style:style>
    <style:style style:name="co20" style:family="table-column">
      <style:table-column-properties fo:break-before="auto" style:column-width="1.6492in"/>
    </style:style>
    <style:style style:name="co21" style:family="table-column">
      <style:table-column-properties fo:break-before="auto" style:column-width="2.0425in"/>
    </style:style>
    <style:style style:name="co22" style:family="table-column">
      <style:table-column-properties fo:break-before="auto" style:column-width="1.5508in"/>
    </style:style>
    <style:style style:name="co23" style:family="table-column">
      <style:table-column-properties fo:break-before="auto" style:column-width="1.7693in"/>
    </style:style>
    <style:style style:name="co24" style:family="table-column">
      <style:table-column-properties fo:break-before="auto" style:column-width="1.3764in"/>
    </style:style>
    <style:style style:name="co25" style:family="table-column">
      <style:table-column-properties fo:break-before="auto" style:column-width="1.4091in"/>
    </style:style>
    <style:style style:name="co26" style:family="table-column">
      <style:table-column-properties fo:break-before="auto" style:column-width="0.6118in"/>
    </style:style>
    <style:style style:name="co27" style:family="table-column">
      <style:table-column-properties fo:break-before="auto" style:column-width="0.7098in"/>
    </style:style>
    <style:style style:name="co28" style:family="table-column">
      <style:table-column-properties fo:break-before="auto" style:column-width="0.7535in"/>
    </style:style>
    <style:style style:name="co29" style:family="table-column">
      <style:table-column-properties fo:break-before="auto" style:column-width="1.7583in"/>
    </style:style>
    <style:style style:name="co30" style:family="table-column">
      <style:table-column-properties fo:break-before="auto" style:column-width="1.8898in"/>
    </style:style>
    <style:style style:name="co31" style:family="table-column">
      <style:table-column-properties fo:break-before="auto" style:column-width="3.331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3882in" fo:break-before="auto" style:use-optimal-row-height="fals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3882in" fo:break-before="auto" style:use-optimal-row-height="true"/>
    </style:style>
    <style:style style:name="ro7" style:family="table-row">
      <style:table-row-properties style:row-height="0.6839in" fo:break-before="auto" style:use-optimal-row-height="tru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8492in" fo:break-before="auto" style:use-optimal-row-height="true"/>
    </style:style>
    <style:style style:name="ro10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6" style:family="table-cell" style:parent-style-name="Default">
      <style:map style:condition="is-true-formula([.$A1]=&quot;#&quot;)" style:apply-style-name="Comment" style:base-cell-address="Regions.A1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A1]=&quot;#&quot;)" style:apply-style-name="Comment" style:base-cell-address="Regions.A1"/>
    </style:style>
    <style:style style:name="ce8" style:family="table-cell" style:parent-style-name="Default" style:data-style-name="N99">
      <style:map style:condition="is-true-formula([.$A1]=&quot;#&quot;)" style:apply-style-name="Comment" style:base-cell-address="Regions.A1"/>
    </style:style>
    <style:style style:name="ce9" style:family="table-cell" style:parent-style-name="Default">
      <style:table-cell-properties fo:wrap-option="wrap"/>
      <style:map style:condition="is-true-formula([.$A1]=&quot;#&quot;)" style:apply-style-name="Comment" style:base-cell-address="Locations.A1"/>
    </style:style>
    <style:style style:name="ce5" style:family="table-cell" style:parent-style-name="Default">
      <style:map style:condition="is-true-formula([.$A1]=&quot;#&quot;)" style:apply-style-name="Comment" style:base-cell-address="Defines.A1"/>
    </style:style>
    <style:style style:name="ce10" style:family="table-cell" style:parent-style-name="Default">
      <style:map style:condition="is-true-formula([.$A1]=&quot;#&quot;)" style:apply-style-name="Comment" style:base-cell-address="Items.A1"/>
    </style:style>
    <style:style style:name="ce11" style:family="table-cell" style:parent-style-name="Default">
      <style:map style:condition="is-true-formula([.$A1]=&quot;#&quot;)" style:apply-style-name="Comment" style:base-cell-address="Regions.A1"/>
    </style:style>
    <style:style style:name="ce12" style:family="table-cell" style:parent-style-name="Default">
      <style:map style:condition="is-true-formula([.$A1]=&quot;#&quot;)" style:apply-style-name="Comment" style:base-cell-address="Defines.A1"/>
    </style:style>
    <style:style style:name="ce13" style:family="table-cell" style:parent-style-name="Default">
      <style:map style:condition="is-true-formula([.$A1]=&quot;#&quot;)" style:apply-style-name="Comment" style:base-cell-address="Locations.A1"/>
    </style:style>
    <style:style style:name="ce14" style:family="table-cell" style:parent-style-name="Default">
      <style:table-cell-properties fo:wrap-option="wrap"/>
      <style:map style:condition="is-true-formula([.$A1]=&quot;#&quot;)" style:apply-style-name="Comment" style:base-cell-address="Locations.A1"/>
    </style:style>
    <style:style style:name="ce15" style:family="table-cell" style:parent-style-name="Default">
      <style:map style:condition="is-true-formula([.$A1]=&quot;#&quot;)" style:apply-style-name="Comment" style:base-cell-address="Locations.A1"/>
    </style:style>
    <style:style style:name="ce16" style:family="table-cell" style:parent-style-name="Default">
      <style:map style:condition="is-true-formula([.$A113]=&quot;#&quot;)" style:apply-style-name="Comment" style:base-cell-address="Locations.B113"/>
    </style:style>
    <style:style style:name="ce17" style:family="table-cell" style:parent-style-name="Default">
      <style:map style:condition="is-true-formula([.$A1]=&quot;#&quot;)" style:apply-style-name="Comment" style:base-cell-address="Defines.A1"/>
    </style:style>
    <style:style style:name="ce18" style:family="table-cell" style:parent-style-name="Default" style:data-style-name="N100">
      <style:table-cell-properties fo:wrap-option="wrap"/>
      <style:map style:condition="is-true-formula([.$A1]=&quot;#&quot;)" style:apply-style-name="Comment" style:base-cell-address="Locations.A1"/>
    </style:style>
    <style:style style:name="ce19" style:family="table-cell" style:parent-style-name="Default" style:data-style-name="N100">
      <style:map style:condition="is-true-formula([.$A1]=&quot;#&quot;)" style:apply-style-name="Comment" style:base-cell-address="Locations.A1"/>
    </style:style>
    <style:style style:name="ce20" style:family="table-cell" style:parent-style-name="Default">
      <style:map style:condition="is-true-formula([.$A1]=&quot;#&quot;)" style:apply-style-name="Comment" style:base-cell-address="Regions.A1"/>
    </style:style>
    <style:style style:name="ce21" style:family="table-cell" style:parent-style-name="Default">
      <style:map style:condition="is-true-formula([.$A1]=&quot;#&quot;)" style:apply-style-name="Comment" style:base-cell-address="Entrances.A1"/>
      <style:map style:condition="is-true-formula(0)" style:apply-style-name="Comment" style:base-cell-address="Entrances.A1"/>
    </style:style>
    <style:style style:name="ce22" style:family="table-cell" style:parent-style-name="Default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3" style:family="table-cell" style:parent-style-name="Default">
      <style:map style:condition="is-true-formula([.$A1]=&quot;#&quot;)" style:apply-style-name="Comment" style:base-cell-address="Items.A1"/>
      <style:map style:condition="is-true-formula(0)" style:apply-style-name="Comment" style:base-cell-address="Items.A1"/>
    </style:style>
    <style:style style:name="ce24" style:family="table-cell" style:parent-style-name="Default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5" style:family="table-cell" style:parent-style-name="Default">
      <style:table-cell-properties fo:wrap-option="wrap"/>
      <style:map style:condition="is-true-formula([.$A1]=&quot;#&quot;)" style:apply-style-name="Comment" style:base-cell-address="Items.A1"/>
      <style:map style:condition="is-true-formula(0)" style:apply-style-name="Comment" style:base-cell-address="Items.A1"/>
    </style:style>
    <style:style style:name="ce26" style:family="table-cell" style:parent-style-name="Default" style:data-style-name="N99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7" style:family="table-cell" style:parent-style-name="Comment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8" style:family="table-cell" style:parent-style-name="Default">
      <style:table-cell-properties fo:wrap-option="wrap"/>
      <style:map style:condition="is-true-formula([.$A1]=&quot;#&quot;)" style:apply-style-name="Comment" style:base-cell-address="Locations.A1"/>
    </style:style>
    <style:style style:name="ce29" style:family="table-cell" style:parent-style-name="Comment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30" style:family="table-cell" style:parent-style-name="Default" style:data-style-name="N99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</office:automatic-styles>
  <office:body>
    <office:spreadsheet>
      <table:table table:name="Defines" table:style-name="ta1" table:print="false">
        <table:table-column table:style-name="co5" table:default-cell-style-name="ce5"/>
        <table:table-column table:style-name="co6" table:default-cell-style-name="ce5"/>
        <table:table-column table:style-name="co3" table:default-cell-style-name="ce5"/>
        <table:table-column table:style-name="co7" table:default-cell-style-name="ce5"/>
        <table:table-column table:style-name="co8" table:default-cell-style-name="ce5"/>
        <table:table-column table:style-name="co3" table:number-columns-repeated="1019" table:default-cell-style-name="ce5"/>
        <table:table-row table:style-name="ro1">
          <table:table-cell office:value-type="string">
            <text:p>Disabled</text:p>
          </table:table-cell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ID End</text:p>
          </table:table-cell>
          <table:table-cell office:value-type="string">
            <text:p>Desc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EART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<text:s/>super hear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IGHTNING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string">
            <text:p><text:s/>lightning bol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ARROW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string">
            <text:p><text:s/>arrow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ANTS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string">
            <text:p><text:s/>pan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QUESTASSIGN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string">
            <text:p><text:s/>quest (N-50) has been assig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QUESTDONE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office:value-type="string">
            <text:p><text:s/>quest (N-70) is complet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USHROOM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<text:s/>mushroom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YSORB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string">
            <text:p><text:s/>have mystery orb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EAPON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string">
            <text:p><text:s/>have access to weap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BOMBS</text:p>
          </table:table-cell>
          <table:table-cell office:value-type="float" office:value="104">
            <text:p>10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LIGHTNING</text:p>
          </table:table-cell>
          <table:table-cell office:value-type="float" office:value="105">
            <text:p>10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ICE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CACTUS</text:p>
          </table:table-cell>
          <table:table-cell office:value-type="float" office:value="107">
            <text:p>10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BOOMERANG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WHOOPEE</text:p>
          </table:table-cell>
          <table:table-cell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HOTPANTS</text:p>
          </table:table-cell>
          <table:table-cell office:value-type="float" office:value="110">
            <text:p>1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KEY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office:value-type="string">
            <text:p><text:s/>have the three special key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KULLKEY</text:p>
          </table:table-cell>
          <table:table-cell office:value-type="float" office:value="111">
            <text:p>111</text:p>
          </table:table-cell>
          <table:table-cell/>
          <table:table-cell office:value-type="string">
            <text:p><text:s/>have the skull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KEY</text:p>
          </table:table-cell>
          <table:table-cell office:value-type="float" office:value="112">
            <text:p>112</text:p>
          </table:table-cell>
          <table:table-cell/>
          <table:table-cell office:value-type="string">
            <text:p><text:s/>have the bat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UMPKINKEY</text:p>
          </table:table-cell>
          <table:table-cell office:value-type="float" office:value="113">
            <text:p>113</text:p>
          </table:table-cell>
          <table:table-cell/>
          <table:table-cell office:value-type="string">
            <text:p><text:s/>have the pumpkin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OOTS</text:p>
          </table:table-cell>
          <table:table-cell office:value-type="float" office:value="114">
            <text:p>114</text:p>
          </table:table-cell>
          <table:table-cell/>
          <table:table-cell office:value-type="string">
            <text:p><text:s/>have the rubber booti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TICK</text:p>
          </table:table-cell>
          <table:table-cell office:value-type="float" office:value="115">
            <text:p>115</text:p>
          </table:table-cell>
          <table:table-cell/>
          <table:table-cell office:value-type="string">
            <text:p><text:s/>have the stic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ORCH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<text:s/>the stick is li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FERTILIZER</text:p>
          </table:table-cell>
          <table:table-cell office:value-type="float" office:value="117">
            <text:p>117</text:p>
          </table:table-cell>
          <table:table-cell/>
          <table:table-cell office:value-type="string">
            <text:p><text:s/>have fertiliz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ILVER</text:p>
          </table:table-cell>
          <table:table-cell office:value-type="float" office:value="118">
            <text:p>118</text:p>
          </table:table-cell>
          <table:table-cell/>
          <table:table-cell office:value-type="string">
            <text:p><text:s/>have the silv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AISY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<text:s/>have doom dais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OTION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<text:s/>have ghost poti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BUST</text:p>
          </table:table-cell>
          <table:table-cell office:value-type="float" office:value="121">
            <text:p>121</text:p>
          </table:table-cell>
          <table:table-cell office:value-type="float" office:value="128">
            <text:p>128</text:p>
          </table:table-cell>
          <table:table-cell office:value-type="string">
            <text:p><text:s/>have vamp bus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CAT</text:p>
          </table:table-cell>
          <table:table-cell office:value-type="float" office:value="129">
            <text:p>129</text:p>
          </table:table-cell>
          <table:table-cell/>
          <table:table-cell office:value-type="string">
            <text:p><text:s/>have ca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EM</text:p>
          </table:table-cell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  <table:table-cell office:value-type="string">
            <text:p><text:s/>super gem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ORBSTAND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string">
            <text:p><text:s/>have installed orb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OOTSALES</text:p>
          </table:table-cell>
          <table:table-cell office:value-type="float" office:value="154">
            <text:p>154</text:p>
          </table:table-cell>
          <table:table-cell/>
          <table:table-cell office:value-type="string">
            <text:p><text:s/>have talked to boot salesman onc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ITCHTALK</text:p>
          </table:table-cell>
          <table:table-cell office:value-type="float" office:value="155">
            <text:p>155</text:p>
          </table:table-cell>
          <table:table-cell/>
          <table:table-cell office:value-type="string">
            <text:p><text:s/>number of times you've annoyed the witc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RIDGEOPEN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<text:s/>the Underground Tunnel bridge has been ope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office:value-type="string">
            <text:p><text:s/>each crypt has been cleaned ou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REWARD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<text:s/>have received the zombie reward mon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RIPLEFIRE</text:p>
          </table:table-cell>
          <table:table-cell office:value-type="float" office:value="161">
            <text:p>161</text:p>
          </table:table-cell>
          <table:table-cell/>
          <table:table-cell office:value-type="string">
            <text:p><text:s/>have triple-fire crysta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ISMAN</text:p>
          </table:table-cell>
          <table:table-cell office:value-type="float" office:value="162">
            <text:p>162</text:p>
          </table:table-cell>
          <table:table-cell/>
          <table:table-cell office:value-type="string">
            <text:p><text:s/>have happy stick talis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YWALL</text:p>
          </table:table-cell>
          <table:table-cell office:value-type="float" office:value="163">
            <text:p>163</text:p>
          </table:table-cell>
          <table:table-cell/>
          <table:table-cell office:value-type="string">
            <text:p><text:s/>wall to vampy land ope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STATUE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string">
            <text:p><text:s/>have each bat statu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STAND</text:p>
          </table:table-cell>
          <table:table-cell office:value-type="float" office:value="168">
            <text:p>168</text:p>
          </table:table-cell>
          <table:table-cell office:value-type="float" office:value="171">
            <text:p>171</text:p>
          </table:table-cell>
          <table:table-cell office:value-type="string">
            <text:p><text:s/>bat statue is on stan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STAND</text:p>
          </table:table-cell>
          <table:table-cell office:value-type="float" office:value="172">
            <text:p>172</text:p>
          </table:table-cell>
          <table:table-cell office:value-type="float" office:value="179">
            <text:p>179</text:p>
          </table:table-cell>
          <table:table-cell office:value-type="string">
            <text:p><text:s/>vamp bust is on stan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KNOWWOLVES</text:p>
          </table:table-cell>
          <table:table-cell office:value-type="float" office:value="180">
            <text:p>180</text:p>
          </table:table-cell>
          <table:table-cell/>
          <table:table-cell office:value-type="string">
            <text:p><text:s/>have already talked to self about werewolv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OLL</text:p>
          </table:table-cell>
          <table:table-cell office:value-type="float" office:value="181">
            <text:p>181</text:p>
          </table:table-cell>
          <table:table-cell office:value-type="float" office:value="188">
            <text:p>188</text:p>
          </table:table-cell>
          <table:table-cell office:value-type="string">
            <text:p><text:s/>have doll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>
            <text:p>VAR_BATDOLL</text:p>
          </table:table-cell>
          <table:table-cell office:value-type="float" office:value="181">
            <text:p>181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SKELDOLL</text:p>
          </table:table-cell>
          <table:table-cell office:value-type="float" office:value="182">
            <text:p>182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FROGDOLL</text:p>
          </table:table-cell>
          <table:table-cell office:value-type="float" office:value="183">
            <text:p>183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GHOSTDOLL</text:p>
          </table:table-cell>
          <table:table-cell office:value-type="float" office:value="184">
            <text:p>184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MUMMYDOLL</text:p>
          </table:table-cell>
          <table:table-cell office:value-type="float" office:value="185">
            <text:p>185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SWAMPDOLL</text:p>
          </table:table-cell>
          <table:table-cell office:value-type="float" office:value="186">
            <text:p>186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VAMPDOLL</text:p>
          </table:table-cell>
          <table:table-cell office:value-type="float" office:value="187">
            <text:p>187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WOLFDOLL</text:p>
          </table:table-cell>
          <table:table-cell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REFLECT</text:p>
          </table:table-cell>
          <table:table-cell office:value-type="float" office:value="189">
            <text:p>189</text:p>
          </table:table-cell>
          <table:table-cell/>
          <table:table-cell office:value-type="string">
            <text:p><text:s/>have reflect ge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OLLGIVEN</text:p>
          </table:table-cell>
          <table:table-cell office:value-type="float" office:value="190">
            <text:p>190</text:p>
          </table:table-cell>
          <table:table-cell office:value-type="float" office:value="197">
            <text:p>197</text:p>
          </table:table-cell>
          <table:table-cell office:value-type="string">
            <text:p><text:s/>have given doll to gir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OWNOPEN</text:p>
          </table:table-cell>
          <table:table-cell office:value-type="float" office:value="198">
            <text:p>198</text:p>
          </table:table-cell>
          <table:table-cell/>
          <table:table-cell office:value-type="string">
            <text:p><text:s/>have opened zombit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EFTBOMB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<text:s/>have left bomb room with bombs (so remove the powerups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ELPERBAT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<text:s/>have the helper ba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KBAT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<text:s/>have talked to the bat onc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KBRIDGE</text:p>
          </table:table-cell>
          <table:table-cell office:value-type="float" office:value="202">
            <text:p>202</text:p>
          </table:table-cell>
          <table:table-cell/>
          <table:table-cell office:value-type="string">
            <text:p><text:s/>have talked to the bridge gu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AIDBRIDGE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<text:s/>have paid the bridge gu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ORTALOPEN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<text:s/>the portal is officially ope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AVEDAISY</text:p>
          </table:table-cell>
          <table:table-cell office:value-type="float" office:value="205">
            <text:p>205</text:p>
          </table:table-cell>
          <table:table-cell/>
          <table:table-cell office:value-type="string">
            <text:p><text:s/>gave daisy to witc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DELDER</text:p>
          </table:table-cell>
          <table:table-cell office:value-type="float" office:value="206">
            <text:p>206</text:p>
          </table:table-cell>
          <table:table-cell office:value-type="float" office:value="209">
            <text:p>209</text:p>
          </table:table-cell>
          <table:table-cell office:value-type="string">
            <text:p><text:s/>elder has been beate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ATEOUT</text:p>
          </table:table-cell>
          <table:table-cell office:value-type="float" office:value="210">
            <text:p>210</text:p>
          </table:table-cell>
          <table:table-cell/>
          <table:table-cell office:value-type="string">
            <text:p><text:s/>mystery lake electrogate is shorted ou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DBONK</text:p>
          </table:table-cell>
          <table:table-cell office:value-type="float" office:value="211">
            <text:p>211</text:p>
          </table:table-cell>
          <table:table-cell/>
          <table:table-cell office:value-type="string">
            <text:p><text:s/>bonkula is dea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EERTALK</text:p>
          </table:table-cell>
          <table:table-cell office:value-type="float" office:value="212">
            <text:p>212</text:p>
          </table:table-cell>
          <table:table-cell/>
          <table:table-cell office:value-type="string">
            <text:p><text:s/>has talked to se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INERTALK</text:p>
          </table:table-cell>
          <table:table-cell office:value-type="float" office:value="213">
            <text:p>213</text:p>
          </table:table-cell>
          <table:table-cell/>
          <table:table-cell office:value-type="string">
            <text:p><text:s/>have talked to min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PSALES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<text:s/>have talked to hot pants sales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LERTALK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<text:s/>have talked to arms deal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IPUZZLE</text:p>
          </table:table-cell>
          <table:table-cell office:value-type="float" office:value="216">
            <text:p>216</text:p>
          </table:table-cell>
          <table:table-cell/>
          <table:table-cell office:value-type="string">
            <text:p><text:s/>the HI puzzle is solved in Remix mod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ITCHREWARD</text:p>
          </table:table-cell>
          <table:table-cell office:value-type="float" office:value="217">
            <text:p>217</text:p>
          </table:table-cell>
          <table:table-cell/>
          <table:table-cell office:value-type="string">
            <text:p><text:s/>Witch has given you mushroom priz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ANTERN</text:p>
          </table:table-cell>
          <table:table-cell office:value-type="float" office:value="218">
            <text:p>218</text:p>
          </table:table-cell>
          <table:table-cell/>
          <table:table-cell office:value-type="string">
            <text:p><text:s/>Have the lanter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REEREWARD</text:p>
          </table:table-cell>
          <table:table-cell office:value-type="float" office:value="219">
            <text:p>219</text:p>
          </table:table-cell>
          <table:table-cell/>
          <table:table-cell office:value-type="string">
            <text:p><text:s/>Rewarded for tree trimming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ILVERSLING</text:p>
          </table:table-cell>
          <table:table-cell office:value-type="float" office:value="220">
            <text:p>220</text:p>
          </table:table-cell>
          <table:table-cell/>
          <table:table-cell office:value-type="string">
            <text:p><text:s/>Have Silver Bulle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ARRYREWARD</text:p>
          </table:table-cell>
          <table:table-cell office:value-type="float" office:value="221">
            <text:p>221</text:p>
          </table:table-cell>
          <table:table-cell/>
          <table:table-cell office:value-type="string">
            <text:p><text:s/>Rewarded for bringing Larry Hom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CROPSREWARD</text:p>
          </table:table-cell>
          <table:table-cell office:value-type="float" office:value="222">
            <text:p>222</text:p>
          </table:table-cell>
          <table:table-cell/>
          <table:table-cell office:value-type="string">
            <text:p><text:s/>Rewarded for crop smas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GEM</text:p>
          </table:table-cell>
          <table:table-cell office:value-type="float" office:value="223">
            <text:p>223</text:p>
          </table:table-cell>
          <table:table-cell/>
          <table:table-cell office:value-type="string">
            <text:p><text:s/>red 100 ge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TM_NONE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INYHEAR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HEART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UPERHEART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ITTLEGEM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GEM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UPERGEM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IREPOWERUP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ANGEUP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IRERATEUP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2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3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4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BOMB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LIGHTNING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ICE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CACTUS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BOOMERANG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WHOOPEE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HOTPANTS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OTION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OOR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ULLDOOR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OR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UMPKINDOOR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OOR2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ULLDOOR2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OR2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UMPKINDOOR2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1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2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AKECAVE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BLE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TOOL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2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3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4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5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</text:p>
          </table:table-cell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2</text:p>
          </table:table-cell>
          <table:table-cell office:value-type="float" office:value="41">
            <text:p>4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3</text:p>
          </table:table-cell>
          <table:table-cell office:value-type="float" office:value="42">
            <text:p>4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4</text:p>
          </table:table-cell>
          <table:table-cell office:value-type="float" office:value="43">
            <text:p>4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YSORB</text:p>
          </table:table-cell>
          <table:table-cell office:value-type="float" office:value="44">
            <text:p>4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ORBSTAND</text:p>
          </table:table-cell>
          <table:table-cell office:value-type="float" office:value="45">
            <text:p>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ORBSTAND2</text:p>
          </table:table-cell>
          <table:table-cell office:value-type="float" office:value="46">
            <text:p>4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AVEGEM</text:p>
          </table:table-cell>
          <table:table-cell office:value-type="float" office:value="47">
            <text:p>4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</text:p>
          </table:table-cell>
          <table:table-cell office:value-type="float" office:value="48">
            <text:p>4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2</text:p>
          </table:table-cell>
          <table:table-cell office:value-type="float" office:value="49">
            <text:p>4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3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4</text:p>
          </table:table-cell>
          <table:table-cell office:value-type="float" office:value="51">
            <text:p>5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5</text:p>
          </table:table-cell>
          <table:table-cell office:value-type="float" office:value="52">
            <text:p>5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6</text:p>
          </table:table-cell>
          <table:table-cell office:value-type="float" office:value="53">
            <text:p>5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7</text:p>
          </table:table-cell>
          <table:table-cell office:value-type="float" office:value="54">
            <text:p>5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8</text:p>
          </table:table-cell>
          <table:table-cell office:value-type="float" office:value="55">
            <text:p>5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9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10</text:p>
          </table:table-cell>
          <table:table-cell office:value-type="float" office:value="57">
            <text:p>5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11</text:p>
          </table:table-cell>
          <table:table-cell office:value-type="float" office:value="58">
            <text:p>5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</text:p>
          </table:table-cell>
          <table:table-cell office:value-type="float" office:value="59">
            <text:p>5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2</text:p>
          </table:table-cell>
          <table:table-cell office:value-type="float" office:value="60">
            <text:p>6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3</text:p>
          </table:table-cell>
          <table:table-cell office:value-type="float" office:value="61">
            <text:p>6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NIGHT</text:p>
          </table:table-cell>
          <table:table-cell office:value-type="float" office:value="62">
            <text:p>6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NIGHT2</text:p>
          </table:table-cell>
          <table:table-cell office:value-type="float" office:value="63">
            <text:p>6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LOCK</text:p>
          </table:table-cell>
          <table:table-cell office:value-type="float" office:value="64">
            <text:p>6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NDLE</text:p>
          </table:table-cell>
          <table:table-cell office:value-type="float" office:value="65">
            <text:p>6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KCASE</text:p>
          </table:table-cell>
          <table:table-cell office:value-type="float" office:value="66">
            <text:p>6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ED</text:p>
          </table:table-cell>
          <table:table-cell office:value-type="float" office:value="67">
            <text:p>6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</text:p>
          </table:table-cell>
          <table:table-cell office:value-type="float" office:value="68">
            <text:p>6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2</text:p>
          </table:table-cell>
          <table:table-cell office:value-type="float" office:value="69">
            <text:p>6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3</text:p>
          </table:table-cell>
          <table:table-cell office:value-type="float" office:value="70">
            <text:p>7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WIG</text:p>
          </table:table-cell>
          <table:table-cell office:value-type="float" office:value="71">
            <text:p>7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OCK</text:p>
          </table:table-cell>
          <table:table-cell office:value-type="float" office:value="72">
            <text:p>7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OCKPILE</text:p>
          </table:table-cell>
          <table:table-cell office:value-type="float" office:value="73">
            <text:p>7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RREL</text:p>
          </table:table-cell>
          <table:table-cell office:value-type="float" office:value="74">
            <text:p>7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RREL2</text:p>
          </table:table-cell>
          <table:table-cell office:value-type="float" office:value="75">
            <text:p>7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3</text:p>
          </table:table-cell>
          <table:table-cell office:value-type="float" office:value="76">
            <text:p>7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4</text:p>
          </table:table-cell>
          <table:table-cell office:value-type="float" office:value="77">
            <text:p>7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5</text:p>
          </table:table-cell>
          <table:table-cell office:value-type="float" office:value="78">
            <text:p>7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6</text:p>
          </table:table-cell>
          <table:table-cell office:value-type="float" office:value="79">
            <text:p>7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7</text:p>
          </table:table-cell>
          <table:table-cell office:value-type="float" office:value="80">
            <text:p>8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HROOM</text:p>
          </table:table-cell>
          <table:table-cell office:value-type="float" office:value="81">
            <text:p>8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AISY</text:p>
          </table:table-cell>
          <table:table-cell office:value-type="float" office:value="82">
            <text:p>8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LVER</text:p>
          </table:table-cell>
          <table:table-cell office:value-type="float" office:value="83">
            <text:p>8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AGICPLANT</text:p>
          </table:table-cell>
          <table:table-cell office:value-type="float" office:value="84">
            <text:p>8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ALKPLANT</text:p>
          </table:table-cell>
          <table:table-cell office:value-type="float" office:value="85">
            <text:p>8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1ON</text:p>
          </table:table-cell>
          <table:table-cell office:value-type="float" office:value="86">
            <text:p>8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1OFF</text:p>
          </table:table-cell>
          <table:table-cell office:value-type="float" office:value="87">
            <text:p>8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2</text:p>
          </table:table-cell>
          <table:table-cell office:value-type="float" office:value="88">
            <text:p>8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</text:p>
          </table:table-cell>
          <table:table-cell office:value-type="float" office:value="89">
            <text:p>8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2</text:p>
          </table:table-cell>
          <table:table-cell office:value-type="float" office:value="90">
            <text:p>9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3</text:p>
          </table:table-cell>
          <table:table-cell office:value-type="float" office:value="91">
            <text:p>9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TTAIL</text:p>
          </table:table-cell>
          <table:table-cell office:value-type="float" office:value="92">
            <text:p>9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ILROCK</text:p>
          </table:table-cell>
          <table:table-cell office:value-type="float" office:value="93">
            <text:p>9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ROCK</text:p>
          </table:table-cell>
          <table:table-cell office:value-type="float" office:value="94">
            <text:p>9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MROCK</text:p>
          </table:table-cell>
          <table:table-cell office:value-type="float" office:value="95">
            <text:p>9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ORCH</text:p>
          </table:table-cell>
          <table:table-cell office:value-type="float" office:value="96">
            <text:p>9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HOLE</text:p>
          </table:table-cell>
          <table:table-cell office:value-type="float" office:value="97">
            <text:p>9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LR</text:p>
          </table:table-cell>
          <table:table-cell office:value-type="float" office:value="98">
            <text:p>9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D</text:p>
          </table:table-cell>
          <table:table-cell office:value-type="float" office:value="99">
            <text:p>9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DR</text:p>
          </table:table-cell>
          <table:table-cell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DL</text:p>
          </table:table-cell>
          <table:table-cell office:value-type="float" office:value="101">
            <text:p>10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R</text:p>
          </table:table-cell>
          <table:table-cell office:value-type="float" office:value="102">
            <text:p>10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L</text:p>
          </table:table-cell>
          <table:table-cell office:value-type="float" office:value="103">
            <text:p>10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SPARK</text:p>
          </table:table-cell>
          <table:table-cell office:value-type="float" office:value="104">
            <text:p>10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VE</text:p>
          </table:table-cell>
          <table:table-cell office:value-type="float" office:value="105">
            <text:p>10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VE2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BLE2</text:p>
          </table:table-cell>
          <table:table-cell office:value-type="float" office:value="107">
            <text:p>10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UTODOOR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UTODOOR2</text:p>
          </table:table-cell>
          <table:table-cell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LISMAN</text:p>
          </table:table-cell>
          <table:table-cell office:value-type="float" office:value="110">
            <text:p>1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IPLEFIRE</text:p>
          </table:table-cell>
          <table:table-cell office:value-type="float" office:value="111">
            <text:p>1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STAND</text:p>
          </table:table-cell>
          <table:table-cell office:value-type="float" office:value="112">
            <text:p>1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</text:p>
          </table:table-cell>
          <table:table-cell office:value-type="float" office:value="113">
            <text:p>1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ONSTAND</text:p>
          </table:table-cell>
          <table:table-cell office:value-type="float" office:value="114">
            <text:p>1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STAND</text:p>
          </table:table-cell>
          <table:table-cell office:value-type="float" office:value="115">
            <text:p>1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</text:p>
          </table:table-cell>
          <table:table-cell office:value-type="float" office:value="116">
            <text:p>1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ONSTAND</text:p>
          </table:table-cell>
          <table:table-cell office:value-type="float" office:value="117">
            <text:p>1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LL</text:p>
          </table:table-cell>
          <table:table-cell office:value-type="float" office:value="118">
            <text:p>1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ELDOLL</text:p>
          </table:table-cell>
          <table:table-cell office:value-type="float" office:value="119">
            <text:p>1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ROGDOLL</text:p>
          </table:table-cell>
          <table:table-cell office:value-type="float" office:value="120">
            <text:p>1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HOSTDOLL</text:p>
          </table:table-cell>
          <table:table-cell office:value-type="float" office:value="121">
            <text:p>1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UMMYDOLL</text:p>
          </table:table-cell>
          <table:table-cell office:value-type="float" office:value="122">
            <text:p>1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AMPDOLL</text:p>
          </table:table-cell>
          <table:table-cell office:value-type="float" office:value="123">
            <text:p>1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VAMPDOLL</text:p>
          </table:table-cell>
          <table:table-cell office:value-type="float" office:value="124">
            <text:p>1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OLFDOLL</text:p>
          </table:table-cell>
          <table:table-cell office:value-type="float" office:value="125">
            <text:p>1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ORTAL</text:p>
          </table:table-cell>
          <table:table-cell office:value-type="float" office:value="126">
            <text:p>1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DGE</text:p>
          </table:table-cell>
          <table:table-cell office:value-type="float" office:value="127">
            <text:p>1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T</text:p>
          </table:table-cell>
          <table:table-cell office:value-type="float" office:value="128">
            <text:p>1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ZOMBGEM</text:p>
          </table:table-cell>
          <table:table-cell office:value-type="float" office:value="129">
            <text:p>1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TS</text:p>
          </table:table-cell>
          <table:table-cell office:value-type="float" office:value="130">
            <text:p>1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ERTILIZER</text:p>
          </table:table-cell>
          <table:table-cell office:value-type="float" office:value="131">
            <text:p>1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HOSTPOTION</text:p>
          </table:table-cell>
          <table:table-cell office:value-type="float" office:value="132">
            <text:p>1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ANTERN</text:p>
          </table:table-cell>
          <table:table-cell office:value-type="float" office:value="133">
            <text:p>1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EFLECTGEM</text:p>
          </table:table-cell>
          <table:table-cell office:value-type="float" office:value="134">
            <text:p>1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LVERSLING</text:p>
          </table:table-cell>
          <table:table-cell office:value-type="float" office:value="135">
            <text:p>1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TICK</text:p>
          </table:table-cell>
          <table:table-cell office:value-type="float" office:value="136">
            <text:p>1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RCHIPELAGO</text:p>
          </table:table-cell>
          <table:table-cell office:value-type="float" office:value="137">
            <text:p>1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EVILIZER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WLI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GRAV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GEMS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ONSTERPT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ONSTERPTS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POLTERGUY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DARKNESS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ESTRANK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LOONYBALL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SSBASH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NKULA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NEAK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TCH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OLFDEN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ANNOY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ESCUE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NGAME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COMBO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OCKS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IDDEN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ERRORSRV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KILLALL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UNDREDPCT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IVAL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LARRY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ERROR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FRANKENJ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COMBO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CATTAILS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EMIX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TCHCRAFT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HIEF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100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IOT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WAMPDOG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CORE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RAWL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IDDEN2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ASTER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LIGHT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DISCO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ERROR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RPRISE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QUICK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GEMS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IDEKICK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OMING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MAXPOWER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VINTAGE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BONKULA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OAD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CRYSTAL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ADAR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EAVYHIT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APIDFIRE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DEATH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ALLACCESS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WAMPDOG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ARDCORE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AVEANY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GUID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LOMO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CORPSE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FROGWPN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ITCH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EREWOLF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ESPAWN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KICKCAT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NDSURVIVAL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MMON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HIEF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ALLWALK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PERSURV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BEND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TINKY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ULTRAWEAPON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HORNS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EGEN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NOFARLEY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P_BADGEMOD</text:p>
          </table:table-cell>
          <table:table-cell office:value-type="float" office:value="1000">
            <text:p>10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P_MODEMOD</text:p>
          </table:table-cell>
          <table:table-cell office:value-type="float" office:value="2000">
            <text:p>20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P_FILLERMOD</text:p>
          </table:table-cell>
          <table:table-cell office:value-type="float" office:value="3000">
            <text:p>3000</text:p>
          </table:table-cell>
          <table:table-cell table:number-columns-repeated="1021"/>
        </table:table-row>
        <table:table-row table:style-name="ro1">
          <table:table-cell office:value-type="string">
            <text:p>#</text:p>
          </table:table-cell>
          <table:table-cell office:value-type="string">
            <text:p>AP_DOLLMOD</text:p>
          </table:table-cell>
          <table:table-cell office:value-type="float" office:value="4000">
            <text:p>4000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SURVIVAL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OSSBASH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LOONYBALL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OWLING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ADGE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REMIX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2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s" table:style-name="ta1" table:print="false">
        <table:table-column table:style-name="co9" table:default-cell-style-name="ce10"/>
        <table:table-column table:style-name="co10" table:default-cell-style-name="ce10"/>
        <table:table-column table:style-name="co14" table:number-columns-repeated="2" table:default-cell-style-name="ce10"/>
        <table:table-column table:style-name="co3" table:number-columns-repeated="2" table:default-cell-style-name="ce10"/>
        <table:table-column table:style-name="co15" table:default-cell-style-name="ce10"/>
        <table:table-column table:style-name="co3" table:default-cell-style-name="ce10"/>
        <table:table-column table:style-name="co16" table:default-cell-style-name="ce10"/>
        <table:table-column table:style-name="co3" table:number-columns-repeated="1015" table:default-cell-style-name="ce10"/>
        <table:table-row table:style-name="ro2">
          <table:table-cell office:value-type="string">
            <text:p>Disabled</text:p>
          </table:table-cell>
          <table:table-cell office:value-type="string">
            <text:p>Name</text:p>
          </table:table-cell>
          <table:table-cell office:value-type="string">
            <text:p>Variable</text:p>
          </table:table-cell>
          <table:table-cell office:value-type="string">
            <text:p>Game Object</text:p>
          </table:table-cell>
          <table:table-cell office:value-type="string">
            <text:p>Type</text:p>
          </table:table-cell>
          <table:table-cell office:value-type="string">
            <text:p>IC</text:p>
          </table:table-cell>
          <table:table-cell office:value-type="string">
            <text:p>Freq</text:p>
          </table:table-cell>
          <table:table-cell office:value-type="string">
            <text:p>TrackerType</text:p>
          </table:table-cell>
          <table:table-cell office:value-type="string">
            <text:p>Sound</text:p>
          </table:table-cell>
          <table:table-cell office:value-type="string">
            <text:p>IC glitch</text:p>
          </table:table-cell>
          <table:table-cell office:value-type="string">
            <text:p>Flag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eart</text:p>
          </table:table-cell>
          <table:table-cell office:value-type="string">
            <text:p>VAR_HEART</text:p>
          </table:table-cell>
          <table:table-cell office:value-type="string">
            <text:p>ITM_SUPERHEART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20">
            <text:p>2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Lightning</text:p>
          </table:table-cell>
          <table:table-cell office:value-type="string">
            <text:p>VAR_LIGHTNING</text:p>
          </table:table-cell>
          <table:table-cell office:value-type="string">
            <text:p>ITM_FIREPOWER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rrow</text:p>
          </table:table-cell>
          <table:table-cell office:value-type="string">
            <text:p>VAR_ARROW</text:p>
          </table:table-cell>
          <table:table-cell office:value-type="string">
            <text:p>ITM_RANG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ants</text:p>
          </table:table-cell>
          <table:table-cell office:value-type="string">
            <text:p>VAR_PANTS</text:p>
          </table:table-cell>
          <table:table-cell office:value-type="string">
            <text:p>ITM_FIRERAT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ushroom</text:p>
          </table:table-cell>
          <table:table-cell office:value-type="string">
            <text:p>VAR_MUSHROOM</text:p>
          </table:table-cell>
          <table:table-cell office:value-type="string">
            <text:p>ITM_SHROO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MUSH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Orb</text:p>
          </table:table-cell>
          <table:table-cell office:value-type="string">
            <text:p>VAR_MYSORB</text:p>
          </table:table-cell>
          <table:table-cell office:value-type="string">
            <text:p>ITM_MYSOR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mbs</text:p>
          </table:table-cell>
          <table:table-cell office:value-type="string">
            <text:p>VAR_WBOMBS</text:p>
          </table:table-cell>
          <table:table-cell office:value-type="string">
            <text:p>ITM_WBOM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hock Wand</text:p>
          </table:table-cell>
          <table:table-cell office:value-type="string">
            <text:p>VAR_WLIGHTNING</text:p>
          </table:table-cell>
          <table:table-cell office:value-type="string">
            <text:p>ITM_WLIGHTN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ce Spear</text:p>
          </table:table-cell>
          <table:table-cell office:value-type="string">
            <text:p>VAR_WICE</text:p>
          </table:table-cell>
          <table:table-cell office:value-type="string">
            <text:p>ITM_WIC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actus</text:p>
          </table:table-cell>
          <table:table-cell office:value-type="string">
            <text:p>VAR_WCACTUS</text:p>
          </table:table-cell>
          <table:table-cell office:value-type="string">
            <text:p>ITM_WCACTU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omerang</text:p>
          </table:table-cell>
          <table:table-cell office:value-type="string">
            <text:p>VAR_WBOOMERANG</text:p>
          </table:table-cell>
          <table:table-cell office:value-type="string">
            <text:p>ITM_WBOOMERA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Whoopee</text:p>
          </table:table-cell>
          <table:table-cell office:value-type="string">
            <text:p>VAR_WWHOOPEE</text:p>
          </table:table-cell>
          <table:table-cell office:value-type="string">
            <text:p>ITM_WWHOOPE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ot Pants</text:p>
          </table:table-cell>
          <table:table-cell office:value-type="string">
            <text:p>VAR_WHOTPANTS</text:p>
          </table:table-cell>
          <table:table-cell office:value-type="string">
            <text:p>ITM_WHOTPAN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kull Key</text:p>
          </table:table-cell>
          <table:table-cell office:value-type="string">
            <text:p>VAR_SKULLKEY</text:p>
          </table:table-cell>
          <table:table-cell office:value-type="string">
            <text:p>ITM_KEY2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at Key</text:p>
          </table:table-cell>
          <table:table-cell office:value-type="string">
            <text:p>VAR_BATKEY</text:p>
          </table:table-cell>
          <table:table-cell office:value-type="string">
            <text:p>ITM_KEY3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umpkin Key</text:p>
          </table:table-cell>
          <table:table-cell office:value-type="string">
            <text:p>VAR_PUMPKINKEY</text:p>
          </table:table-cell>
          <table:table-cell office:value-type="string">
            <text:p>ITM_KEY4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ots</text:p>
          </table:table-cell>
          <table:table-cell office:value-type="string">
            <text:p>VAR_BOOTS</text:p>
          </table:table-cell>
          <table:table-cell office:value-type="string">
            <text:p>ITM_BOO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tick</text:p>
          </table:table-cell>
          <table:table-cell office:value-type="string">
            <text:p>VAR_STICK</text:p>
          </table:table-cell>
          <table:table-cell office:value-type="string">
            <text:p>ITM_STICK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ertilizer</text:p>
          </table:table-cell>
          <table:table-cell office:value-type="string">
            <text:p>VAR_FERTILIZER</text:p>
          </table:table-cell>
          <table:table-cell office:value-type="string">
            <text:p>ITM_FERTILIZ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ilver</text:p>
          </table:table-cell>
          <table:table-cell office:value-type="string">
            <text:p>VAR_SILVER</text:p>
          </table:table-cell>
          <table:table-cell office:value-type="string">
            <text:p>ITM_SILV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oom Daisy</text:p>
          </table:table-cell>
          <table:table-cell office:value-type="string">
            <text:p>VAR_DAISY</text:p>
          </table:table-cell>
          <table:table-cell office:value-type="string">
            <text:p>ITM_DAISY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FINISHQUES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host Potion</text:p>
          </table:table-cell>
          <table:table-cell office:value-type="string">
            <text:p>VAR_POTION</text:p>
          </table:table-cell>
          <table:table-cell office:value-type="string">
            <text:p>ITM_GHOSTPOTIO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Vampire Bust</text:p>
          </table:table-cell>
          <table:table-cell office:value-type="string">
            <text:p>VAR_VAMPBUST</text:p>
          </table:table-cell>
          <table:table-cell office:value-type="string">
            <text:p>ITM_BUS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8">
            <text:p>8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at</text:p>
          </table:table-cell>
          <table:table-cell office:value-type="string">
            <text:p>VAR_CAT</text:p>
          </table:table-cell>
          <table:table-cell office:value-type="string">
            <text:p>ITM_C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EOW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ig Gem</text:p>
          </table:table-cell>
          <table:table-cell office:value-type="string">
            <text:p>VAR_GEM</text:p>
          </table:table-cell>
          <table:table-cell office:value-type="string">
            <text:p>ITM_SUPERGE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6">
            <text:p>6</text:p>
          </table:table-cell>
          <table:table-cell office:value-type="string">
            <text:p>consumable</text:p>
          </table:table-cell>
          <table:table-cell office:value-type="string">
            <text:p>SND_BIGGEM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100 Gems</text:p>
          </table:table-cell>
          <table:table-cell office:value-type="string">
            <text:p>VAR_ZOMBIEGEM</text:p>
          </table:table-cell>
          <table:table-cell office:value-type="string">
            <text:p>ITM_ZOMBGEM</text:p>
          </table:table-cell>
          <table:table-cell office:value-type="string">
            <text:p>ITEM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IGGEM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iple Fire Gem</text:p>
          </table:table-cell>
          <table:table-cell office:value-type="string">
            <text:p>VAR_TRIPLEFIRE</text:p>
          </table:table-cell>
          <table:table-cell office:value-type="string">
            <text:p>ITM_TRIPLEFIRE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/>
          <table:table-cell office:value-type="string">
            <text:p>"PWR_BI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</text:p>
          </table:table-cell>
          <table:table-cell office:value-type="string">
            <text:p>VAR_TALISMAN</text:p>
          </table:table-cell>
          <table:table-cell office:value-type="string">
            <text:p>ITM_TALISMA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GETQUES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at Statue</text:p>
          </table:table-cell>
          <table:table-cell office:value-type="string">
            <text:p>VAR_BATSTATUE</text:p>
          </table:table-cell>
          <table:table-cell office:value-type="string">
            <text:p>ITM_B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antern</text:p>
          </table:table-cell>
          <table:table-cell office:value-type="string">
            <text:p>VAR_LANTERN</text:p>
          </table:table-cell>
          <table:table-cell office:value-type="string">
            <text:p>ITM_LANTER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flect Gem</text:p>
          </table:table-cell>
          <table:table-cell office:value-type="string">
            <text:p>VAR_REFLECT</text:p>
          </table:table-cell>
          <table:table-cell office:value-type="string">
            <text:p>ITM_REFLECTGEM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/>
          <table:table-cell office:value-type="string">
            <text:p>"PWR_BI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ilver Sling</text:p>
          </table:table-cell>
          <table:table-cell office:value-type="string">
            <text:p>VAR_SILVERSLING</text:p>
          </table:table-cell>
          <table:table-cell office:value-type="string">
            <text:p>ITM_SILVERSL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20/20 Vision</text:p>
          </table:table-cell>
          <table:table-cell office:value-type="string">
            <text:p>CH_LIGH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isco Mode</text:p>
          </table:table-cell>
          <table:table-cell office:value-type="string">
            <text:p>CH_DISCO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rror Mode</text:p>
          </table:table-cell>
          <table:table-cell office:value-type="string">
            <text:p>CH_TERRO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urprise Mode</text:p>
          </table:table-cell>
          <table:table-cell office:value-type="string">
            <text:p>CH_SURPRIS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Quick Mode</text:p>
          </table:table-cell>
          <table:table-cell office:value-type="string">
            <text:p>CH_QUIC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Infinite Gems</text:p>
          </table:table-cell>
          <table:table-cell office:value-type="string">
            <text:p>CH_GEM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LON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idekick</text:p>
          </table:table-cell>
          <table:table-cell office:value-type="string">
            <text:p>CH_SIDEKIC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oming Shots</text:p>
          </table:table-cell>
          <table:table-cell office:value-type="string">
            <text:p>CH_HOMING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ltimate Firepower</text:p>
          </table:table-cell>
          <table:table-cell office:value-type="string">
            <text:p>CH_MAXPOWE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intage Mode</text:p>
          </table:table-cell>
          <table:table-cell office:value-type="string">
            <text:p>CH_VINTAG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Bonkula</text:p>
          </table:table-cell>
          <table:table-cell office:value-type="string">
            <text:p>CH_BONKULA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lay As Toad</text:p>
          </table:table-cell>
          <table:table-cell office:value-type="string">
            <text:p>CH_TOA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rystal Ball</text:p>
          </table:table-cell>
          <table:table-cell office:value-type="string">
            <text:p>CH_CRYSTAL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adar</text:p>
          </table:table-cell>
          <table:table-cell office:value-type="string">
            <text:p>CH_RADA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eavy Hitter</text:p>
          </table:table-cell>
          <table:table-cell office:value-type="string">
            <text:p>CH_HEAVYHI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_BI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apid Fire</text:p>
          </table:table-cell>
          <table:table-cell office:value-type="string">
            <text:p>CH_RAPIDFIR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ouch Of Death</text:p>
          </table:table-cell>
          <table:table-cell office:value-type="string">
            <text:p>CH_DEATH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_MAX", "OP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ll Access Pass</text:p>
          </table:table-cell>
          <table:table-cell office:value-type="string">
            <text:p>CH_ALLACCES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lay As Swampdog</text:p>
          </table:table-cell>
          <table:table-cell office:value-type="string">
            <text:p>CH_SWAMPDOG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, "LON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rdcore Mode</text:p>
          </table:table-cell>
          <table:table-cell office:value-type="string">
            <text:p>CH_HARDCOR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ave Anywhere</text:p>
          </table:table-cell>
          <table:table-cell office:value-type="string">
            <text:p>CH_SAVEAN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Guided Shots</text:p>
          </table:table-cell>
          <table:table-cell office:value-type="string">
            <text:p>CH_GUIDE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lo-Mo</text:p>
          </table:table-cell>
          <table:table-cell office:value-type="string">
            <text:p>CH_SLOMO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_BI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mbo-Bombo</text:p>
          </table:table-cell>
          <table:table-cell office:value-type="string">
            <text:p>CH_CORPS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Frog-o-rama</text:p>
          </table:table-cell>
          <table:table-cell office:value-type="string">
            <text:p>CH_FROGWP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Witch</text:p>
          </table:table-cell>
          <table:table-cell office:value-type="string">
            <text:p>CH_WITCH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, "LON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lay As Werewolf</text:p>
          </table:table-cell>
          <table:table-cell office:value-type="string">
            <text:p>CH_WEREWOLF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Enemy Overload</text:p>
          </table:table-cell>
          <table:table-cell office:value-type="string">
            <text:p>CH_RESPAW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ick The Cat!</text:p>
          </table:table-cell>
          <table:table-cell office:value-type="string">
            <text:p>CH_KICKCA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nfinite Survival</text:p>
          </table:table-cell>
          <table:table-cell office:value-type="string">
            <text:p>CH_RNDSURVIVAL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Summony</text:p>
          </table:table-cell>
          <table:table-cell office:value-type="string">
            <text:p>CH_SUMMO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lay As Ninja Girl</text:p>
          </table:table-cell>
          <table:table-cell office:value-type="string">
            <text:p>CH_THIEF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olecular Dispersion</text:p>
          </table:table-cell>
          <table:table-cell office:value-type="string">
            <text:p>CH_WALLWAL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OP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uaranteed Survival</text:p>
          </table:table-cell>
          <table:table-cell office:value-type="string">
            <text:p>CH_SUPERSURV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office:value-type="string">
            <text:p>"PWR_MAX", "OP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end It Like Bouapha</text:p>
          </table:table-cell>
          <table:table-cell office:value-type="string">
            <text:p>CH_BEN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tinky Farley</text:p>
          </table:table-cell>
          <table:table-cell office:value-type="string">
            <text:p>CH_STINK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Ultra Weapons Are Go!</text:p>
          </table:table-cell>
          <table:table-cell office:value-type="string">
            <text:p>CH_ULTRAWEAPO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horns Aura</text:p>
          </table:table-cell>
          <table:table-cell office:value-type="string">
            <text:p>CH_THORN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onster Regeneration</text:p>
          </table:table-cell>
          <table:table-cell office:value-type="string">
            <text:p>CH_REGE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arley Free Zone</text:p>
          </table:table-cell>
          <table:table-cell office:value-type="string">
            <text:p>CH_NOFARLE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>
            <text:p>Bowling Access</text:p>
          </table:table-cell>
          <table:table-cell table:style-name="Default" office:value-type="string">
            <text:p>MODE_BOWLING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>
            <text:p>Survival Access</text:p>
          </table:table-cell>
          <table:table-cell table:style-name="Default" office:value-type="string">
            <text:p>MODE_SURVIVAL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>
            <text:p>Boss Bash Access</text:p>
          </table:table-cell>
          <table:table-cell table:style-name="Default" office:value-type="string">
            <text:p>MODE_BOSSBASH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>
            <text:p>Loony Ball Access</text:p>
          </table:table-cell>
          <table:table-cell table:style-name="Default" office:value-type="string">
            <text:p>MODE_LOONYBALL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>
            <text:p>Remix Access</text:p>
          </table:table-cell>
          <table:table-cell table:style-name="Default" office:value-type="string">
            <text:p>MODE_REMIX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/>
          <table:table-cell table:style-name="ce13" office:value-type="string">
            <text:p>"REMIX"</text:p>
          </table:table-cell>
          <table:table-cell table:number-columns-repeated="1013"/>
        </table:table-row>
        <table:table-row table:style-name="ro1">
          <table:table-cell/>
          <table:table-cell table:style-name="ce11" office:value-type="string">
            <text:p>Bat Doll</text:p>
          </table:table-cell>
          <table:table-cell table:style-name="Default" office:value-type="string">
            <text:p>VAR_BATDOLL</text:p>
          </table:table-cell>
          <table:table-cell table:style-name="ce12" office:value-type="string">
            <text:p>ITM_BAT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>
            <text:p>Skeleton Doll</text:p>
          </table:table-cell>
          <table:table-cell table:style-name="Default" office:value-type="string">
            <text:p>VAR_SKELDOLL</text:p>
          </table:table-cell>
          <table:table-cell table:style-name="ce12" office:value-type="string">
            <text:p>ITM_SKEL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>
            <text:p>Frog Doll</text:p>
          </table:table-cell>
          <table:table-cell table:style-name="Default" office:value-type="string">
            <text:p>VAR_FROGDOLL</text:p>
          </table:table-cell>
          <table:table-cell table:style-name="ce12" office:value-type="string">
            <text:p>ITM_FROG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>
            <text:p>Ghost Doll</text:p>
          </table:table-cell>
          <table:table-cell table:style-name="Default" office:value-type="string">
            <text:p>VAR_GHOSTDOLL</text:p>
          </table:table-cell>
          <table:table-cell table:style-name="ce12" office:value-type="string">
            <text:p>ITM_GHOST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>
            <text:p>Mummy Doll</text:p>
          </table:table-cell>
          <table:table-cell table:style-name="Default" office:value-type="string">
            <text:p>VAR_MUMMYDOLL</text:p>
          </table:table-cell>
          <table:table-cell table:style-name="ce12" office:value-type="string">
            <text:p>ITM_MUMMY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>
            <text:p>Swampdog Doll</text:p>
          </table:table-cell>
          <table:table-cell table:style-name="Default" office:value-type="string">
            <text:p>VAR_SWAMPDOLL</text:p>
          </table:table-cell>
          <table:table-cell table:style-name="ce12" office:value-type="string">
            <text:p>ITM_SWAMP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>
            <text:p>Vampire Doll</text:p>
          </table:table-cell>
          <table:table-cell table:style-name="Default" office:value-type="string">
            <text:p>VAR_VAMPDOLL</text:p>
          </table:table-cell>
          <table:table-cell table:style-name="ce12" office:value-type="string">
            <text:p>ITM_VAMP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>
            <text:p>Wolfman Doll</text:p>
          </table:table-cell>
          <table:table-cell table:style-name="Default" office:value-type="string">
            <text:p>VAR_WOLFDOLL</text:p>
          </table:table-cell>
          <table:table-cell table:style-name="ce12" office:value-type="string">
            <text:p>ITM_WOLF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 office:value-type="string">
            <text:p>#</text:p>
          </table:table-cell>
          <table:table-cell table:style-name="ce11" office:value-type="string">
            <text:p>Torch</text:p>
          </table:table-cell>
          <table:table-cell table:style-name="ce12" office:value-type="string">
            <text:p>VAR_TORCH</text:p>
          </table:table-cell>
          <table:table-cell table:style-name="ce12" office:value-type="string">
            <text:p>ITM_STICK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>
            <text:p>#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FILLER</text:p>
          </table:table-cell>
          <table:table-cell table:number-columns-repeated="1019"/>
        </table:table-row>
        <table:table-row table:style-name="ro1" table:number-rows-repeated="46">
          <table:table-cell table:number-columns-repeated="1024"/>
        </table:table-row>
        <table:table-row table:style-name="ro1" table:number-rows-repeated="6">
          <table:table-cell table:number-columns-repeated="5"/>
          <table:table-cell table:style-name="ce13"/>
          <table:table-cell table:number-columns-repeated="1018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ons" table:style-name="ta1" table:print="false">
        <table:table-column table:style-name="co11" table:default-cell-style-name="ce6"/>
        <table:table-column table:style-name="co12" table:default-cell-style-name="ce6"/>
        <table:table-column table:style-name="co3" table:default-cell-style-name="ce6"/>
        <table:table-column table:style-name="co13" table:default-cell-style-name="ce6"/>
        <table:table-column table:style-name="co3" table:number-columns-repeated="1020" table:default-cell-style-name="ce6"/>
        <table:table-row table:style-name="ro1">
          <table:table-cell office:value-type="string">
            <text:p>Disabled</text:p>
          </table:table-cell>
          <table:table-cell office:value-type="string">
            <text:p>Region</text:p>
          </table:table-cell>
          <table:table-cell office:value-type="string">
            <text:p>Real</text:p>
          </table:table-cell>
          <table:table-cell office:value-type="string">
            <text:p>Map</text:p>
          </table:table-cell>
          <table:table-cell office:value-type="string">
            <text:p>Map ID</text:p>
          </table:table-cell>
          <table:table-cell office:value-type="string">
            <text:p>OverworldX</text:p>
          </table:table-cell>
          <table:table-cell office:value-type="string">
            <text:p>OverworldY</text:p>
          </table:table-cell>
          <table:table-cell office:value-type="string">
            <text:p>Tracker</text:p>
          </table:table-cell>
          <table:table-cell table:style-name="ce9" office:value-type="string">
            <text:p>Flags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enu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lloween Hill</text:p>
          </table:table-cell>
          <table:table-cell office:value-type="string">
            <text:p>True</text:p>
          </table:table-cell>
          <table:table-cell/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 North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 East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Zombiton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ocky Cliffs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mpy Lan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 Cabin Trees</text:p>
          </table:table-cell>
          <table:table-cell office:value-type="string">
            <text:p>True</text:p>
          </table:table-cell>
          <table:table-cell office:value-type="string">
            <text:p>A Cabin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itch's Cabin</text:p>
          </table:table-cell>
          <table:table-cell office:value-type="string">
            <text:p>True</text:p>
          </table:table-cell>
          <table:table-cell/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83">
            <text:p>83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he Witch's Cabin Back</text:p>
          </table:table-cell>
          <table:table-cell office:value-type="string">
            <text:p>False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onita's Cabin</text:p>
          </table:table-cell>
          <table:table-cell office:value-type="string">
            <text:p>Tru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98">
            <text:p>9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Bog Pi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9">
            <text:p>129</text:p>
          </table:table-cell>
          <table:table-cell office:value-type="float" office:value="55">
            <text:p>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ground Tunnel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54">
            <text:p>154</text:p>
          </table:table-cell>
          <table:table-cell office:value-type="float" office:value="113">
            <text:p>113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nderground Tunnel Mud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ground Tunnel Zombie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wamp Gas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0">
            <text:p>190</text:p>
          </table:table-cell>
          <table:table-cell office:value-type="float" office:value="20">
            <text:p>20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wamp Gas Cavern Back</text:p>
          </table:table-cell>
          <table:table-cell office:value-type="string">
            <text:p>False</text:p>
          </table:table-cell>
          <table:table-cell office:value-type="string">
            <text:p>Swamp Gas Cavern</text:p>
          </table:table-cell>
          <table:table-cell/>
          <table:table-cell office:value-type="float" office:value="155">
            <text:p>155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Tin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Cabin Se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enny's Cocktail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81">
            <text:p>1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183">
            <text:p>18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usty Crypt Entrance</text:p>
          </table:table-cell>
          <table:table-cell office:value-type="string">
            <text:p>False</text:p>
          </table:table-cell>
          <table:table-cell office:value-type="string">
            <text:p>D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47">
            <text:p>1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usty Crypt Entrance</text:p>
          </table:table-cell>
          <table:table-cell office:value-type="string">
            <text:p>False</text:p>
          </table:table-cell>
          <table:table-cell office:value-type="string">
            <text:p>M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192">
            <text:p>1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usty Crypt Entrance</text:p>
          </table:table-cell>
          <table:table-cell office:value-type="string">
            <text:p>False</text:p>
          </table:table-cell>
          <table:table-cell office:value-type="string">
            <text:p>R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Mess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 The Lak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 The Lake Entrance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 The Lake Exit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eeper Under The Lake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rankenjulie's Laboratory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4">
            <text:p>194</text:p>
          </table:table-cell>
          <table:table-cell office:value-type="float" office:value="189">
            <text:p>18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aunted Tower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Stairs Up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Stairs Down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 Exit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 Exit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Roof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Basement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Basement Entrance</text:p>
          </table:table-cell>
          <table:table-cell office:value-type="string">
            <text:p>False</text:p>
          </table:table-cell>
          <table:table-cell office:value-type="string">
            <text:p>Haunted Basemen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bandoned Mine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bandoned Mines Entrance</text:p>
          </table:table-cell>
          <table:table-cell office:value-type="string">
            <text:p>False</text:p>
          </table:table-cell>
          <table:table-cell office:value-type="string">
            <text:p>Abandoned Min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he Shrine Of Bombulu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Gloomy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Gloomy Cavern Entrance</text:p>
          </table:table-cell>
          <table:table-cell office:value-type="string">
            <text:p>False</text:p>
          </table:table-cell>
          <table:table-cell office:value-type="string">
            <text:p>A Gloomy Caver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Happy Stick Wood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2">
            <text:p>122</text:p>
          </table:table-cell>
          <table:table-cell office:value-type="float" office:value="197">
            <text:p>19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olf De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130">
            <text:p>1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olf Den Entrance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he Wolf Den Exit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Cabin Larr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91">
            <text:p>19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pper Creepy Cavern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pper Creepy Caverns Lef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pper Creepy Caverns Middle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pper Creepy Caverns Righ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 The Ravin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Lef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Lef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Left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Middle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Middle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Middle Righ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Righ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Right Lef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Righ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5">
            <text:p>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Skull Jail</text:p>
          </table:table-cell>
          <table:table-cell office:value-type="string">
            <text:p>False</text:p>
          </table:table-cell>
          <table:table-cell office:value-type="string">
            <text:p>Castle Vampy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0">
            <text:p>30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I N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N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S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S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Bat Jail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bin In The Wood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42">
            <text:p>142</text:p>
          </table:table-cell>
          <table:table-cell office:value-type="float" office:value="162">
            <text:p>16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I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5">
            <text:p>25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II N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N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S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S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Pumpkin Jail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V N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N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S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S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Cabin Collect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N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S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S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N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Eviliz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Heart Of Terr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Heart Of Terror Entrance</text:p>
          </table:table-cell>
          <table:table-cell office:value-type="string">
            <text:p>False</text:p>
          </table:table-cell>
          <table:table-cell office:value-type="string">
            <text:p>The Heart Of Terro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Hidey-Hol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mpty Rooftop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wampdog Lai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87">
            <text:p>187</text:p>
          </table:table-cell>
          <table:table-cell office:value-type="float" office:value="80">
            <text:p>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wampdog Lair Entrance</text:p>
          </table:table-cell>
          <table:table-cell office:value-type="string">
            <text:p>False</text:p>
          </table:table-cell>
          <table:table-cell office:value-type="string">
            <text:p>Swampdog Lai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Larry's Lair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owling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urvival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ss Bash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oony Ball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mix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cations" table:style-name="ta1" table:print="false">
        <table:table-column table:style-name="co17" table:default-cell-style-name="ce15"/>
        <table:table-column table:style-name="co18" table:default-cell-style-name="ce15"/>
        <table:table-column table:style-name="co3" table:number-columns-repeated="2" table:default-cell-style-name="ce15"/>
        <table:table-column table:style-name="co19" table:default-cell-style-name="ce15"/>
        <table:table-column table:style-name="co20" table:default-cell-style-name="ce14"/>
        <table:table-column table:style-name="co3" table:number-columns-repeated="4" table:default-cell-style-name="ce15"/>
        <table:table-column table:style-name="co13" table:default-cell-style-name="ce15"/>
        <table:table-column table:style-name="co3" table:default-cell-style-name="ce15"/>
        <table:table-column table:style-name="co21" table:default-cell-style-name="ce14"/>
        <table:table-column table:style-name="co22" table:default-cell-style-name="ce14"/>
        <table:table-column table:style-name="co23" table:default-cell-style-name="ce14"/>
        <table:table-column table:style-name="co24" table:default-cell-style-name="ce15"/>
        <table:table-column table:style-name="co24" table:default-cell-style-name="ce19"/>
        <table:table-column table:style-name="co25" table:default-cell-style-name="ce14"/>
        <table:table-column table:style-name="co3" table:number-columns-repeated="1006" table:default-cell-style-name="ce15"/>
        <table:table-row table:style-name="ro3">
          <table:table-cell table:style-name="ce14" office:value-type="string">
            <text:p>Disabled</text:p>
          </table:table-cell>
          <table:table-cell table:style-name="ce14" office:value-type="string">
            <text:p>Name</text:p>
          </table:table-cell>
          <table:table-cell table:style-name="ce14" office:value-type="string">
            <text:p>Type</text:p>
          </table:table-cell>
          <table:table-cell table:style-name="ce14" office:value-type="string">
            <text:p>ID</text:p>
          </table:table-cell>
          <table:table-cell table:style-name="ce14" office:value-type="string">
            <text:p>Map</text:p>
          </table:table-cell>
          <table:table-cell office:value-type="string">
            <text:p>MapID QuestID BadgeNum DollNum</text:p>
          </table:table-cell>
          <table:table-cell table:style-name="ce14" office:value-type="string">
            <text:p>Xcoord</text:p>
          </table:table-cell>
          <table:table-cell table:style-name="ce14" office:value-type="string">
            <text:p>Ycoord</text:p>
          </table:table-cell>
          <table:table-cell table:style-name="ce14" office:value-type="string">
            <text:p>Spec1ID</text:p>
          </table:table-cell>
          <table:table-cell table:style-name="ce14" office:value-type="string">
            <text:p>Spec2ID</text:p>
          </table:table-cell>
          <table:table-cell table:style-name="ce14" office:value-type="string">
            <text:p>Region</text:p>
          </table:table-cell>
          <table:table-cell table:style-name="ce14" office:value-type="string">
            <text:p>Comment</text:p>
          </table:table-cell>
          <table:table-cell office:value-type="string">
            <text:p>Logic</text:p>
          </table:table-cell>
          <table:table-cell office:value-type="string">
            <text:p>Glitch Logic</text:p>
          </table:table-cell>
          <table:table-cell office:value-type="string">
            <text:p>Peek Logic</text:p>
          </table:table-cell>
          <table:table-cell table:style-name="ce14" office:value-type="string">
            <text:p>Tracker Override</text:p>
          </table:table-cell>
          <table:table-cell table:style-name="ce18" office:value-type="string">
            <text:p>Chat Codes</text:p>
          </table:table-cell>
          <table:table-cell office:value-type="string">
            <text:p>Flags</text:p>
          </table:table-cell>
          <table:table-cell table:style-name="ce14" office:value-type="string">
            <text:p>Vanilla Item</text:p>
          </table:table-cell>
          <table:table-cell table:style-name="ce14" table:number-columns-repeated="1005"/>
        </table:table-row>
        <table:table-row table:style-name="ro1">
          <table:table-cell/>
          <table:table-cell office:value-type="string">
            <text:p>Swamp: Mud Path</text:p>
          </table:table-cell>
          <table:table-cell office:value-type="string">
            <text:p>Pickup</text:p>
          </table:table-cell>
          <table:table-cell office:value-type="float" office:value="0">
            <text:p>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Slurpy Swamp Mud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Bog Beast</text:p>
          </table:table-cell>
          <table:table-cell office:value-type="string">
            <text:p>Pickup</text:p>
          </table:table-cell>
          <table:table-cell office:value-type="float" office:value="1">
            <text:p>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Upper Ledge</text:p>
          </table:table-cell>
          <table:table-cell office:value-type="string">
            <text:p>Pickup</text:p>
          </table:table-cell>
          <table:table-cell office:value-type="float" office:value="2">
            <text:p>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Sapling Shrine</text:p>
          </table:table-cell>
          <table:table-cell office:value-type="string">
            <text:p>Pickup</text:p>
          </table:table-cell>
          <table:table-cell office:value-type="float" office:value="3">
            <text:p>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Slurpy Swamp Mud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can_reach(Halloween Hill)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Terror Glade: South Trees</text:p>
          </table:table-cell>
          <table:table-cell office:value-type="string">
            <text:p>Pickup</text:p>
          </table:table-cell>
          <table:table-cell office:value-type="float" office:value="4">
            <text:p>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5">
            <text:p>145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Rocky Cliffs: Vine</text:p>
          </table:table-cell>
          <table:table-cell office:value-type="string">
            <text:p>Pickup</text:p>
          </table:table-cell>
          <table:table-cell office:value-type="float" office:value="5">
            <text:p>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string">
            <text:p>Rocky Cliffs</text:p>
          </table:table-cell>
          <table:table-cell/>
          <table:table-cell office:value-type="string">
            <text:p>"Fertilizer"</text:p>
          </table:table-cell>
          <table:table-cell/>
          <table:table-cell office:value-type="string">
            <text:p>can_reach(Halloween Hill) or can_reach(Rocky Cliffs)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Rocky Cliffs: Grand Pharoh</text:p>
          </table:table-cell>
          <table:table-cell office:value-type="string">
            <text:p>Pickup</text:p>
          </table:table-cell>
          <table:table-cell office:value-type="float" office:value="6">
            <text:p>6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Rock Corner</text:p>
          </table:table-cell>
          <table:table-cell office:value-type="string">
            <text:p>Pickup</text:p>
          </table:table-cell>
          <table:table-cell office:value-type="float" office:value="7">
            <text:p>7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string">
            <text:p>Rocky Cliffs</text:p>
          </table:table-cell>
          <table:table-cell/>
          <table:table-cell office:value-type="string">
            <text:p>have_bomb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: Outside Luniton</text:p>
          </table:table-cell>
          <table:table-cell office:value-type="string">
            <text:p>Pickup</text:p>
          </table:table-cell>
          <table:table-cell office:value-type="float" office:value="8">
            <text:p>8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East 1</text:p>
          </table:table-cell>
          <table:table-cell office:value-type="string">
            <text:p>Pickup</text:p>
          </table:table-cell>
          <table:table-cell office:value-type="float" office:value="9">
            <text:p>9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Top Left dry</text:p>
          </table:table-cell>
          <table:table-cell office:value-type="string">
            <text:p>Pickup</text:p>
          </table:table-cell>
          <table:table-cell office:value-type="float" office:value="10">
            <text:p>1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East 2</text:p>
          </table:table-cell>
          <table:table-cell office:value-type="string">
            <text:p>Pickup</text:p>
          </table:table-cell>
          <table:table-cell office:value-type="float" office:value="11">
            <text:p>1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ods: Above Castle</text:p>
          </table:table-cell>
          <table:table-cell office:value-type="string">
            <text:p>Pickup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1">
            <text:p>161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Entrance Ledge</text:p>
          </table:table-cell>
          <table:table-cell office:value-type="string">
            <text:p>Pickup</text:p>
          </table:table-cell>
          <table:table-cell office:value-type="float" office:value="13">
            <text:p>1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Peak</text:p>
          </table:table-cell>
          <table:table-cell office:value-type="string">
            <text:p>Pickup</text:p>
          </table:table-cell>
          <table:table-cell office:value-type="float" office:value="14">
            <text:p>1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ods: SW of Cabin</text:p>
          </table:table-cell>
          <table:table-cell office:value-type="string">
            <text:p>Pickup</text:p>
          </table:table-cell>
          <table:table-cell office:value-type="float" office:value="15">
            <text:p>1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82">
            <text:p>182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itch's Cabin: Bedroom</text:p>
          </table:table-cell>
          <table:table-cell office:value-type="string">
            <text:p>Pickup</text:p>
          </table:table-cell>
          <table:table-cell office:value-type="float" office:value="16">
            <text:p>16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itch's Cabin</text:p>
          </table:table-cell>
          <table:table-cell/>
          <table:table-cell office:value-type="string">
            <text:p>have_light_source()</text:p>
          </table:table-cell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Witch's Cabin: Backroom</text:p>
          </table:table-cell>
          <table:table-cell office:value-type="string">
            <text:p>Pickup</text:p>
          </table:table-cell>
          <table:table-cell office:value-type="float" office:value="17">
            <text:p>17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itch's Cabin Back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onita's Cabin: Barrel Maze</text:p>
          </table:table-cell>
          <table:table-cell office:value-type="string">
            <text:p>Pickup</text:p>
          </table:table-cell>
          <table:table-cell office:value-type="float" office:value="18">
            <text:p>18</text:p>
          </table:table-cell>
          <table:table-cell office:value-type="string">
            <text:p>Bonita's Cabin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onita's Cabin</text:p>
          </table:table-cell>
          <table:table-cell table:number-columns-repeated="5"/>
          <table:table-cell office:value-type="string">
            <text:p>14,15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og Pit: Top Door</text:p>
          </table:table-cell>
          <table:table-cell office:value-type="string">
            <text:p>Pickup</text:p>
          </table:table-cell>
          <table:table-cell office:value-type="float" office:value="19">
            <text:p>19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Bog Pit</text:p>
          </table:table-cell>
          <table:table-cell/>
          <table:table-cell office:value-type="string">
            <text:p>"Skull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Bog Pit: Posts Room</text:p>
          </table:table-cell>
          <table:table-cell office:value-type="string">
            <text:p>Pickup</text:p>
          </table:table-cell>
          <table:table-cell office:value-type="float" office:value="20">
            <text:p>20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Drippy Window</text:p>
          </table:table-cell>
          <table:table-cell office:value-type="string">
            <text:p>Pickup</text:p>
          </table:table-cell>
          <table:table-cell office:value-type="float" office:value="21">
            <text:p>21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Green room</text:p>
          </table:table-cell>
          <table:table-cell office:value-type="string">
            <text:p>Pickup</text:p>
          </table:table-cell>
          <table:table-cell office:value-type="float" office:value="22">
            <text:p>22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Arena</text:p>
          </table:table-cell>
          <table:table-cell office:value-type="string">
            <text:p>Pickup</text:p>
          </table:table-cell>
          <table:table-cell office:value-type="float" office:value="23">
            <text:p>23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Sw Switch</text:p>
          </table:table-cell>
          <table:table-cell office:value-type="string">
            <text:p>Pickup</text:p>
          </table:table-cell>
          <table:table-cell office:value-type="float" office:value="24">
            <text:p>24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Swampdog Pumpkin Door</text:p>
          </table:table-cell>
          <table:table-cell office:value-type="string">
            <text:p>Pickup</text:p>
          </table:table-cell>
          <table:table-cell office:value-type="float" office:value="25">
            <text:p>25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nderground Tunnel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Tunnel: Scratch Wall</text:p>
          </table:table-cell>
          <table:table-cell office:value-type="string">
            <text:p>Pickup</text:p>
          </table:table-cell>
          <table:table-cell office:value-type="float" office:value="26">
            <text:p>26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Underground Tunnel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Tunnel: Narrow Passage</text:p>
          </table:table-cell>
          <table:table-cell office:value-type="string">
            <text:p>Pickup</text:p>
          </table:table-cell>
          <table:table-cell office:value-type="float" office:value="27">
            <text:p>27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Top Frogs</text:p>
          </table:table-cell>
          <table:table-cell office:value-type="string">
            <text:p>Pickup</text:p>
          </table:table-cell>
          <table:table-cell office:value-type="float" office:value="28">
            <text:p>28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Torch Island</text:p>
          </table:table-cell>
          <table:table-cell office:value-type="string">
            <text:p>Pickup</text:p>
          </table:table-cell>
          <table:table-cell office:value-type="float" office:value="29">
            <text:p>29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Underground Tunnel Mud</text:p>
          </table:table-cell>
          <table:table-cell table:number-columns-repeated="4"/>
          <table:table-cell office:value-type="string">
            <text:p>Underground Tunnel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unnel: Small Room</text:p>
          </table:table-cell>
          <table:table-cell office:value-type="string">
            <text:p>Pickup</text:p>
          </table:table-cell>
          <table:table-cell office:value-type="float" office:value="30">
            <text:p>30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 Gas: Scratch Wall</text:p>
          </table:table-cell>
          <table:table-cell office:value-type="string">
            <text:p>Pickup</text:p>
          </table:table-cell>
          <table:table-cell office:value-type="float" office:value="31">
            <text:p>31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wamp Gas Cavern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 Gas: Bat Door</text:p>
          </table:table-cell>
          <table:table-cell office:value-type="string">
            <text:p>Pickup</text:p>
          </table:table-cell>
          <table:table-cell office:value-type="float" office:value="32">
            <text:p>32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string">
            <text:p>Swamp Gas Cavern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 Gas: Stair room</text:p>
          </table:table-cell>
          <table:table-cell office:value-type="string">
            <text:p>Pickup</text:p>
          </table:table-cell>
          <table:table-cell office:value-type="float" office:value="33">
            <text:p>33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Swamp Gas Cavern Bac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 Gas: Rock Prison</text:p>
          </table:table-cell>
          <table:table-cell office:value-type="string">
            <text:p>Pickup</text:p>
          </table:table-cell>
          <table:table-cell office:value-type="float" office:value="34">
            <text:p>34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Swamp Gas Cavern</text:p>
          </table:table-cell>
          <table:table-cell/>
          <table:table-cell office:value-type="string">
            <text:p>have_bomb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A Tiny Cabin</text:p>
          </table:table-cell>
          <table:table-cell office:value-type="string">
            <text:p>Pickup</text:p>
          </table:table-cell>
          <table:table-cell office:value-type="float" office:value="35">
            <text:p>35</text:p>
          </table:table-cell>
          <table:table-cell office:value-type="string">
            <text:p>A Tiny Cabin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Tiny Cabi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eer: Bedside</text:p>
          </table:table-cell>
          <table:table-cell office:value-type="string">
            <text:p>Pickup</text:p>
          </table:table-cell>
          <table:table-cell office:value-type="float" office:value="36">
            <text:p>36</text:p>
          </table:table-cell>
          <table:table-cell office:value-type="string">
            <text:p>A Cabin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 Cabin Seer</text:p>
          </table:table-cell>
          <table:table-cell table:number-columns-repeated="4"/>
          <table:table-cell office:value-type="string">
            <text:p>A Cabin Seer</text:p>
          </table:table-cell>
          <table:table-cell office:value-type="string">
            <text:p>13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Dusty Crypt: Pumpkin Door</text:p>
          </table:table-cell>
          <table:table-cell office:value-type="string">
            <text:p>Pickup</text:p>
          </table:table-cell>
          <table:table-cell office:value-type="float" office:value="37">
            <text:p>37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usty Crypt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Dusty Crypt: Maze</text:p>
          </table:table-cell>
          <table:table-cell office:value-type="string">
            <text:p>Pickup</text:p>
          </table:table-cell>
          <table:table-cell office:value-type="float" office:value="38">
            <text:p>38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Dusty Cryp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usty Crypt: Maze Room</text:p>
          </table:table-cell>
          <table:table-cell office:value-type="string">
            <text:p>Pickup</text:p>
          </table:table-cell>
          <table:table-cell office:value-type="float" office:value="39">
            <text:p>39</text:p>
          </table:table-cell>
          <table:table-cell office:value-type="string">
            <text:p>Musty Crypt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Musty Crypt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usty Crypt: Vine</text:p>
          </table:table-cell>
          <table:table-cell office:value-type="string">
            <text:p>Pickup</text:p>
          </table:table-cell>
          <table:table-cell office:value-type="float" office:value="40">
            <text:p>40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Rusty Crypt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usty Crypt: Boulders</text:p>
          </table:table-cell>
          <table:table-cell office:value-type="string">
            <text:p>Pickup</text:p>
          </table:table-cell>
          <table:table-cell office:value-type="float" office:value="41">
            <text:p>41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usty Cryp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 Messy Cabin</text:p>
          </table:table-cell>
          <table:table-cell office:value-type="string">
            <text:p>Pickup</text:p>
          </table:table-cell>
          <table:table-cell office:value-type="float" office:value="42">
            <text:p>42</text:p>
          </table:table-cell>
          <table:table-cell office:value-type="string">
            <text:p>A Messy Cabin</text:p>
          </table:table-cell>
          <table:table-cell table:number-columns-repeated="2"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Messy Cabi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Lake: Behind Lightning Rod</text:p>
          </table:table-cell>
          <table:table-cell office:value-type="string">
            <text:p>Pickup</text:p>
          </table:table-cell>
          <table:table-cell office:value-type="float" office:value="43">
            <text:p>43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nder The Lak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Lake: Bat Door</text:p>
          </table:table-cell>
          <table:table-cell office:value-type="string">
            <text:p>Pickup</text:p>
          </table:table-cell>
          <table:table-cell office:value-type="float" office:value="44">
            <text:p>44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Under The Lak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Deeper Lake: Corner</text:p>
          </table:table-cell>
          <table:table-cell office:value-type="string">
            <text:p>Pickup</text:p>
          </table:table-cell>
          <table:table-cell office:value-type="float" office:value="45">
            <text:p>45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Deeper Under The Lake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Deeper Lake: Rhombus</text:p>
          </table:table-cell>
          <table:table-cell office:value-type="string">
            <text:p>Pickup</text:p>
          </table:table-cell>
          <table:table-cell office:value-type="float" office:value="46">
            <text:p>46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Deeper Under The Lake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Frankenjulie's Reward</text:p>
          </table:table-cell>
          <table:table-cell office:value-type="string">
            <text:p>Pickup</text:p>
          </table:table-cell>
          <table:table-cell office:value-type="float" office:value="47">
            <text:p>47</text:p>
          </table:table-cell>
          <table:table-cell office:value-type="string">
            <text:p>Frankenjulie's Laboratory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Frankenjulie's Laboratory</text:p>
          </table:table-cell>
          <table:table-cell/>
          <table:table-cell office:value-type="string">
            <text:p>power_level(10)</text:p>
          </table:table-cell>
          <table:table-cell table:number-columns-repeated="2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ower: Barracks</text:p>
          </table:table-cell>
          <table:table-cell office:value-type="string">
            <text:p>Pickup</text:p>
          </table:table-cell>
          <table:table-cell office:value-type="float" office:value="48">
            <text:p>48</text:p>
          </table:table-cell>
          <table:table-cell office:value-type="string">
            <text:p>Haunted Tower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Haunted Tower</text:p>
          </table:table-cell>
          <table:table-cell/>
          <table:table-cell office:value-type="string">
            <text:p>"Bat Key"</text:p>
          </table:table-cell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Tower F2: Skull Puzzle</text:p>
          </table:table-cell>
          <table:table-cell office:value-type="string">
            <text:p>Pickup</text:p>
          </table:table-cell>
          <table:table-cell office:value-type="float" office:value="49">
            <text:p>49</text:p>
          </table:table-cell>
          <table:table-cell office:value-type="string">
            <text:p>Haunted Tower Floor 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Haunted Tower Floor 2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string">
            <text:p>Haunted Towe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PolterGuy's Reward</text:p>
          </table:table-cell>
          <table:table-cell office:value-type="string">
            <text:p>Pickup</text:p>
          </table:table-cell>
          <table:table-cell office:value-type="float" office:value="50">
            <text:p>50</text:p>
          </table:table-cell>
          <table:table-cell office:value-type="string">
            <text:p>Haunted Tower Roof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Tower Roof</text:p>
          </table:table-cell>
          <table:table-cell/>
          <table:table-cell office:value-type="string">
            <text:p>power_level(10)</text:p>
          </table:table-cell>
          <table:table-cell table:number-columns-repeated="2"/>
          <table:table-cell office:value-type="string">
            <text:p>Haunted Tower</text:p>
          </table:table-cell>
          <table:table-cell office:value-type="string">
            <text:p>68</text:p>
          </table:table-cell>
          <table:table-cell table:number-columns-repeated="1007"/>
        </table:table-row>
        <table:table-row table:style-name="ro4">
          <table:table-cell/>
          <table:table-cell office:value-type="string">
            <text:p>Tower Basement: DoorDoorDoorDoorDoorDoor</text:p>
          </table:table-cell>
          <table:table-cell office:value-type="string">
            <text:p>Pickup</text:p>
          </table:table-cell>
          <table:table-cell office:value-type="float" office:value="51">
            <text:p>51</text:p>
          </table:table-cell>
          <table:table-cell office:value-type="string">
            <text:p>Haunted Basement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Basement</text:p>
          </table:table-cell>
          <table:table-cell/>
          <table:table-cell office:value-type="string">
            <text:p>"Bat Key" and "Skull Key" and "Pumpkin Key"</text:p>
          </table:table-cell>
          <table:table-cell table:number-columns-repeated="2"/>
          <table:table-cell office:value-type="string">
            <text:p>Haunted Towe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bandoned Mine: Shaft</text:p>
          </table:table-cell>
          <table:table-cell office:value-type="string">
            <text:p>Pickup</text:p>
          </table:table-cell>
          <table:table-cell office:value-type="float" office:value="52">
            <text:p>52</text:p>
          </table:table-cell>
          <table:table-cell office:value-type="string">
            <text:p>Abandoned Mines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bandoned Mine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hrine Of Bombulus: Prize</text:p>
          </table:table-cell>
          <table:table-cell office:value-type="string">
            <text:p>Pickup</text:p>
          </table:table-cell>
          <table:table-cell office:value-type="float" office:value="53">
            <text:p>53</text:p>
          </table:table-cell>
          <table:table-cell office:value-type="string">
            <text:p>The Shrine Of Bombulus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he Shrine Of Bombulu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loomy Cavern: Lockpick</text:p>
          </table:table-cell>
          <table:table-cell office:value-type="string">
            <text:p>Pickup</text:p>
          </table:table-cell>
          <table:table-cell office:value-type="float" office:value="54">
            <text:p>54</text:p>
          </table:table-cell>
          <table:table-cell office:value-type="string">
            <text:p>A Gloomy Cavern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 Gloomy Caver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: Hidden</text:p>
          </table:table-cell>
          <table:table-cell office:value-type="string">
            <text:p>Pickup</text:p>
          </table:table-cell>
          <table:table-cell office:value-type="float" office:value="55">
            <text:p>55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Happy Stick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: Reward</text:p>
          </table:table-cell>
          <table:table-cell office:value-type="string">
            <text:p>Pickup</text:p>
          </table:table-cell>
          <table:table-cell office:value-type="float" office:value="56">
            <text:p>56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appy Stick Woods</text:p>
          </table:table-cell>
          <table:table-cell/>
          <table:table-cell office:value-type="string">
            <text:p>power_level(4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Wolf Den: Top Left</text:p>
          </table:table-cell>
          <table:table-cell office:value-type="string">
            <text:p>Pickup</text:p>
          </table:table-cell>
          <table:table-cell office:value-type="float" office:value="57">
            <text:p>57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olf D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lf Den: Pumpkin Door</text:p>
          </table:table-cell>
          <table:table-cell office:value-type="string">
            <text:p>Pickup</text:p>
          </table:table-cell>
          <table:table-cell office:value-type="float" office:value="58">
            <text:p>58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The Wolf Den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Wolf Den: Vine</text:p>
          </table:table-cell>
          <table:table-cell office:value-type="string">
            <text:p>Pickup</text:p>
          </table:table-cell>
          <table:table-cell office:value-type="float" office:value="59">
            <text:p>59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olf Den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pper Cavern: Three Gold Skeletons</text:p>
          </table:table-cell>
          <table:table-cell office:value-type="string">
            <text:p>Pickup</text:p>
          </table:table-cell>
          <table:table-cell office:value-type="float" office:value="60">
            <text:p>60</text:p>
          </table:table-cell>
          <table:table-cell office:value-type="string">
            <text:p>Upper Creepy Caverns</text:p>
          </table:table-cell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pper Creepy Cavern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Ravine: Left Vine</text:p>
          </table:table-cell>
          <table:table-cell office:value-type="string">
            <text:p>Pickup</text:p>
          </table:table-cell>
          <table:table-cell office:value-type="float" office:value="61">
            <text:p>61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nder The Ravine: Right Vine</text:p>
          </table:table-cell>
          <table:table-cell office:value-type="string">
            <text:p>Pickup</text:p>
          </table:table-cell>
          <table:table-cell office:value-type="float" office:value="62">
            <text:p>62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103">
            <text:p>10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reepy Caverns M: Pharaoh Bat Door</text:p>
          </table:table-cell>
          <table:table-cell office:value-type="string">
            <text:p>Pickup</text:p>
          </table:table-cell>
          <table:table-cell office:value-type="float" office:value="63">
            <text:p>63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reepy Caverns Middl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reepy Caverns R: Top Pharaohs</text:p>
          </table:table-cell>
          <table:table-cell office:value-type="string">
            <text:p>Pickup</text:p>
          </table:table-cell>
          <table:table-cell office:value-type="float" office:value="64">
            <text:p>64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reepy Caverns Righ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reepy Caverns M: Gargoyles</text:p>
          </table:table-cell>
          <table:table-cell office:value-type="string">
            <text:p>Pickup</text:p>
          </table:table-cell>
          <table:table-cell office:value-type="float" office:value="65">
            <text:p>65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reepy Caverns Middl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Top Room</text:p>
          </table:table-cell>
          <table:table-cell office:value-type="string">
            <text:p>Pickup</text:p>
          </table:table-cell>
          <table:table-cell office:value-type="float" office:value="66">
            <text:p>66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Maze</text:p>
          </table:table-cell>
          <table:table-cell office:value-type="string">
            <text:p>Pickup</text:p>
          </table:table-cell>
          <table:table-cell office:value-type="float" office:value="67">
            <text:p>67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Gauntlet</text:p>
          </table:table-cell>
          <table:table-cell office:value-type="string">
            <text:p>Pickup</text:p>
          </table:table-cell>
          <table:table-cell office:value-type="float" office:value="68">
            <text:p>68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Bat Closet</text:p>
          </table:table-cell>
          <table:table-cell office:value-type="string">
            <text:p>Pickup</text:p>
          </table:table-cell>
          <table:table-cell office:value-type="float" office:value="69">
            <text:p>69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Candle Room</text:p>
          </table:table-cell>
          <table:table-cell office:value-type="string">
            <text:p>Pickup</text:p>
          </table:table-cell>
          <table:table-cell office:value-type="float" office:value="70">
            <text:p>70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Bloodsucker Room</text:p>
          </table:table-cell>
          <table:table-cell office:value-type="string">
            <text:p>Pickup</text:p>
          </table:table-cell>
          <table:table-cell office:value-type="float" office:value="71">
            <text:p>71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Vampire Lord</text:p>
          </table:table-cell>
          <table:table-cell office:value-type="string">
            <text:p>Pickup</text:p>
          </table:table-cell>
          <table:table-cell office:value-type="float" office:value="72">
            <text:p>72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table:number-columns-repeated="2"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Bat Room</text:p>
          </table:table-cell>
          <table:table-cell office:value-type="string">
            <text:p>Pickup</text:p>
          </table:table-cell>
          <table:table-cell office:value-type="float" office:value="73">
            <text:p>73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bin in the Woods: Gold Skull</text:p>
          </table:table-cell>
          <table:table-cell office:value-type="string">
            <text:p>Pickup</text:p>
          </table:table-cell>
          <table:table-cell office:value-type="float" office:value="74">
            <text:p>74</text:p>
          </table:table-cell>
          <table:table-cell office:value-type="string">
            <text:p>Cabin In The Woods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bin In The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Center</text:p>
          </table:table-cell>
          <table:table-cell office:value-type="string">
            <text:p>Pickup</text:p>
          </table:table-cell>
          <table:table-cell office:value-type="float" office:value="75">
            <text:p>75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Behind the Pews</text:p>
          </table:table-cell>
          <table:table-cell office:value-type="string">
            <text:p>Pickup</text:p>
          </table:table-cell>
          <table:table-cell office:value-type="float" office:value="76">
            <text:p>76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94">
            <text:p>94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AMBUSH!</text:p>
          </table:table-cell>
          <table:table-cell office:value-type="string">
            <text:p>Pickup</text:p>
          </table:table-cell>
          <table:table-cell office:value-type="float" office:value="77">
            <text:p>77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Halloween</text:p>
          </table:table-cell>
          <table:table-cell office:value-type="string">
            <text:p>Pickup</text:p>
          </table:table-cell>
          <table:table-cell office:value-type="float" office:value="78">
            <text:p>78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Bat room</text:p>
          </table:table-cell>
          <table:table-cell office:value-type="string">
            <text:p>Pickup</text:p>
          </table:table-cell>
          <table:table-cell office:value-type="float" office:value="79">
            <text:p>79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V: Right Path</text:p>
          </table:table-cell>
          <table:table-cell office:value-type="string">
            <text:p>Pickup</text:p>
          </table:table-cell>
          <table:table-cell office:value-type="float" office:value="80">
            <text:p>80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94">
            <text:p>94</text:p>
          </table:table-cell>
          <table:table-cell office:value-type="float" office:value="117">
            <text:p>1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V: Left Path</text:p>
          </table:table-cell>
          <table:table-cell office:value-type="string">
            <text:p>Pickup</text:p>
          </table:table-cell>
          <table:table-cell office:value-type="float" office:value="81">
            <text:p>81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Castle Vampy IV: Ballroom Right</text:p>
          </table:table-cell>
          <table:table-cell office:value-type="string">
            <text:p>Pickup</text:p>
          </table:table-cell>
          <table:table-cell office:value-type="float" office:value="82">
            <text:p>82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04">
            <text:p>104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IV</text:p>
          </table:table-cell>
          <table:table-cell/>
          <table:table-cell office:value-type="string">
            <text:p>"Ghost Potion" and can_kill_werewolve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astle Vampy IV: Right Secret Wall</text:p>
          </table:table-cell>
          <table:table-cell office:value-type="string">
            <text:p>Pickup</text:p>
          </table:table-cell>
          <table:table-cell office:value-type="float" office:value="83">
            <text:p>83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Castle Vampy IV: Ballroom Left</text:p>
          </table:table-cell>
          <table:table-cell office:value-type="string">
            <text:p>Pickup</text:p>
          </table:table-cell>
          <table:table-cell office:value-type="float" office:value="84">
            <text:p>84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stle Vampy IV</text:p>
          </table:table-cell>
          <table:table-cell/>
          <table:table-cell office:value-type="string">
            <text:p>"Ghost Potion" and can_kill_werewolve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NW: Gutsy the Elder</text:p>
          </table:table-cell>
          <table:table-cell office:value-type="string">
            <text:p>Pickup</text:p>
          </table:table-cell>
          <table:table-cell office:value-type="float" office:value="85">
            <text:p>85</text:p>
          </table:table-cell>
          <table:table-cell office:value-type="string">
            <text:p>Castle Vampy Roof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W</text:p>
          </table:table-cell>
          <table:table-cell/>
          <table:table-cell table:style-name="Default" office:value-type="string">
            <text:p>have_special_weapon_damage() and power_level(2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NE: Stoney the Elder</text:p>
          </table:table-cell>
          <table:table-cell office:value-type="string">
            <text:p>Pickup</text:p>
          </table:table-cell>
          <table:table-cell office:value-type="float" office:value="86">
            <text:p>86</text:p>
          </table:table-cell>
          <table:table-cell office:value-type="string">
            <text:p>Castle Vampy Roof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E</text:p>
          </table:table-cell>
          <table:table-cell/>
          <table:table-cell office:value-type="string">
            <text:p>power_level(2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SW: Drippy the Elder</text:p>
          </table:table-cell>
          <table:table-cell office:value-type="string">
            <text:p>Pickup</text:p>
          </table:table-cell>
          <table:table-cell office:value-type="float" office:value="87">
            <text:p>87</text:p>
          </table:table-cell>
          <table:table-cell office:value-type="string">
            <text:p>Castle Vampy Roof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W</text:p>
          </table:table-cell>
          <table:table-cell/>
          <table:table-cell office:value-type="string">
            <text:p>power_level(2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SE: Toasty the Elder</text:p>
          </table:table-cell>
          <table:table-cell office:value-type="string">
            <text:p>Pickup</text:p>
          </table:table-cell>
          <table:table-cell office:value-type="float" office:value="88">
            <text:p>88</text:p>
          </table:table-cell>
          <table:table-cell office:value-type="string">
            <text:p>Castle Vampy Roof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E</text:p>
          </table:table-cell>
          <table:table-cell/>
          <table:table-cell office:value-type="string">
            <text:p>power_level(2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Bonkula Item</text:p>
          </table:table-cell>
          <table:table-cell office:value-type="string">
            <text:p>Pickup</text:p>
          </table:table-cell>
          <table:table-cell office:value-type="float" office:value="89">
            <text:p>89</text:p>
          </table:table-cell>
          <table:table-cell office:value-type="string">
            <text:p>The Heart Of Terror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Heart Of Terro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idey-Hole: Bat Door</text:p>
          </table:table-cell>
          <table:table-cell office:value-type="string">
            <text:p>Pickup</text:p>
          </table:table-cell>
          <table:table-cell office:value-type="float" office:value="90">
            <text:p>90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Hidey-Hol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Hidey-Hole: Pebbles</text:p>
          </table:table-cell>
          <table:table-cell office:value-type="string">
            <text:p>Pickup</text:p>
          </table:table-cell>
          <table:table-cell office:value-type="float" office:value="91">
            <text:p>91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 Hidey-Hol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dog Lair: Entrance</text:p>
          </table:table-cell>
          <table:table-cell office:value-type="string">
            <text:p>Pickup</text:p>
          </table:table-cell>
          <table:table-cell office:value-type="float" office:value="92">
            <text:p>92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wampdog Lai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Swampdog Lair: End</text:p>
          </table:table-cell>
          <table:table-cell office:value-type="string">
            <text:p>Pickup</text:p>
          </table:table-cell>
          <table:table-cell office:value-type="float" office:value="93">
            <text:p>93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Swampdog Lair</text:p>
          </table:table-cell>
          <table:table-cell/>
          <table:table-cell office:value-type="string">
            <text:p>have_light_source() and "Fertilizer"</text:p>
          </table:table-cell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Q: Save Halloween Hill</text:p>
          </table:table-cell>
          <table:table-cell office:value-type="string">
            <text:p>Quest</text:p>
          </table:table-cell>
          <table:table-cell office:value-type="float" office:value="94">
            <text:p>94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The Evilizer</text:p>
          </table:table-cell>
          <table:table-cell/>
          <table:table-cell office:value-type="string">
            <text:p>power_level(30)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Q: Tree Trimming</text:p>
          </table:table-cell>
          <table:table-cell office:value-type="string">
            <text:p>Quest</text:p>
          </table:table-cell>
          <table:table-cell office:value-type="float" office:value="95">
            <text:p>95</text:p>
          </table:table-cell>
          <table:table-cell office:value-type="string">
            <text:p>Halloween Hill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Q: Scaredy Cat</text:p>
          </table:table-cell>
          <table:table-cell office:value-type="string">
            <text:p>Quest</text:p>
          </table:table-cell>
          <table:table-cell office:value-type="float" office:value="96">
            <text:p>96</text:p>
          </table:table-cell>
          <table:table-cell office:value-type="string">
            <text:p>Halloween Hill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string">
            <text:p>Halloween Hill</text:p>
          </table:table-cell>
          <table:table-cell/>
          <table:table-cell office:value-type="string">
            <text:p>"Cat"</text:p>
          </table:table-cell>
          <table:table-cell table:number-columns-repeated="3"/>
          <table:table-cell office:value-type="string">
            <text:p>26,27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Sticky Shoes</text:p>
          </table:table-cell>
          <table:table-cell office:value-type="string">
            <text:p>Quest</text:p>
          </table:table-cell>
          <table:table-cell office:value-type="float" office:value="97">
            <text:p>97</text:p>
          </table:table-cell>
          <table:table-cell office:value-type="string">
            <text:p>Halloween Hill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table:number-columns-repeated="2"/>
          <table:table-cell office:value-type="string">
            <text:p>Halloween Hill</text:p>
          </table:table-cell>
          <table:table-cell table:number-columns-repeated="5"/>
          <table:table-cell office:value-type="string">
            <text:p>8,9,10,167</text:p>
          </table:table-cell>
          <table:table-cell table:number-columns-repeated="1007"/>
        </table:table-row>
        <table:table-row table:style-name="ro5">
          <table:table-cell/>
          <table:table-cell office:value-type="string">
            <text:p>Q: Mushroom Hunt</text:p>
          </table:table-cell>
          <table:table-cell office:value-type="string">
            <text:p>Quest</text:p>
          </table:table-cell>
          <table:table-cell office:value-type="float" office:value="98">
            <text:p>98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The Witch's Cabin</text:p>
          </table:table-cell>
          <table:table-cell/>
          <table:table-cell office:value-type="string">
            <text:p>"Mushroom"1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Picking Daisies</text:p>
          </table:table-cell>
          <table:table-cell office:value-type="string">
            <text:p>Quest</text:p>
          </table:table-cell>
          <table:table-cell office:value-type="float" office:value="99">
            <text:p>99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Doom Dais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Curse The Darkness</text:p>
          </table:table-cell>
          <table:table-cell office:value-type="string">
            <text:p>Quest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Swamp Gas Cavern</text:p>
          </table:table-cell>
          <table:table-cell/>
          <table:table-cell office:value-type="string">
            <text:p>"Stick"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Q: Zombie Stomp</text:p>
          </table:table-cell>
          <table:table-cell office:value-type="string">
            <text:p>Quest</text:p>
          </table:table-cell>
          <table:table-cell office:value-type="float" office:value="101">
            <text:p>101</text:p>
          </table:table-cell>
          <table:table-cell office:value-type="string">
            <text:p>Halloween Hill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string">
            <text:p>Zombiton</text:p>
          </table:table-cell>
          <table:table-cell/>
          <table:table-cell office:value-type="string">
            <text:p>can_cleanse_crypts()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Q: Smashing Pumpkins</text:p>
          </table:table-cell>
          <table:table-cell office:value-type="string">
            <text:p>Quest</text:p>
          </table:table-cell>
          <table:table-cell office:value-type="float" office:value="102">
            <text:p>102</text:p>
          </table:table-cell>
          <table:table-cell office:value-type="string">
            <text:p>Halloween Hill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169">
            <text:p>169</text:p>
          </table:table-cell>
          <table:table-cell table:number-columns-repeated="2"/>
          <table:table-cell office:value-type="string">
            <text:p>Halloween Hill</text:p>
          </table:table-cell>
          <table:table-cell/>
          <table:table-cell office:value-type="string">
            <text:p>can_cleanse_crypt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Mystery Lake</text:p>
          </table:table-cell>
          <table:table-cell office:value-type="string">
            <text:p>Quest</text:p>
          </table:table-cell>
          <table:table-cell office:value-type="float" office:value="103">
            <text:p>103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office:value-type="string">
            <text:p>Halloween Hill</text:p>
          </table:table-cell>
          <table:table-cell/>
          <table:table-cell table:style-name="ce15" office:value-type="string">
            <text:p>"Orb"4</text:p>
          </table:table-cell>
          <table:table-cell table:number-columns-repeated="2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Q: Beneath The Lake</text:p>
          </table:table-cell>
          <table:table-cell office:value-type="string">
            <text:p>Quest</text:p>
          </table:table-cell>
          <table:table-cell office:value-type="float" office:value="104">
            <text:p>104</text:p>
          </table:table-cell>
          <table:table-cell/>
          <table:table-cell office:value-type="float" office:value="10">
            <text:p>10</text:p>
          </table:table-cell>
          <table:table-cell table:number-columns-repeated="4"/>
          <table:table-cell office:value-type="string">
            <text:p>Frankenjulie's Laboratory</text:p>
          </table:table-cell>
          <table:table-cell/>
          <table:table-cell office:value-type="string">
            <text:p>power_level(10)</text:p>
          </table:table-cell>
          <table:table-cell table:number-columns-repeated="2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Q: Happy Stick?!?</text:p>
          </table:table-cell>
          <table:table-cell office:value-type="string">
            <text:p>Quest</text:p>
          </table:table-cell>
          <table:table-cell office:value-type="float" office:value="105">
            <text:p>105</text:p>
          </table:table-cell>
          <table:table-cell/>
          <table:table-cell office:value-type="float" office:value="11">
            <text:p>11</text:p>
          </table:table-cell>
          <table:table-cell table:number-columns-repeated="4"/>
          <table:table-cell office:value-type="string">
            <text:p>Happy Stick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Q: A True Hero</text:p>
          </table:table-cell>
          <table:table-cell office:value-type="string">
            <text:p>Quest</text:p>
          </table:table-cell>
          <table:table-cell office:value-type="float" office:value="106">
            <text:p>106</text:p>
          </table:table-cell>
          <table:table-cell/>
          <table:table-cell office:value-type="float" office:value="12">
            <text:p>12</text:p>
          </table:table-cell>
          <table:table-cell table:number-columns-repeated="4"/>
          <table:table-cell office:value-type="string">
            <text:p>Under The Ravine</text:p>
          </table:table-cell>
          <table:table-cell/>
          <table:table-cell office:value-type="string">
            <text:p>"Fertilizer" and have_bombs()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Q: Silver Bullet</text:p>
          </table:table-cell>
          <table:table-cell office:value-type="string">
            <text:p>Quest</text:p>
          </table:table-cell>
          <table:table-cell office:value-type="float" office:value="107">
            <text:p>107</text:p>
          </table:table-cell>
          <table:table-cell office:value-type="string">
            <text:p>Halloween Hill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  <table:table-cell table:number-columns-repeated="2"/>
          <table:table-cell office:value-type="string">
            <text:p>Zombiton</text:p>
          </table:table-cell>
          <table:table-cell/>
          <table:table-cell office:value-type="string">
            <text:p>can_cleanse_crypts() and "Silver"</text:p>
          </table:table-cell>
          <table:table-cell table:number-columns-repeated="3"/>
          <table:table-cell office:value-type="string">
            <text:p>70,75</text:p>
          </table:table-cell>
          <table:table-cell table:number-columns-repeated="1007"/>
        </table:table-row>
        <table:table-row table:style-name="ro6">
          <table:table-cell/>
          <table:table-cell office:value-type="string">
            <text:p>Q: Hairy Larry</text:p>
          </table:table-cell>
          <table:table-cell office:value-type="string">
            <text:p>Quest</text:p>
          </table:table-cell>
          <table:table-cell office:value-type="float" office:value="108">
            <text:p>108</text:p>
          </table:table-cell>
          <table:table-cell/>
          <table:table-cell office:value-type="float" office:value="14">
            <text:p>14</text:p>
          </table:table-cell>
          <table:table-cell table:number-columns-repeated="4"/>
          <table:table-cell office:value-type="string">
            <text:p>The Wolf Den</text:p>
          </table:table-cell>
          <table:table-cell/>
          <table:table-cell office:value-type="string">
            <text:p>can_reach(Larry's Lair) and power_level(10)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Q: Ghostbusting</text:p>
          </table:table-cell>
          <table:table-cell office:value-type="string">
            <text:p>Quest</text:p>
          </table:table-cell>
          <table:table-cell office:value-type="float" office:value="109">
            <text:p>109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office:value-type="string">
            <text:p>The Witch's Cabin</text:p>
          </table:table-cell>
          <table:table-cell/>
          <table:table-cell office:value-type="string">
            <text:p>"Doom Daisy" and "Mushroom"10</text:p>
          </table:table-cell>
          <table:table-cell table:number-columns-repeated="3"/>
          <table:table-cell office:value-type="string">
            <text:p>29,60,61,62,164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The Haunted Tower</text:p>
          </table:table-cell>
          <table:table-cell office:value-type="string">
            <text:p>Quest</text:p>
          </table:table-cell>
          <table:table-cell office:value-type="float" office:value="110">
            <text:p>110</text:p>
          </table:table-cell>
          <table:table-cell/>
          <table:table-cell office:value-type="float" office:value="16">
            <text:p>16</text:p>
          </table:table-cell>
          <table:table-cell table:number-columns-repeated="4"/>
          <table:table-cell office:value-type="string">
            <text:p>Haunted Tower Roof</text:p>
          </table:table-cell>
          <table:table-cell/>
          <table:table-cell office:value-type="string">
            <text:p>power_level(10)</text:p>
          </table:table-cell>
          <table:table-cell table:number-columns-repeated="1011"/>
        </table:table-row>
        <table:table-row table:style-name="ro1">
          <table:table-cell/>
          <table:table-cell table:style-name="ce16" office:value-type="string">
            <text:p>Q: The Last Gate</text:p>
          </table:table-cell>
          <table:table-cell office:value-type="string">
            <text:p>Quest</text:p>
          </table:table-cell>
          <table:table-cell office:value-type="float" office:value="111">
            <text:p>111</text:p>
          </table:table-cell>
          <table:table-cell/>
          <table:table-cell office:value-type="float" office:value="17">
            <text:p>17</text:p>
          </table:table-cell>
          <table:table-cell table:number-columns-repeated="4"/>
          <table:table-cell office:value-type="string">
            <text:p>Castle Vampy IV</text:p>
          </table:table-cell>
          <table:table-cell/>
          <table:table-cell table:style-name="ce15" office:value-type="string">
            <text:p>"Vampire Bust"8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The Rescue</text:p>
          </table:table-cell>
          <table:table-cell office:value-type="string">
            <text:p>Quest</text:p>
          </table:table-cell>
          <table:table-cell office:value-type="float" office:value="112">
            <text:p>112</text:p>
          </table:table-cell>
          <table:table-cell/>
          <table:table-cell office:value-type="float" office:value="18">
            <text:p>18</text:p>
          </table:table-cell>
          <table:table-cell table:number-columns-repeated="4"/>
          <table:table-cell office:value-type="string">
            <text:p>A Gloomy Cavern</text:p>
          </table:table-cell>
          <table:table-cell table:number-columns-repeated="5"/>
          <table:table-cell office:value-type="string">
            <text:p>79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The Collection</text:p>
          </table:table-cell>
          <table:table-cell office:value-type="string">
            <text:p>Quest</text:p>
          </table:table-cell>
          <table:table-cell office:value-type="float" office:value="113">
            <text:p>113</text:p>
          </table:table-cell>
          <table:table-cell/>
          <table:table-cell office:value-type="float" office:value="19">
            <text:p>19</text:p>
          </table:table-cell>
          <table:table-cell table:number-columns-repeated="4"/>
          <table:table-cell office:value-type="string">
            <text:p>A Cabin Collector</text:p>
          </table:table-cell>
          <table:table-cell/>
          <table:table-cell table:style-name="Default" office:value-type="string">
            <text:p>can_do_collection()</text:p>
          </table:table-cell>
          <table:table-cell table:number-columns-repeated="3"/>
          <table:table-cell office:value-type="string">
            <text:p>92,96</text:p>
          </table:table-cell>
          <table:table-cell office:value-type="string">
            <text:p>"DOLL"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Evil Smashin'</text:p>
          </table:table-cell>
          <table:table-cell office:value-type="string">
            <text:p>Badge</text:p>
          </table:table-cell>
          <table:table-cell office:value-type="float" office:value="114">
            <text:p>114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6"/>
          <table:table-cell table:style-name="ce15" office:value-type="string">
            <text:p>"POSTGAME"</text:p>
          </table:table-cell>
          <table:table-cell office:value-type="string">
            <text:p>Quick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Bowlin'</text:p>
          </table:table-cell>
          <table:table-cell office:value-type="string">
            <text:p>Badge</text:p>
          </table:table-cell>
          <table:table-cell office:value-type="float" office:value="115">
            <text:p>115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Bowling</text:p>
          </table:table-cell>
          <table:table-cell table:number-columns-repeated="7"/>
          <table:table-cell office:value-type="string">
            <text:p>Disco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andalizin'</text:p>
          </table:table-cell>
          <table:table-cell office:value-type="string">
            <text:p>Badge</text:p>
          </table:table-cell>
          <table:table-cell office:value-type="float" office:value="116">
            <text:p>116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office:value-type="string">
            <text:p>Zombiton</text:p>
          </table:table-cell>
          <table:table-cell table:number-columns-repeated="7"/>
          <table:table-cell office:value-type="string">
            <text:p>Vintage Mode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Greed</text:p>
          </table:table-cell>
          <table:table-cell office:value-type="string">
            <text:p>Badge</text:p>
          </table:table-cell>
          <table:table-cell office:value-type="float" office:value="117">
            <text:p>117</text:p>
          </table:table-cell>
          <table:table-cell/>
          <table:table-cell office:value-type="float" office:value="3">
            <text:p>3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Castle Vampy IV) and power_level(10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Infinite Gems</text:p>
          </table:table-cell>
          <table:table-cell table:number-columns-repeated="1005"/>
        </table:table-row>
        <table:table-row table:style-name="ro6">
          <table:table-cell/>
          <table:table-cell office:value-type="string">
            <text:p>Monster Slayin'</text:p>
          </table:table-cell>
          <table:table-cell office:value-type="string">
            <text:p>Badge</text:p>
          </table:table-cell>
          <table:table-cell office:value-type="float" office:value="118">
            <text:p>118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Castle Vampy IV) and power_level(10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Sidekick</text:p>
          </table:table-cell>
          <table:table-cell table:number-columns-repeated="1005"/>
        </table:table-row>
        <table:table-row table:style-name="ro6">
          <table:table-cell/>
          <table:table-cell office:value-type="string">
            <text:p>Monster Poundin'</text:p>
          </table:table-cell>
          <table:table-cell office:value-type="string">
            <text:p>Badge</text:p>
          </table:table-cell>
          <table:table-cell office:value-type="float" office:value="119">
            <text:p>119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Castle Vampy IV) and power_level(10)</text:p>
          </table:table-cell>
          <table:table-cell table:number-columns-repeated="5"/>
          <table:table-cell office:value-type="string">
            <text:p>Hardcore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Ghostbustin'</text:p>
          </table:table-cell>
          <table:table-cell office:value-type="string">
            <text:p>Badge</text:p>
          </table:table-cell>
          <table:table-cell office:value-type="float" office:value="120">
            <text:p>120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Haunted Tower Roof</text:p>
          </table:table-cell>
          <table:table-cell table:number-columns-repeated="7"/>
          <table:table-cell office:value-type="string">
            <text:p>Homing Shots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Lookin'</text:p>
          </table:table-cell>
          <table:table-cell office:value-type="string">
            <text:p>Badge</text:p>
          </table:table-cell>
          <table:table-cell office:value-type="float" office:value="121">
            <text:p>121</text:p>
          </table:table-cell>
          <table:table-cell/>
          <table:table-cell office:value-type="float" office:value="7">
            <text:p>7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7"/>
          <table:table-cell office:value-type="string">
            <text:p>20/20 Vision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Ultimate Victory</text:p>
          </table:table-cell>
          <table:table-cell office:value-type="string">
            <text:p>Badge</text:p>
          </table:table-cell>
          <table:table-cell office:value-type="float" office:value="122">
            <text:p>122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6"/>
          <table:table-cell table:style-name="ce15" office:value-type="string">
            <text:p>"POSTGAME"</text:p>
          </table:table-cell>
          <table:table-cell office:value-type="string">
            <text:p>Ultimate Firepower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Kickin'</text:p>
          </table:table-cell>
          <table:table-cell office:value-type="string">
            <text:p>Badge</text:p>
          </table:table-cell>
          <table:table-cell office:value-type="float" office:value="123">
            <text:p>123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office:value-type="string">
            <text:p>Loony Ball</text:p>
          </table:table-cell>
          <table:table-cell table:number-columns-repeated="7"/>
          <table:table-cell office:value-type="string">
            <text:p>Surprise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Boss Bashin'</text:p>
          </table:table-cell>
          <table:table-cell office:value-type="string">
            <text:p>Badge</text:p>
          </table:table-cell>
          <table:table-cell office:value-type="float" office:value="124">
            <text:p>124</text:p>
          </table:table-cell>
          <table:table-cell/>
          <table:table-cell office:value-type="float" office:value="10">
            <text:p>10</text:p>
          </table:table-cell>
          <table:table-cell table:number-columns-repeated="4"/>
          <table:table-cell office:value-type="string">
            <text:p>Boss Bash</text:p>
          </table:table-cell>
          <table:table-cell table:number-columns-repeated="7"/>
          <table:table-cell office:value-type="string">
            <text:p>Combo-Bombo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ampire Slayin'</text:p>
          </table:table-cell>
          <table:table-cell office:value-type="string">
            <text:p>Badge</text:p>
          </table:table-cell>
          <table:table-cell office:value-type="float" office:value="125">
            <text:p>125</text:p>
          </table:table-cell>
          <table:table-cell/>
          <table:table-cell office:value-type="float" office:value="11">
            <text:p>11</text:p>
          </table:table-cell>
          <table:table-cell table:number-columns-repeated="4"/>
          <table:table-cell office:value-type="string">
            <text:p>The Heart Of Terror</text:p>
          </table:table-cell>
          <table:table-cell table:number-columns-repeated="7"/>
          <table:table-cell office:value-type="string">
            <text:p>Play As Bonkula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neakin'</text:p>
          </table:table-cell>
          <table:table-cell office:value-type="string">
            <text:p>Badge</text:p>
          </table:table-cell>
          <table:table-cell office:value-type="float" office:value="126">
            <text:p>126</text:p>
          </table:table-cell>
          <table:table-cell/>
          <table:table-cell office:value-type="float" office:value="12">
            <text:p>12</text:p>
          </table:table-cell>
          <table:table-cell table:number-columns-repeated="4"/>
          <table:table-cell office:value-type="string">
            <text:p>Haunted Tower</text:p>
          </table:table-cell>
          <table:table-cell table:number-columns-repeated="7"/>
          <table:table-cell office:value-type="string">
            <text:p>Play As Swampdog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Witch Hunt</text:p>
          </table:table-cell>
          <table:table-cell office:value-type="string">
            <text:p>Badge</text:p>
          </table:table-cell>
          <table:table-cell office:value-type="float" office:value="127">
            <text:p>127</text:p>
          </table:table-cell>
          <table:table-cell/>
          <table:table-cell office:value-type="float" office:value="13">
            <text:p>13</text:p>
          </table:table-cell>
          <table:table-cell table:number-columns-repeated="4"/>
          <table:table-cell office:value-type="string">
            <text:p>Happy Stick Woods</text:p>
          </table:table-cell>
          <table:table-cell table:number-columns-repeated="7"/>
          <table:table-cell office:value-type="string">
            <text:p>Play As Witch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Animal Control</text:p>
          </table:table-cell>
          <table:table-cell office:value-type="string">
            <text:p>Badge</text:p>
          </table:table-cell>
          <table:table-cell office:value-type="float" office:value="128">
            <text:p>128</text:p>
          </table:table-cell>
          <table:table-cell/>
          <table:table-cell office:value-type="float" office:value="14">
            <text:p>14</text:p>
          </table:table-cell>
          <table:table-cell table:number-columns-repeated="4"/>
          <table:table-cell office:value-type="string">
            <text:p>The Wolf Den</text:p>
          </table:table-cell>
          <table:table-cell/>
          <table:table-cell office:value-type="string">
            <text:p>can_kill_werewolves()</text:p>
          </table:table-cell>
          <table:table-cell table:number-columns-repeated="5"/>
          <table:table-cell office:value-type="string">
            <text:p>Play As Werewolf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Annoyance</text:p>
          </table:table-cell>
          <table:table-cell office:value-type="string">
            <text:p>Badge</text:p>
          </table:table-cell>
          <table:table-cell office:value-type="float" office:value="129">
            <text:p>129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7"/>
          <table:table-cell office:value-type="string">
            <text:p>Play As Toad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ivic Duty</text:p>
          </table:table-cell>
          <table:table-cell office:value-type="string">
            <text:p>Badge</text:p>
          </table:table-cell>
          <table:table-cell office:value-type="float" office:value="130">
            <text:p>130</text:p>
          </table:table-cell>
          <table:table-cell/>
          <table:table-cell office:value-type="float" office:value="16">
            <text:p>16</text:p>
          </table:table-cell>
          <table:table-cell table:number-columns-repeated="4"/>
          <table:table-cell office:value-type="string">
            <text:p>A Gloomy Cavern</text:p>
          </table:table-cell>
          <table:table-cell table:number-columns-repeated="7"/>
          <table:table-cell office:value-type="string">
            <text:p>Enemy Overload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Winnin'</text:p>
          </table:table-cell>
          <table:table-cell office:value-type="string">
            <text:p>Badge</text:p>
          </table:table-cell>
          <table:table-cell office:value-type="float" office:value="131">
            <text:p>131</text:p>
          </table:table-cell>
          <table:table-cell/>
          <table:table-cell office:value-type="float" office:value="17">
            <text:p>17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6"/>
          <table:table-cell table:style-name="ce15" office:value-type="string">
            <text:p>"POSTGAME"</text:p>
          </table:table-cell>
          <table:table-cell office:value-type="string">
            <text:p>Crystal Ba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ombo Plate</text:p>
          </table:table-cell>
          <table:table-cell office:value-type="string">
            <text:p>Badge</text:p>
          </table:table-cell>
          <table:table-cell office:value-type="float" office:value="132">
            <text:p>132</text:p>
          </table:table-cell>
          <table:table-cell/>
          <table:table-cell office:value-type="float" office:value="18">
            <text:p>18</text:p>
          </table:table-cell>
          <table:table-cell table:number-columns-repeated="4"/>
          <table:table-cell office:value-type="string">
            <text:p>Menu</text:p>
          </table:table-cell>
          <table:table-cell table:number-columns-repeated="7"/>
          <table:table-cell office:value-type="string">
            <text:p>Radar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leanin' Up</text:p>
          </table:table-cell>
          <table:table-cell office:value-type="string">
            <text:p>Badge</text:p>
          </table:table-cell>
          <table:table-cell office:value-type="float" office:value="133">
            <text:p>133</text:p>
          </table:table-cell>
          <table:table-cell/>
          <table:table-cell office:value-type="float" office:value="19">
            <text:p>19</text:p>
          </table:table-cell>
          <table:table-cell table:number-columns-repeated="4"/>
          <table:table-cell office:value-type="string">
            <text:p>Rocky Cliffs</text:p>
          </table:table-cell>
          <table:table-cell/>
          <table:table-cell table:style-name="Default" office:value-type="string">
            <text:p>have_many_bombs()</text:p>
          </table:table-cell>
          <table:table-cell table:number-columns-repeated="5"/>
          <table:table-cell office:value-type="string">
            <text:p>Heavy Hitter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Findin'</text:p>
          </table:table-cell>
          <table:table-cell office:value-type="string">
            <text:p>Badge</text:p>
          </table:table-cell>
          <table:table-cell office:value-type="float" office:value="134">
            <text:p>134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office:value-type="string">
            <text:p>The Wolf Den</text:p>
          </table:table-cell>
          <table:table-cell table:number-columns-repeated="7"/>
          <table:table-cell office:value-type="string">
            <text:p>Rapid Fire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Extreme Survivin'</text:p>
          </table:table-cell>
          <table:table-cell office:value-type="string">
            <text:p>Badge</text:p>
          </table:table-cell>
          <table:table-cell office:value-type="float" office:value="135">
            <text:p>135</text:p>
          </table:table-cell>
          <table:table-cell/>
          <table:table-cell office:value-type="float" office:value="21">
            <text:p>21</text:p>
          </table:table-cell>
          <table:table-cell table:number-columns-repeated="4"/>
          <table:table-cell office:value-type="string">
            <text:p>Survival</text:p>
          </table:table-cell>
          <table:table-cell/>
          <table:table-cell office:value-type="string">
            <text:p>"Terror Mode" and power_level(30)</text:p>
          </table:table-cell>
          <table:table-cell table:number-columns-repeated="4"/>
          <table:table-cell office:value-type="string">
            <text:p>"LONG_VANILLA_BADGES"</text:p>
          </table:table-cell>
          <table:table-cell office:value-type="string">
            <text:p>Touch Of Death</text:p>
          </table:table-cell>
          <table:table-cell table:number-columns-repeated="1005"/>
        </table:table-row>
        <table:table-row table:style-name="ro7">
          <table:table-cell/>
          <table:table-cell office:value-type="string">
            <text:p>Huntin'</text:p>
          </table:table-cell>
          <table:table-cell office:value-type="string">
            <text:p>Badge</text:p>
          </table:table-cell>
          <table:table-cell office:value-type="float" office:value="136">
            <text:p>136</text:p>
          </table:table-cell>
          <table:table-cell/>
          <table:table-cell office:value-type="float" office:value="22">
            <text:p>22</text:p>
          </table:table-cell>
          <table:table-cell table:number-columns-repeated="4"/>
          <table:table-cell office:value-type="string">
            <text:p>Halloween Hill</text:p>
          </table:table-cell>
          <table:table-cell/>
          <table:table-cell office:value-type="string">
            <text:p>can_reach(Rocky Cliffs) and can_reach(Zombiton) and can_reach(Slurpy Swamp Mud) and can_kill_werewolves()</text:p>
          </table:table-cell>
          <table:table-cell table:number-columns-repeated="5"/>
          <table:table-cell office:value-type="string">
            <text:p>All Access Pass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Advanced Winnin'</text:p>
          </table:table-cell>
          <table:table-cell office:value-type="string">
            <text:p>Badge</text:p>
          </table:table-cell>
          <table:table-cell office:value-type="float" office:value="137">
            <text:p>137</text:p>
          </table:table-cell>
          <table:table-cell/>
          <table:table-cell office:value-type="float" office:value="23">
            <text:p>23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undred_percent()</text:p>
          </table:table-cell>
          <table:table-cell table:number-columns-repeated="4"/>
          <table:table-cell office:value-type="string">
            <text:p>"LONG", "POSTGAME"</text:p>
          </table:table-cell>
          <table:table-cell office:value-type="string">
            <text:p>Terror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urvivin'</text:p>
          </table:table-cell>
          <table:table-cell office:value-type="string">
            <text:p>Badge</text:p>
          </table:table-cell>
          <table:table-cell office:value-type="float" office:value="138">
            <text:p>138</text:p>
          </table:table-cell>
          <table:table-cell/>
          <table:table-cell office:value-type="float" office:value="24">
            <text:p>24</text:p>
          </table:table-cell>
          <table:table-cell table:number-columns-repeated="4"/>
          <table:table-cell office:value-type="string">
            <text:p>Survival</text:p>
          </table:table-cell>
          <table:table-cell table:number-columns-repeated="7"/>
          <table:table-cell office:value-type="string">
            <text:p>Save Anywher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Puppy Poundin'</text:p>
          </table:table-cell>
          <table:table-cell office:value-type="string">
            <text:p>Badge</text:p>
          </table:table-cell>
          <table:table-cell office:value-type="float" office:value="139">
            <text:p>139</text:p>
          </table:table-cell>
          <table:table-cell/>
          <table:table-cell office:value-type="float" office:value="25">
            <text:p>25</text:p>
          </table:table-cell>
          <table:table-cell table:number-columns-repeated="4"/>
          <table:table-cell office:value-type="string">
            <text:p>Larry's Lair</text:p>
          </table:table-cell>
          <table:table-cell table:number-columns-repeated="7"/>
          <table:table-cell office:value-type="string">
            <text:p>Guided Shots</text:p>
          </table:table-cell>
          <table:table-cell table:number-columns-repeated="1005"/>
        </table:table-row>
        <table:table-row table:style-name="ro7">
          <table:table-cell/>
          <table:table-cell office:value-type="string">
            <text:p>Mad Skeelz</text:p>
          </table:table-cell>
          <table:table-cell office:value-type="string">
            <text:p>Badge</text:p>
          </table:table-cell>
          <table:table-cell office:value-type="float" office:value="140">
            <text:p>140</text:p>
          </table:table-cell>
          <table:table-cell/>
          <table:table-cell office:value-type="float" office:value="26">
            <text:p>26</text:p>
          </table:table-cell>
          <table:table-cell table:number-columns-repeated="4"/>
          <table:table-cell office:value-type="string">
            <text:p>The Evilizer</text:p>
          </table:table-cell>
          <table:table-cell/>
          <table:table-cell office:value-type="string">
            <text:p>"Terror Mode" and power_level(30)</text:p>
          </table:table-cell>
          <table:table-cell table:number-columns-repeated="4"/>
          <table:table-cell office:value-type="string">
            <text:p>"LONG_VANILLA_BADGES", "MULTISAVE", "POSTGAME"</text:p>
          </table:table-cell>
          <table:table-cell office:value-type="string">
            <text:p>Kick The Cat!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Frankenfryin'</text:p>
          </table:table-cell>
          <table:table-cell office:value-type="string">
            <text:p>Badge</text:p>
          </table:table-cell>
          <table:table-cell office:value-type="float" office:value="141">
            <text:p>141</text:p>
          </table:table-cell>
          <table:table-cell/>
          <table:table-cell office:value-type="float" office:value="27">
            <text:p>27</text:p>
          </table:table-cell>
          <table:table-cell table:number-columns-repeated="4"/>
          <table:table-cell office:value-type="string">
            <text:p>Frankenjulie's Laboratory</text:p>
          </table:table-cell>
          <table:table-cell table:number-columns-repeated="7"/>
          <table:table-cell office:value-type="string">
            <text:p>Slo-Mo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ombo Magic</text:p>
          </table:table-cell>
          <table:table-cell office:value-type="string">
            <text:p>Badge</text:p>
          </table:table-cell>
          <table:table-cell office:value-type="float" office:value="142">
            <text:p>142</text:p>
          </table:table-cell>
          <table:table-cell/>
          <table:table-cell office:value-type="float" office:value="28">
            <text:p>28</text:p>
          </table:table-cell>
          <table:table-cell table:number-columns-repeated="4"/>
          <table:table-cell office:value-type="string">
            <text:p>Survival</text:p>
          </table:table-cell>
          <table:table-cell table:number-columns-repeated="7"/>
          <table:table-cell office:value-type="string">
            <text:p>Infinite Surviva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Hedge Clippin'</text:p>
          </table:table-cell>
          <table:table-cell office:value-type="string">
            <text:p>Badge</text:p>
          </table:table-cell>
          <table:table-cell office:value-type="float" office:value="143">
            <text:p>143</text:p>
          </table:table-cell>
          <table:table-cell/>
          <table:table-cell office:value-type="float" office:value="29">
            <text:p>29</text:p>
          </table:table-cell>
          <table:table-cell table:number-columns-repeated="4"/>
          <table:table-cell office:value-type="string">
            <text:p>Slurpy Swamp Mud</text:p>
          </table:table-cell>
          <table:table-cell office:value-type="string">
            <text:p>range checks or vampy access</text:p>
          </table:table-cell>
          <table:table-cell office:value-type="string">
            <text:p>can_reach(Vampy Land)</text:p>
          </table:table-cell>
          <table:table-cell table:number-columns-repeated="5"/>
          <table:table-cell office:value-type="string">
            <text:p>Frog-o-rama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R-R-R-Remix!</text:p>
          </table:table-cell>
          <table:table-cell office:value-type="string">
            <text:p>Badge</text:p>
          </table:table-cell>
          <table:table-cell office:value-type="float" office:value="144">
            <text:p>144</text:p>
          </table:table-cell>
          <table:table-cell/>
          <table:table-cell office:value-type="float" office:value="30">
            <text:p>30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undred_percent() and "Remix Access"</text:p>
          </table:table-cell>
          <table:table-cell table:number-columns-repeated="4"/>
          <table:table-cell office:value-type="string">
            <text:p>"REMIX", "LONG", "POSTGAME"</text:p>
          </table:table-cell>
          <table:table-cell office:value-type="string">
            <text:p>Play As Summony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Witchcraft</text:p>
          </table:table-cell>
          <table:table-cell office:value-type="string">
            <text:p>Badge</text:p>
          </table:table-cell>
          <table:table-cell office:value-type="float" office:value="145">
            <text:p>145</text:p>
          </table:table-cell>
          <table:table-cell/>
          <table:table-cell office:value-type="float" office:value="31">
            <text:p>31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table:style-name="ce15" office:value-type="string">
            <text:p>"Play As Witch" and have_all_weapons() and can_reach(Castle Vampy IV)</text:p>
          </table:table-cell>
          <table:table-cell table:number-columns-repeated="4"/>
          <table:table-cell office:value-type="string">
            <text:p>"LONG", "MULTISAVE"</text:p>
          </table:table-cell>
          <table:table-cell office:value-type="string">
            <text:p>Play As Ninja Girl</text:p>
          </table:table-cell>
          <table:table-cell table:number-columns-repeated="1005"/>
        </table:table-row>
        <table:table-row table:style-name="ro8">
          <table:table-cell/>
          <table:table-cell office:value-type="string">
            <text:p>Ninjitsu</text:p>
          </table:table-cell>
          <table:table-cell office:value-type="string">
            <text:p>Badge</text:p>
          </table:table-cell>
          <table:table-cell office:value-type="float" office:value="146">
            <text:p>146</text:p>
          </table:table-cell>
          <table:table-cell/>
          <table:table-cell office:value-type="float" office:value="32">
            <text:p>32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Play As Ninja Girl" and have_all_weapons() and "Infinite Gems"</text:p>
          </table:table-cell>
          <table:table-cell table:number-columns-repeated="4"/>
          <table:table-cell office:value-type="string">
            <text:p>"LONG_VANILLA_BADGES", "MULTISAVE"</text:p>
          </table:table-cell>
          <table:table-cell office:value-type="string">
            <text:p>Molecular Dispersion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tayin' Alive</text:p>
          </table:table-cell>
          <table:table-cell office:value-type="string">
            <text:p>Badge</text:p>
          </table:table-cell>
          <table:table-cell office:value-type="float" office:value="147">
            <text:p>147</text:p>
          </table:table-cell>
          <table:table-cell/>
          <table:table-cell office:value-type="float" office:value="33">
            <text:p>33</text:p>
          </table:table-cell>
          <table:table-cell table:number-columns-repeated="4"/>
          <table:table-cell office:value-type="string">
            <text:p>Survival</text:p>
          </table:table-cell>
          <table:table-cell/>
          <table:table-cell office:value-type="string">
            <text:p>"Infinite Survival"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Guaranteed Surviva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Hooliganin'</text:p>
          </table:table-cell>
          <table:table-cell office:value-type="string">
            <text:p>Badge</text:p>
          </table:table-cell>
          <table:table-cell office:value-type="float" office:value="148">
            <text:p>148</text:p>
          </table:table-cell>
          <table:table-cell/>
          <table:table-cell office:value-type="float" office:value="34">
            <text:p>34</text:p>
          </table:table-cell>
          <table:table-cell table:number-columns-repeated="4"/>
          <table:table-cell office:value-type="string">
            <text:p>Loony Ball</text:p>
          </table:table-cell>
          <table:table-cell table:number-columns-repeated="7"/>
          <table:table-cell office:value-type="string">
            <text:p>Bend It Like Bouapha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Swampdoggin'</text:p>
          </table:table-cell>
          <table:table-cell office:value-type="string">
            <text:p>Badge</text:p>
          </table:table-cell>
          <table:table-cell office:value-type="float" office:value="149">
            <text:p>149</text:p>
          </table:table-cell>
          <table:table-cell/>
          <table:table-cell office:value-type="float" office:value="35">
            <text:p>3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Play As Swampdog" and can_reach(Castle Vampy IV)</text:p>
          </table:table-cell>
          <table:table-cell table:number-columns-repeated="4"/>
          <table:table-cell office:value-type="string">
            <text:p>"LONG", "MULTISAVE"</text:p>
          </table:table-cell>
          <table:table-cell office:value-type="string">
            <text:p>Stinky Farley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Scorin'</text:p>
          </table:table-cell>
          <table:table-cell office:value-type="string">
            <text:p>Badge</text:p>
          </table:table-cell>
          <table:table-cell office:value-type="float" office:value="150">
            <text:p>150</text:p>
          </table:table-cell>
          <table:table-cell/>
          <table:table-cell office:value-type="float" office:value="36">
            <text:p>36</text:p>
          </table:table-cell>
          <table:table-cell table:number-columns-repeated="4"/>
          <table:table-cell office:value-type="string">
            <text:p>The Evilizer</text:p>
          </table:table-cell>
          <table:table-cell/>
          <table:table-cell office:value-type="string">
            <text:p>"Boss Bash Access" and power_level(30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Ultra Weapons Are Go!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Brawlin'</text:p>
          </table:table-cell>
          <table:table-cell office:value-type="string">
            <text:p>Badge</text:p>
          </table:table-cell>
          <table:table-cell office:value-type="float" office:value="151">
            <text:p>151</text:p>
          </table:table-cell>
          <table:table-cell/>
          <table:table-cell office:value-type="float" office:value="37">
            <text:p>37</text:p>
          </table:table-cell>
          <table:table-cell table:number-columns-repeated="4"/>
          <table:table-cell office:value-type="string">
            <text:p>Benny's Cocktails</text:p>
          </table:table-cell>
          <table:table-cell/>
          <table:table-cell office:value-type="string">
            <text:p>"Touch Of Death"</text:p>
          </table:table-cell>
          <table:table-cell table:number-columns-repeated="4"/>
          <table:table-cell office:value-type="string">
            <text:p>"LONG_VANILLA_BADGES", "OP"</text:p>
          </table:table-cell>
          <table:table-cell office:value-type="string">
            <text:p>Thorns Aura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Minin' For Treasure</text:p>
          </table:table-cell>
          <table:table-cell office:value-type="string">
            <text:p>Badge</text:p>
          </table:table-cell>
          <table:table-cell office:value-type="float" office:value="152">
            <text:p>152</text:p>
          </table:table-cell>
          <table:table-cell/>
          <table:table-cell office:value-type="float" office:value="38">
            <text:p>38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Abandoned Mines) and "Remix Access"</text:p>
          </table:table-cell>
          <table:table-cell table:number-columns-repeated="4"/>
          <table:table-cell office:value-type="string">
            <text:p>"REMIX"</text:p>
          </table:table-cell>
          <table:table-cell office:value-type="string">
            <text:p>Monster Regeneration</text:p>
          </table:table-cell>
          <table:table-cell table:number-columns-repeated="1005"/>
        </table:table-row>
        <table:table-row table:style-name="ro9">
          <table:table-cell/>
          <table:table-cell office:value-type="string">
            <text:p>Digitally Masterin'</text:p>
          </table:table-cell>
          <table:table-cell office:value-type="string">
            <text:p>Badge</text:p>
          </table:table-cell>
          <table:table-cell office:value-type="float" office:value="153">
            <text:p>153</text:p>
          </table:table-cell>
          <table:table-cell/>
          <table:table-cell office:value-type="float" office:value="39">
            <text:p>39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ave_39_badges()</text:p>
          </table:table-cell>
          <table:table-cell table:number-columns-repeated="4"/>
          <table:table-cell office:value-type="string">
            <text:p>"LONG", "REMIX", "MULTISAVE", "POSTGAME", "LONG_VANILLA_BADGES"</text:p>
          </table:table-cell>
          <table:table-cell office:value-type="string">
            <text:p>Farley Free Zone</text:p>
          </table:table-cell>
          <table:table-cell table:number-columns-repeated="1005"/>
        </table:table-row>
        <table:table-row table:style-name="ro5">
          <table:table-cell/>
          <table:table-cell office:value-type="string">
            <text:p>Tree Trimming Reward</text:p>
          </table:table-cell>
          <table:table-cell office:value-type="string">
            <text:p>Reward</text:p>
          </table:table-cell>
          <table:table-cell office:value-type="float" office:value="154">
            <text:p>154</text:p>
          </table:table-cell>
          <table:table-cell office:value-type="string">
            <text:p>A Cabin</text:p>
          </table:table-cell>
          <table:table-cell table:style-name="Default" office:value-type="string">
            <text:p>VAR_TREEREWAR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A Cabin Trees</text:p>
          </table:table-cell>
          <table:table-cell table:number-columns-repeated="5"/>
          <table:table-cell office:value-type="string">
            <text:p>2</text:p>
          </table:table-cell>
          <table:table-cell table:number-columns-repeated="1007"/>
        </table:table-row>
        <table:table-row table:style-name="ro6">
          <table:table-cell/>
          <table:table-cell office:value-type="string">
            <text:p>Larry's Wife Reward</text:p>
          </table:table-cell>
          <table:table-cell office:value-type="string">
            <text:p>Reward</text:p>
          </table:table-cell>
          <table:table-cell office:value-type="float" office:value="155">
            <text:p>155</text:p>
          </table:table-cell>
          <table:table-cell office:value-type="string">
            <text:p>A Cabin</text:p>
          </table:table-cell>
          <table:table-cell table:style-name="Default" office:value-type="string">
            <text:p>VAR_LARRYREWARD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office:value-type="string">
            <text:p>A Cabin Larry</text:p>
          </table:table-cell>
          <table:table-cell/>
          <table:table-cell office:value-type="string">
            <text:p>can_reach(Larry's Lair) and can_cleanse_crypts()</text:p>
          </table:table-cell>
          <table:table-cell table:number-columns-repeated="3"/>
          <table:table-cell office:value-type="string">
            <text:p>85</text:p>
          </table:table-cell>
          <table:table-cell table:number-columns-repeated="1007"/>
        </table:table-row>
        <table:table-row table:style-name="ro5">
          <table:table-cell/>
          <table:table-cell office:value-type="string">
            <text:p>Farmer Reward</text:p>
          </table:table-cell>
          <table:table-cell office:value-type="string">
            <text:p>Reward</text:p>
          </table:table-cell>
          <table:table-cell office:value-type="float" office:value="156">
            <text:p>156</text:p>
          </table:table-cell>
          <table:table-cell office:value-type="string">
            <text:p>Halloween Hill</text:p>
          </table:table-cell>
          <table:table-cell table:style-name="Default" office:value-type="string">
            <text:p>VAR_CROPSREWARD</text:p>
          </table:table-cell>
          <table:table-cell office:value-type="float" office:value="92">
            <text:p>92</text:p>
          </table:table-cell>
          <table:table-cell office:value-type="float" office:value="169">
            <text:p>169</text:p>
          </table:table-cell>
          <table:table-cell office:value-type="float" office:value="8">
            <text:p>8</text:p>
          </table:table-cell>
          <table:table-cell/>
          <table:table-cell office:value-type="string">
            <text:p>Halloween Hill</text:p>
          </table:table-cell>
          <table:table-cell/>
          <table:table-cell office:value-type="string">
            <text:p>can_cleanse_crypts()</text:p>
          </table:table-cell>
          <table:table-cell table:number-columns-repeated="3"/>
          <table:table-cell office:value-type="string">
            <text:p>42,43</text:p>
          </table:table-cell>
          <table:table-cell table:number-columns-repeated="1007"/>
        </table:table-row>
        <table:table-row table:style-name="ro5">
          <table:table-cell/>
          <table:table-cell office:value-type="string">
            <text:p>Witch Mushroom Reward</text:p>
          </table:table-cell>
          <table:table-cell office:value-type="string">
            <text:p>Reward</text:p>
          </table:table-cell>
          <table:table-cell office:value-type="float" office:value="157">
            <text:p>157</text:p>
          </table:table-cell>
          <table:table-cell office:value-type="string">
            <text:p>The Witch's Cabin</text:p>
          </table:table-cell>
          <table:table-cell table:style-name="Default" office:value-type="string">
            <text:p>VAR_WITCHREWARD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string">
            <text:p>The Witch's Cabin</text:p>
          </table:table-cell>
          <table:table-cell/>
          <table:table-cell office:value-type="string">
            <text:p>"Mushroom"10</text:p>
          </table:table-cell>
          <table:table-cell table:number-columns-repeated="3"/>
          <table:table-cell office:value-type="string">
            <text:p>31,191</text:p>
          </table:table-cell>
          <table:table-cell table:number-columns-repeated="1007"/>
        </table:table-row>
        <table:table-row table:style-name="ro5">
          <table:table-cell/>
          <table:table-cell office:value-type="string">
            <text:p>Mayor Reward</text:p>
          </table:table-cell>
          <table:table-cell office:value-type="string">
            <text:p>Reward</text:p>
          </table:table-cell>
          <table:table-cell office:value-type="float" office:value="158">
            <text:p>158</text:p>
          </table:table-cell>
          <table:table-cell office:value-type="string">
            <text:p>Halloween Hill</text:p>
          </table:table-cell>
          <table:table-cell table:style-name="Default" office:value-type="string">
            <text:p>VAR_ZOMBIEREWARD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Zombiton</text:p>
          </table:table-cell>
          <table:table-cell/>
          <table:table-cell office:value-type="string">
            <text:p>can_cleanse_crypts()</text:p>
          </table:table-cell>
          <table:table-cell table:number-columns-repeated="3"/>
          <table:table-cell office:value-type="string">
            <text:p>56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at Drop</text:p>
          </table:table-cell>
          <table:table-cell office:value-type="string">
            <text:p>Doll</text:p>
          </table:table-cell>
          <table:table-cell office:value-type="float" office:value="159">
            <text:p>159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bats()</text:p>
          </table:table-cell>
          <table:table-cell table:number-columns-repeated="5"/>
          <table:table-cell table:style-name="ce20" office:value-type="string">
            <text:p>Bat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keleton Drop</text:p>
          </table:table-cell>
          <table:table-cell office:value-type="string">
            <text:p>Doll</text:p>
          </table:table-cell>
          <table:table-cell office:value-type="float" office:value="160">
            <text:p>160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skeleton()</text:p>
          </table:table-cell>
          <table:table-cell table:number-columns-repeated="5"/>
          <table:table-cell table:style-name="ce20" office:value-type="string">
            <text:p>Skeleton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Frog Drop</text:p>
          </table:table-cell>
          <table:table-cell office:value-type="string">
            <text:p>Doll</text:p>
          </table:table-cell>
          <table:table-cell office:value-type="float" office:value="161">
            <text:p>161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frog()</text:p>
          </table:table-cell>
          <table:table-cell table:number-columns-repeated="5"/>
          <table:table-cell table:style-name="ce20" office:value-type="string">
            <text:p>Frog Doll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Ghost Drop</text:p>
          </table:table-cell>
          <table:table-cell office:value-type="string">
            <text:p>Doll</text:p>
          </table:table-cell>
          <table:table-cell office:value-type="float" office:value="162">
            <text:p>162</text:p>
          </table:table-cell>
          <table:table-cell table:style-name="ce17"/>
          <table:table-cell table:style-name="ce17" office:value-type="float" office:value="3">
            <text:p>3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ghost() and "Ghost Potion"</text:p>
          </table:table-cell>
          <table:table-cell table:number-columns-repeated="5"/>
          <table:table-cell table:style-name="ce20" office:value-type="string">
            <text:p>Ghost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Mummy Drop</text:p>
          </table:table-cell>
          <table:table-cell office:value-type="string">
            <text:p>Doll</text:p>
          </table:table-cell>
          <table:table-cell office:value-type="float" office:value="163">
            <text:p>163</text:p>
          </table:table-cell>
          <table:table-cell table:style-name="ce17"/>
          <table:table-cell table:style-name="ce17" office:value-type="float" office:value="4">
            <text:p>4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mummy()</text:p>
          </table:table-cell>
          <table:table-cell table:number-columns-repeated="5"/>
          <table:table-cell table:style-name="ce20" office:value-type="string">
            <text:p>Mummy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wampdog Drop</text:p>
          </table:table-cell>
          <table:table-cell office:value-type="string">
            <text:p>Doll</text:p>
          </table:table-cell>
          <table:table-cell office:value-type="float" office:value="164">
            <text:p>164</text:p>
          </table:table-cell>
          <table:table-cell table:style-name="ce17"/>
          <table:table-cell table:style-name="ce17"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swampdog()</text:p>
          </table:table-cell>
          <table:table-cell table:number-columns-repeated="5"/>
          <table:table-cell table:style-name="ce20" office:value-type="string">
            <text:p>Swampdog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ampire Drop</text:p>
          </table:table-cell>
          <table:table-cell office:value-type="string">
            <text:p>Doll</text:p>
          </table:table-cell>
          <table:table-cell office:value-type="float" office:value="165">
            <text:p>165</text:p>
          </table:table-cell>
          <table:table-cell table:style-name="ce17"/>
          <table:table-cell table:style-name="ce17" office:value-type="float" office:value="6">
            <text:p>6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vampire()</text:p>
          </table:table-cell>
          <table:table-cell table:number-columns-repeated="5"/>
          <table:table-cell table:style-name="ce20" office:value-type="string">
            <text:p>Vampire Doll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Wolf Drop</text:p>
          </table:table-cell>
          <table:table-cell office:value-type="string">
            <text:p>Doll</text:p>
          </table:table-cell>
          <table:table-cell office:value-type="float" office:value="166">
            <text:p>166</text:p>
          </table:table-cell>
          <table:table-cell table:style-name="ce17"/>
          <table:table-cell table:style-name="ce17" office:value-type="float" office:value="7">
            <text:p>7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wolves() and can_kill_werewolves()</text:p>
          </table:table-cell>
          <table:table-cell table:number-columns-repeated="5"/>
          <table:table-cell table:style-name="ce20" office:value-type="string">
            <text:p>Wolfman Doll</text:p>
          </table:table-cell>
          <table:table-cell table:number-columns-repeated="1005"/>
        </table:table-row>
        <table:table-row table:style-name="ro4" table:number-rows-repeated="4">
          <table:table-cell table:number-columns-repeated="5"/>
          <table:table-cell table:style-name="ce17"/>
          <table:table-cell table:number-columns-repeated="1018"/>
        </table:table-row>
        <table:table-row table:style-name="ro4" table:number-rows-repeated="10">
          <table:table-cell table:number-columns-repeated="5"/>
          <table:table-cell table:style-name="ce15"/>
          <table:table-cell table:number-columns-repeated="1018"/>
        </table:table-row>
        <table:table-row table:style-name="ro4" table:number-rows-repeated="104839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trances" table:style-name="ta1" table:print="false">
        <table:table-column table:style-name="co26" table:default-cell-style-name="ce23"/>
        <table:table-column table:style-name="co12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5"/>
        <table:table-column table:style-name="co3" table:default-cell-style-name="ce23"/>
        <table:table-column table:style-name="co30" table:default-cell-style-name="ce25"/>
        <table:table-column table:style-name="co31" table:default-cell-style-name="ce25"/>
        <table:table-column table:style-name="co31" table:default-cell-style-name="ce23"/>
        <table:table-column table:style-name="co3" table:number-columns-repeated="1015" table:default-cell-style-name="ce23"/>
        <table:table-row table:style-name="ro1">
          <table:table-cell table:style-name="ce21" office:value-type="string">
            <text:p>Disabled</text:p>
          </table:table-cell>
          <table:table-cell office:value-type="string">
            <text:p>Source</text:p>
          </table:table-cell>
          <table:table-cell office:value-type="string">
            <text:p>SourceX</text:p>
          </table:table-cell>
          <table:table-cell office:value-type="string">
            <text:p>SourceY</text:p>
          </table:table-cell>
          <table:table-cell office:value-type="string">
            <text:p>End</text:p>
          </table:table-cell>
          <table:table-cell office:value-type="string">
            <text:p>Load</text:p>
          </table:table-cell>
          <table:table-cell office:value-type="string">
            <text:p>Logic</text:p>
          </table:table-cell>
          <table:table-cell office:value-type="string">
            <text:p>Glitch_Logic</text:p>
          </table:table-cell>
          <table:table-cell office:value-type="string">
            <text:p>Comments</text:p>
          </table:table-cell>
          <table:table-cell office:value-type="string">
            <text:p>Flags</text:p>
          </table:table-cell>
          <table:table-cell table:number-columns-repeated="1014"/>
        </table:table-row>
        <table:table-row table:style-name="ro1">
          <table:table-cell table:style-name="ce22"/>
          <table:table-cell table:style-name="ce22" office:value-type="string">
            <text:p>Menu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Menu</text:p>
          </table:table-cell>
          <table:table-cell table:style-name="ce22" table:number-columns-repeated="2"/>
          <table:table-cell table:style-name="ce24" office:value-type="string">
            <text:p>Bowling</text:p>
          </table:table-cell>
          <table:table-cell table:style-name="ce22"/>
          <table:table-cell table:style-name="ce24" office:value-type="string">
            <text:p>"Bowling Access"</text:p>
          </table:table-cell>
          <table:table-cell table:style-name="ce24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22"/>
          <table:table-cell table:style-name="ce22" office:value-type="string">
            <text:p>Menu</text:p>
          </table:table-cell>
          <table:table-cell table:style-name="ce22" table:number-columns-repeated="2"/>
          <table:table-cell table:style-name="ce24" office:value-type="string">
            <text:p>Survival</text:p>
          </table:table-cell>
          <table:table-cell table:style-name="ce22"/>
          <table:table-cell table:style-name="ce24" office:value-type="string">
            <text:p>"Survival Access"</text:p>
          </table:table-cell>
          <table:table-cell table:style-name="ce24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22"/>
          <table:table-cell table:style-name="ce22" office:value-type="string">
            <text:p>Menu</text:p>
          </table:table-cell>
          <table:table-cell table:style-name="ce22" table:number-columns-repeated="2"/>
          <table:table-cell table:style-name="ce24" office:value-type="string">
            <text:p>Boss Bash</text:p>
          </table:table-cell>
          <table:table-cell table:style-name="ce22"/>
          <table:table-cell table:style-name="ce24" office:value-type="string">
            <text:p>"Boss Bash Access"</text:p>
          </table:table-cell>
          <table:table-cell table:style-name="ce24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22"/>
          <table:table-cell table:style-name="ce22" office:value-type="string">
            <text:p>Menu</text:p>
          </table:table-cell>
          <table:table-cell table:style-name="ce22" table:number-columns-repeated="2"/>
          <table:table-cell table:style-name="ce24" office:value-type="string">
            <text:p>Loony Ball</text:p>
          </table:table-cell>
          <table:table-cell table:style-name="ce22"/>
          <table:table-cell table:style-name="ce24" office:value-type="string">
            <text:p>"Loony Ball Access"</text:p>
          </table:table-cell>
          <table:table-cell table:style-name="ce24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22"/>
          <table:table-cell table:style-name="ce22" office:value-type="string">
            <text:p>Menu</text:p>
          </table:table-cell>
          <table:table-cell table:style-name="ce22" table:number-columns-repeated="2"/>
          <table:table-cell table:style-name="ce24" office:value-type="string">
            <text:p>Remix</text:p>
          </table:table-cell>
          <table:table-cell table:style-name="ce22"/>
          <table:table-cell table:style-name="ce24" office:value-type="string">
            <text:p>"Remix Access"</text:p>
          </table:table-cell>
          <table:table-cell table:style-name="ce24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22"/>
          <table:table-cell table:style-name="ce22" office:value-type="string">
            <text:p>Halloween Hill</text:p>
          </table:table-cell>
          <table:table-cell table:style-name="ce22" table:number-columns-repeated="2"/>
          <table:table-cell table:style-name="ce24" office:value-type="string">
            <text:p>A Cabin Trees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lloween Hill</text:p>
          </table:table-cell>
          <table:table-cell table:style-name="ce22" table:number-columns-repeated="2"/>
          <table:table-cell table:style-name="ce24" office:value-type="string">
            <text:p>The Witch's Cabin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lloween Hill</text:p>
          </table:table-cell>
          <table:table-cell table:style-name="ce22" table:number-columns-repeated="2"/>
          <table:table-cell table:style-name="ce24" office:value-type="string">
            <text:p>Bonita's Cabin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lloween Hill</text:p>
          </table:table-cell>
          <table:table-cell table:style-name="ce22" table:number-columns-repeated="2"/>
          <table:table-cell table:style-name="ce24" office:value-type="string">
            <text:p>Underground Tunne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lloween Hill</text:p>
          </table:table-cell>
          <table:table-cell table:style-name="ce22" table:number-columns-repeated="2"/>
          <table:table-cell table:style-name="ce24" office:value-type="string">
            <text:p>The Bog Pit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Slurpy Swamp Mud</text:p>
          </table:table-cell>
          <table:table-cell table:style-name="ce22" table:number-columns-repeated="2"/>
          <table:table-cell table:style-name="ce24" office:value-type="string">
            <text:p>Slurpy Swamp Mud East Warp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Slurpy Swamp Mud East Warp</text:p>
          </table:table-cell>
          <table:table-cell table:style-name="ce22" table:number-columns-repeated="2"/>
          <table:table-cell table:style-name="ce24" office:value-type="string">
            <text:p>Swamp Gas Cavern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Slurpy Swamp Mud</text:p>
          </table:table-cell>
          <table:table-cell table:style-name="ce22" table:number-columns-repeated="2"/>
          <table:table-cell table:style-name="ce24" office:value-type="string">
            <text:p>Slurpy Swamp Mud North Warp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Slurpy Swamp Mud North Warp</text:p>
          </table:table-cell>
          <table:table-cell table:style-name="ce22" table:number-columns-repeated="2"/>
          <table:table-cell table:style-name="ce24" office:value-type="string">
            <text:p>Swamp Gas Cavern Back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lloween Hill</text:p>
          </table:table-cell>
          <table:table-cell table:style-name="ce22" table:number-columns-repeated="2"/>
          <table:table-cell table:style-name="ce24" office:value-type="string">
            <text:p>A Tiny Cabin</text:p>
          </table:table-cell>
          <table:table-cell table:style-name="ce26" office:value-type="boolean" office:boolean-value="true">
            <text:p>TRUE</text:p>
          </table:table-cell>
          <table:table-cell table:style-name="ce24" office:value-type="string">
            <text:p>"Skull Key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lloween Hill</text:p>
          </table:table-cell>
          <table:table-cell table:style-name="ce22" table:number-columns-repeated="2"/>
          <table:table-cell table:style-name="ce24" office:value-type="string">
            <text:p>The Witch's Cabin Back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Zombiton</text:p>
          </table:table-cell>
          <table:table-cell table:style-name="ce22" table:number-columns-repeated="2"/>
          <table:table-cell table:style-name="ce24" office:value-type="string">
            <text:p>A Cabin Seer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Zombiton</text:p>
          </table:table-cell>
          <table:table-cell table:style-name="ce22" table:number-columns-repeated="2"/>
          <table:table-cell table:style-name="ce24" office:value-type="string">
            <text:p>Benny's Cocktails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lloween Hill</text:p>
          </table:table-cell>
          <table:table-cell table:style-name="ce22" table:number-columns-repeated="2"/>
          <table:table-cell table:style-name="ce24" office:value-type="string">
            <text:p>Dusty Crypt Entranc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Zombiton</text:p>
          </table:table-cell>
          <table:table-cell table:style-name="ce22" table:number-columns-repeated="2"/>
          <table:table-cell table:style-name="ce24" office:value-type="string">
            <text:p>Musty Crypt Entranc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Zombiton</text:p>
          </table:table-cell>
          <table:table-cell table:style-name="ce22" table:number-columns-repeated="2"/>
          <table:table-cell table:style-name="ce24" office:value-type="string">
            <text:p>A Messy Cabin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lloween Hill</text:p>
          </table:table-cell>
          <table:table-cell table:style-name="ce22" table:number-columns-repeated="2"/>
          <table:table-cell table:style-name="ce24" office:value-type="string">
            <text:p>Rusty Crypt Entranc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lloween Hill</text:p>
          </table:table-cell>
          <table:table-cell table:style-name="ce22" table:number-columns-repeated="2"/>
          <table:table-cell table:style-name="ce24" office:value-type="string">
            <text:p>Under The Lake Entrance</text:p>
          </table:table-cell>
          <table:table-cell table:style-name="ce26" office:value-type="boolean" office:boolean-value="true">
            <text:p>TRUE</text:p>
          </table:table-cell>
          <table:table-cell table:style-name="ce24" office:value-type="string">
            <text:p>"Orb"4</text:p>
          </table:table-cell>
          <table:table-cell table:style-name="ce30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lloween Hill</text:p>
          </table:table-cell>
          <table:table-cell table:style-name="ce22" table:number-columns-repeated="2"/>
          <table:table-cell table:style-name="ce24" office:value-type="string">
            <text:p>Haunted Tower Entrance</text:p>
          </table:table-cell>
          <table:table-cell table:style-name="ce26" office:value-type="boolean" office:boolean-value="true">
            <text:p>TRUE</text:p>
          </table:table-cell>
          <table:table-cell table:style-name="ce24" office:value-type="string">
            <text:p>"Ghost Potion"</text:p>
          </table:table-cell>
          <table:table-cell table:style-name="ce30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Rocky Cliffs</text:p>
          </table:table-cell>
          <table:table-cell table:style-name="ce22" table:number-columns-repeated="2"/>
          <table:table-cell table:style-name="ce24" office:value-type="string">
            <text:p>Abandoned Mines Entranc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Rocky Cliffs</text:p>
          </table:table-cell>
          <table:table-cell table:style-name="ce22" table:number-columns-repeated="2"/>
          <table:table-cell table:style-name="ce24" office:value-type="string">
            <text:p>The Shrine Of Bombulus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Rocky Cliffs</text:p>
          </table:table-cell>
          <table:table-cell table:style-name="ce22" table:number-columns-repeated="2"/>
          <table:table-cell table:style-name="ce24" office:value-type="string">
            <text:p>A Gloomy Cavern Entrance</text:p>
          </table:table-cell>
          <table:table-cell table:style-name="ce26" office:value-type="boolean" office:boolean-value="true">
            <text:p>TRUE</text:p>
          </table:table-cell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lloween Hill</text:p>
          </table:table-cell>
          <table:table-cell table:style-name="ce22" table:number-columns-repeated="2"/>
          <table:table-cell table:style-name="ce24" office:value-type="string">
            <text:p>Happy Stick Woods</text:p>
          </table:table-cell>
          <table:table-cell table:style-name="ce26" office:value-type="boolean" office:boolean-value="true">
            <text:p>TRUE</text:p>
          </table:table-cell>
          <table:table-cell table:style-name="ce24" office:value-type="string">
            <text:p>"Happy Stick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Zombiton</text:p>
          </table:table-cell>
          <table:table-cell table:style-name="ce22" table:number-columns-repeated="2"/>
          <table:table-cell table:style-name="ce24" office:value-type="string">
            <text:p>A Cabin Larry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lloween Hill</text:p>
          </table:table-cell>
          <table:table-cell table:style-name="ce22" table:number-columns-repeated="2"/>
          <table:table-cell table:style-name="ce24" office:value-type="string">
            <text:p>The Wolf Den Entranc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Rocky Cliffs</text:p>
          </table:table-cell>
          <table:table-cell table:style-name="ce22" table:number-columns-repeated="2"/>
          <table:table-cell table:style-name="ce24" office:value-type="string">
            <text:p>Upper Creepy Caverns Left Warp</text:p>
          </table:table-cell>
          <table:table-cell table:style-name="ce26" office:value-type="boolean" office:boolean-value="true">
            <text:p>TRUE</text:p>
          </table:table-cell>
          <table:table-cell table:style-name="ce24" office:value-type="string">
            <text:p>"Bombs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Rocky Cliffs</text:p>
          </table:table-cell>
          <table:table-cell table:style-name="ce22" table:number-columns-repeated="2"/>
          <table:table-cell table:style-name="ce24" office:value-type="string">
            <text:p>Creepy Caverns Left Bottom Warp</text:p>
          </table:table-cell>
          <table:table-cell table:style-name="ce26" office:value-type="boolean" office:boolean-value="true">
            <text:p>TRUE</text:p>
          </table:table-cell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Vampy Land</text:p>
          </table:table-cell>
          <table:table-cell table:style-name="ce22" table:number-columns-repeated="2"/>
          <table:table-cell table:style-name="ce24" office:value-type="string">
            <text:p>Creepy Caverns Right Bottom Warp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Vampy Land</text:p>
          </table:table-cell>
          <table:table-cell table:style-name="ce22" table:number-columns-repeated="2"/>
          <table:table-cell table:style-name="ce24" office:value-type="string">
            <text:p>Castle Vampy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lloween Hill</text:p>
          </table:table-cell>
          <table:table-cell table:style-name="ce22" table:number-columns-repeated="2"/>
          <table:table-cell table:style-name="ce24" office:value-type="string">
            <text:p>Cabin In The Woods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lloween Hill</text:p>
          </table:table-cell>
          <table:table-cell table:style-name="ce22" table:number-columns-repeated="2"/>
          <table:table-cell table:style-name="ce24" office:value-type="string">
            <text:p>A Cabin Collector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lloween Hill</text:p>
          </table:table-cell>
          <table:table-cell table:style-name="ce22" table:number-columns-repeated="2"/>
          <table:table-cell table:style-name="ce24" office:value-type="string">
            <text:p>A Hidey-Hol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lloween Hill</text:p>
          </table:table-cell>
          <table:table-cell table:style-name="ce22" table:number-columns-repeated="2"/>
          <table:table-cell table:style-name="ce24" office:value-type="string">
            <text:p>Swampdog Lair Entranc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A Cabin Trees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The Witch's Cabin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The Witch's Cabin Back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Bonita's Cabin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The Bog Pit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Underground Tunnel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Underground Tunnel Zombie</text:p>
          </table:table-cell>
          <table:table-cell table:style-name="ce22" table:number-columns-repeated="2"/>
          <table:table-cell table:style-name="ce24" office:value-type="string">
            <text:p>Benny's Cocktails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Swamp Gas Cavern</text:p>
          </table:table-cell>
          <table:table-cell table:style-name="ce22" table:number-columns-repeated="2"/>
          <table:table-cell table:style-name="ce24" office:value-type="string">
            <text:p>Slurpy Swamp Mud North Warp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Swamp Gas Cavern Back</text:p>
          </table:table-cell>
          <table:table-cell table:style-name="ce22" table:number-columns-repeated="2"/>
          <table:table-cell table:style-name="ce24" office:value-type="string">
            <text:p>Slurpy Swamp Mud East Warp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A Tiny Cabin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A Cabin Seer</text:p>
          </table:table-cell>
          <table:table-cell table:style-name="ce22" table:number-columns-repeated="2"/>
          <table:table-cell table:style-name="ce24" office:value-type="string">
            <text:p>Zombiton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Benny's Cocktails</text:p>
          </table:table-cell>
          <table:table-cell table:style-name="ce22" table:number-columns-repeated="2"/>
          <table:table-cell table:style-name="ce24" office:value-type="string">
            <text:p>Zombiton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Benny's Cocktails</text:p>
          </table:table-cell>
          <table:table-cell table:style-name="ce22" table:number-columns-repeated="2"/>
          <table:table-cell table:style-name="ce24" office:value-type="string">
            <text:p>Underground Tunnel Zombi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Dusty Crypt Entrance</text:p>
          </table:table-cell>
          <table:table-cell table:style-name="ce22" table:number-columns-repeated="2"/>
          <table:table-cell table:style-name="ce24" office:value-type="string">
            <text:p>Dusty Crypt</text:p>
          </table:table-cell>
          <table:table-cell table:style-name="ce26"/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Dusty Crypt Entrance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Dusty Crypt</text:p>
          </table:table-cell>
          <table:table-cell table:style-name="ce22" table:number-columns-repeated="2"/>
          <table:table-cell table:style-name="ce24" office:value-type="string">
            <text:p>Dusty Crypt Entrance</text:p>
          </table:table-cell>
          <table:table-cell table:style-name="ce26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Musty Crypt Entrance</text:p>
          </table:table-cell>
          <table:table-cell table:style-name="ce22" table:number-columns-repeated="2"/>
          <table:table-cell table:style-name="ce24" office:value-type="string">
            <text:p>Musty Crypt</text:p>
          </table:table-cell>
          <table:table-cell table:style-name="ce26" office:value-type="boolean" office:boolean-value="true">
            <text:p>TRUE</text:p>
          </table:table-cell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Musty Crypt Entrance</text:p>
          </table:table-cell>
          <table:table-cell table:style-name="ce22" table:number-columns-repeated="2"/>
          <table:table-cell table:style-name="ce24" office:value-type="string">
            <text:p>Zombiton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Musty Crypt</text:p>
          </table:table-cell>
          <table:table-cell table:style-name="ce22" table:number-columns-repeated="2"/>
          <table:table-cell table:style-name="ce24" office:value-type="string">
            <text:p>Musty Crypt Entrance</text:p>
          </table:table-cell>
          <table:table-cell table:style-name="ce26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Rusty Crypt Entrance</text:p>
          </table:table-cell>
          <table:table-cell table:style-name="ce22" table:number-columns-repeated="2"/>
          <table:table-cell table:style-name="ce24" office:value-type="string">
            <text:p>Rusty Crypt</text:p>
          </table:table-cell>
          <table:table-cell table:style-name="ce26"/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Rusty Crypt Entrance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Rusty Crypt</text:p>
          </table:table-cell>
          <table:table-cell table:style-name="ce22" table:number-columns-repeated="2"/>
          <table:table-cell table:style-name="ce24" office:value-type="string">
            <text:p>Rusty Crypt Entrance</text:p>
          </table:table-cell>
          <table:table-cell table:style-name="ce26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A Messy Cabin</text:p>
          </table:table-cell>
          <table:table-cell table:style-name="ce22" table:number-columns-repeated="2"/>
          <table:table-cell table:style-name="ce24" office:value-type="string">
            <text:p>Zombiton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Under The Lake Entrance</text:p>
          </table:table-cell>
          <table:table-cell table:style-name="ce22" table:number-columns-repeated="2"/>
          <table:table-cell table:style-name="ce24" office:value-type="string">
            <text:p>Under The Lake</text:p>
          </table:table-cell>
          <table:table-cell table:style-name="ce26"/>
          <table:table-cell table:style-name="ce24" office:value-type="string">
            <text:p>have_light_source()</text:p>
          </table:table-cell>
          <table:table-cell table:style-name="ce30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Under The Lake Entrance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Under The Lake</text:p>
          </table:table-cell>
          <table:table-cell table:style-name="ce22" table:number-columns-repeated="2"/>
          <table:table-cell table:style-name="ce24" office:value-type="string">
            <text:p>Under The Lake Entrance</text:p>
          </table:table-cell>
          <table:table-cell table:style-name="ce26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Under The Lake</text:p>
          </table:table-cell>
          <table:table-cell table:style-name="ce22" table:number-columns-repeated="2"/>
          <table:table-cell table:style-name="ce24" office:value-type="string">
            <text:p>Under The Lake Exit</text:p>
          </table:table-cell>
          <table:table-cell table:style-name="ce26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Under The Lake Exit</text:p>
          </table:table-cell>
          <table:table-cell table:style-name="ce22" table:number-columns-repeated="2"/>
          <table:table-cell table:style-name="ce24" office:value-type="string">
            <text:p>Deeper Under The Lak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Under The Lake Exit</text:p>
          </table:table-cell>
          <table:table-cell table:style-name="ce22" table:number-columns-repeated="2"/>
          <table:table-cell table:style-name="ce24" office:value-type="string">
            <text:p>Under The Lake</text:p>
          </table:table-cell>
          <table:table-cell table:style-name="ce26"/>
          <table:table-cell table:style-name="ce24" table:number-columns-repeated="2"/>
          <table:table-cell table:style-name="Comment" office:value-type="string">
            <text:p><text:s/>One way, possible with badges/items</text:p>
          </table:table-cell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Deeper Under The Lake</text:p>
          </table:table-cell>
          <table:table-cell table:style-name="ce22" table:number-columns-repeated="2"/>
          <table:table-cell table:style-name="ce24" office:value-type="string">
            <text:p>Under The Lake Exit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Deeper Under The Lake</text:p>
          </table:table-cell>
          <table:table-cell table:style-name="ce22" table:number-columns-repeated="2"/>
          <table:table-cell table:style-name="ce24" office:value-type="string">
            <text:p>Frankenjulie's Laboratory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Frankenjulie's Laboratory</text:p>
          </table:table-cell>
          <table:table-cell table:style-name="ce22" table:number-columns-repeated="2"/>
          <table:table-cell table:style-name="ce24" office:value-type="string">
            <text:p>Deeper Under The Lak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Frankenjulie's Laboratory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22"/>
          <table:table-cell table:style-name="ce22" office:value-type="string">
            <text:p>Haunted Tower Entrance</text:p>
          </table:table-cell>
          <table:table-cell table:style-name="ce22" table:number-columns-repeated="2"/>
          <table:table-cell table:style-name="ce24" office:value-type="string">
            <text:p>Haunted Tower</text:p>
          </table:table-cell>
          <table:table-cell table:style-name="ce26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Haunted Tower</text:p>
          </table:table-cell>
          <table:table-cell table:style-name="ce22" table:number-columns-repeated="2"/>
          <table:table-cell table:style-name="ce24" office:value-type="string">
            <text:p>Haunted Basement Entrance</text:p>
          </table:table-cell>
          <table:table-cell table:style-name="ce26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unted Tower</text:p>
          </table:table-cell>
          <table:table-cell table:style-name="ce22" table:number-columns-repeated="2"/>
          <table:table-cell table:style-name="ce22" office:value-type="string">
            <text:p>Haunted Tower Stairs Up</text:p>
          </table:table-cell>
          <table:table-cell table:style-name="ce26"/>
          <table:table-cell table:style-name="ce24"/>
          <table:table-cell table:style-name="ce30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Haunted Tower</text:p>
          </table:table-cell>
          <table:table-cell table:style-name="ce22" table:number-columns-repeated="2"/>
          <table:table-cell table:style-name="ce24" office:value-type="string">
            <text:p>Haunted Tower Stairs Down</text:p>
          </table:table-cell>
          <table:table-cell table:style-name="ce26"/>
          <table:table-cell table:style-name="ce24" office:value-type="string">
            <text:p>"Bat Key" and "Pumpkin Key" and "Skull Key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Haunted Tower Stairs Up</text:p>
          </table:table-cell>
          <table:table-cell table:style-name="ce22" table:number-columns-repeated="2"/>
          <table:table-cell table:style-name="ce24" office:value-type="string">
            <text:p>Haunted Tower Floor 2 Entranc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22"/>
          <table:table-cell table:style-name="ce22" office:value-type="string">
            <text:p>Haunted Tower Stairs Up</text:p>
          </table:table-cell>
          <table:table-cell table:style-name="ce22" table:number-columns-repeated="2"/>
          <table:table-cell table:style-name="ce24" office:value-type="string">
            <text:p>Haunted Tower</text:p>
          </table:table-cell>
          <table:table-cell table:style-name="ce26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6">
          <table:table-cell table:style-name="ce22"/>
          <table:table-cell table:style-name="ce22" office:value-type="string">
            <text:p>Haunted Tower Stairs Down</text:p>
          </table:table-cell>
          <table:table-cell table:style-name="ce22" table:number-columns-repeated="2"/>
          <table:table-cell table:style-name="ce24" office:value-type="string">
            <text:p>Haunted Tower</text:p>
          </table:table-cell>
          <table:table-cell table:style-name="ce26"/>
          <table:table-cell table:style-name="ce24" office:value-type="string">
            <text:p>"Bat Key" and "Pumpkin Key" and "Skull Key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Haunted Tower Stairs Down</text:p>
          </table:table-cell>
          <table:table-cell table:style-name="ce22" table:number-columns-repeated="2"/>
          <table:table-cell table:style-name="ce24" office:value-type="string">
            <text:p>Haunted Basement Entrance</text:p>
          </table:table-cell>
          <table:table-cell table:style-name="ce26" office:value-type="boolean" office:boolean-value="true">
            <text:p>TRUE</text:p>
          </table:table-cell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unted Tower Floor 2 Entrance</text:p>
          </table:table-cell>
          <table:table-cell table:style-name="ce22" table:number-columns-repeated="2"/>
          <table:table-cell table:style-name="ce24" office:value-type="string">
            <text:p>Haunted Tower Stairs Up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unted Tower Floor 2 Entrance</text:p>
          </table:table-cell>
          <table:table-cell table:style-name="ce22" table:number-columns-repeated="2"/>
          <table:table-cell table:style-name="ce24" office:value-type="string">
            <text:p>Haunted Tower Floor 2</text:p>
          </table:table-cell>
          <table:table-cell table:style-name="ce26"/>
          <table:table-cell table:style-name="ce24" office:value-type="string">
            <text:p>"Ghost Potion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Haunted Tower Floor 2</text:p>
          </table:table-cell>
          <table:table-cell table:style-name="ce22" table:number-columns-repeated="2"/>
          <table:table-cell table:style-name="ce24" office:value-type="string">
            <text:p>Haunted Tower Floor 2 Entrance</text:p>
          </table:table-cell>
          <table:table-cell table:style-name="ce26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Haunted Tower Floor 2</text:p>
          </table:table-cell>
          <table:table-cell table:style-name="ce22" table:number-columns-repeated="2"/>
          <table:table-cell table:style-name="ce24" office:value-type="string">
            <text:p>Haunted Tower Floor 2 Exit</text:p>
          </table:table-cell>
          <table:table-cell table:style-name="ce26"/>
          <table:table-cell table:style-name="ce24"/>
          <table:table-cell table:style-name="ce30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unted Tower Floor 2 Exit</text:p>
          </table:table-cell>
          <table:table-cell table:style-name="ce22" table:number-columns-repeated="2"/>
          <table:table-cell table:style-name="ce22" office:value-type="string">
            <text:p>Haunted Tower Floor 2</text:p>
          </table:table-cell>
          <table:table-cell table:style-name="ce26"/>
          <table:table-cell table:style-name="ce24" office:value-type="string">
            <text:p>"Ghost Potion"</text:p>
          </table:table-cell>
          <table:table-cell table:style-name="ce30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Haunted Tower Floor 2 Exit</text:p>
          </table:table-cell>
          <table:table-cell table:style-name="ce22" table:number-columns-repeated="2"/>
          <table:table-cell table:style-name="ce24" office:value-type="string">
            <text:p>Haunted Tower Floor 3 Entrance</text:p>
          </table:table-cell>
          <table:table-cell table:style-name="ce26" office:value-type="boolean" office:boolean-value="true">
            <text:p>TRUE</text:p>
          </table:table-cell>
          <table:table-cell table:style-name="ce24"/>
          <table:table-cell table:style-name="ce30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unted Tower Floor 3 Entrance</text:p>
          </table:table-cell>
          <table:table-cell table:style-name="ce22" table:number-columns-repeated="2"/>
          <table:table-cell table:style-name="ce22" office:value-type="string">
            <text:p>Haunted Tower Floor 2 Exit</text:p>
          </table:table-cell>
          <table:table-cell table:style-name="ce26" office:value-type="boolean" office:boolean-value="true">
            <text:p>TRUE</text:p>
          </table:table-cell>
          <table:table-cell table:style-name="ce24"/>
          <table:table-cell table:style-name="ce30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unted Tower Floor 3 Entrance</text:p>
          </table:table-cell>
          <table:table-cell table:style-name="ce22" table:number-columns-repeated="2"/>
          <table:table-cell table:style-name="ce22" office:value-type="string">
            <text:p>Haunted Tower Floor 3</text:p>
          </table:table-cell>
          <table:table-cell table:style-name="ce26"/>
          <table:table-cell table:style-name="ce24" office:value-type="string">
            <text:p>"Ghost Potion"</text:p>
          </table:table-cell>
          <table:table-cell table:style-name="ce30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Haunted Tower Floor 3</text:p>
          </table:table-cell>
          <table:table-cell table:style-name="ce22" table:number-columns-repeated="2"/>
          <table:table-cell table:style-name="ce24" office:value-type="string">
            <text:p>Haunted Tower Floor 3 Entrance</text:p>
          </table:table-cell>
          <table:table-cell table:style-name="ce26"/>
          <table:table-cell table:style-name="ce24"/>
          <table:table-cell table:style-name="ce30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Haunted Tower Floor 3</text:p>
          </table:table-cell>
          <table:table-cell table:style-name="ce22" table:number-columns-repeated="2"/>
          <table:table-cell table:style-name="ce24" office:value-type="string">
            <text:p>Haunted Tower Floor 3 Exit</text:p>
          </table:table-cell>
          <table:table-cell table:style-name="ce26"/>
          <table:table-cell table:style-name="ce24"/>
          <table:table-cell table:style-name="ce30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unted Tower Floor 3 Exit</text:p>
          </table:table-cell>
          <table:table-cell table:style-name="ce22" table:number-columns-repeated="2"/>
          <table:table-cell table:style-name="ce24" office:value-type="string">
            <text:p>Haunted Tower Floor 3</text:p>
          </table:table-cell>
          <table:table-cell table:style-name="ce26"/>
          <table:table-cell table:style-name="ce24" office:value-type="string">
            <text:p>"Ghost Potion"</text:p>
          </table:table-cell>
          <table:table-cell table:style-name="ce30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unted Tower Floor 3 Exit</text:p>
          </table:table-cell>
          <table:table-cell table:style-name="ce22" table:number-columns-repeated="2"/>
          <table:table-cell table:style-name="ce24" office:value-type="string">
            <text:p>Haunted Tower Roof</text:p>
          </table:table-cell>
          <table:table-cell table:style-name="ce26" office:value-type="boolean" office:boolean-value="true">
            <text:p>TRUE</text:p>
          </table:table-cell>
          <table:table-cell table:style-name="ce24"/>
          <table:table-cell table:style-name="ce30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unted Tower Roof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unted Tower Roof</text:p>
          </table:table-cell>
          <table:table-cell table:style-name="ce22" table:number-columns-repeated="2"/>
          <table:table-cell table:style-name="ce24" office:value-type="string">
            <text:p>Haunted Tower Floor 3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Haunted Basement Entrance</text:p>
          </table:table-cell>
          <table:table-cell table:style-name="ce22" table:number-columns-repeated="2"/>
          <table:table-cell table:style-name="ce24" office:value-type="string">
            <text:p>Haunted Tower Stairs Down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unted Basement Entrance</text:p>
          </table:table-cell>
          <table:table-cell table:style-name="ce22" table:number-columns-repeated="2"/>
          <table:table-cell table:style-name="ce24" office:value-type="string">
            <text:p>Haunted Basement</text:p>
          </table:table-cell>
          <table:table-cell table:style-name="ce26"/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Haunted Basement</text:p>
          </table:table-cell>
          <table:table-cell table:style-name="ce22" table:number-columns-repeated="2"/>
          <table:table-cell table:style-name="ce24" office:value-type="string">
            <text:p>Haunted Basement Entrance</text:p>
          </table:table-cell>
          <table:table-cell table:style-name="ce26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Abandoned Mines Entrance</text:p>
          </table:table-cell>
          <table:table-cell table:style-name="ce22" table:number-columns-repeated="2"/>
          <table:table-cell table:style-name="ce24" office:value-type="string">
            <text:p>Abandoned Mines</text:p>
          </table:table-cell>
          <table:table-cell table:style-name="ce26"/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Abandoned Mines Entrance</text:p>
          </table:table-cell>
          <table:table-cell table:style-name="ce22" table:number-columns-repeated="2"/>
          <table:table-cell table:style-name="ce24" office:value-type="string">
            <text:p>Rocky Cliffs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Abandoned Mines</text:p>
          </table:table-cell>
          <table:table-cell table:style-name="ce22" table:number-columns-repeated="2"/>
          <table:table-cell table:style-name="ce24" office:value-type="string">
            <text:p>Abandoned Mines Entrance</text:p>
          </table:table-cell>
          <table:table-cell table:style-name="ce26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The Shrine Of Bombulus</text:p>
          </table:table-cell>
          <table:table-cell table:style-name="ce22" table:number-columns-repeated="2"/>
          <table:table-cell table:style-name="ce24" office:value-type="string">
            <text:p>Rocky Cliffs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A Gloomy Cavern Entrance</text:p>
          </table:table-cell>
          <table:table-cell table:style-name="ce22" table:number-columns-repeated="2"/>
          <table:table-cell table:style-name="ce24" office:value-type="string">
            <text:p>A Gloomy Cavern</text:p>
          </table:table-cell>
          <table:table-cell table:style-name="ce26"/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A Gloomy Cavern Entrance</text:p>
          </table:table-cell>
          <table:table-cell table:style-name="ce22" table:number-columns-repeated="2"/>
          <table:table-cell table:style-name="ce24" office:value-type="string">
            <text:p>Rocky Cliffs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A Gloomy Cavern</text:p>
          </table:table-cell>
          <table:table-cell table:style-name="ce22" table:number-columns-repeated="2"/>
          <table:table-cell table:style-name="ce24" office:value-type="string">
            <text:p>A Gloomy Cavern Entrance</text:p>
          </table:table-cell>
          <table:table-cell table:style-name="ce26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ppy Stick Woods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The Wolf Den Entrance</text:p>
          </table:table-cell>
          <table:table-cell table:style-name="ce22" table:number-columns-repeated="2"/>
          <table:table-cell table:style-name="ce24" office:value-type="string">
            <text:p>The Wolf Den</text:p>
          </table:table-cell>
          <table:table-cell table:style-name="ce26"/>
          <table:table-cell table:style-name="ce24" office:value-type="string">
            <text:p>can_kill_werewolves() and have_light_source()</text:p>
          </table:table-cell>
          <table:table-cell table:style-name="ce2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The Wolf Den Entrance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The Wolf Den</text:p>
          </table:table-cell>
          <table:table-cell table:style-name="ce22" table:number-columns-repeated="2"/>
          <table:table-cell table:style-name="ce24" office:value-type="string">
            <text:p>The Wolf Den Entrance</text:p>
          </table:table-cell>
          <table:table-cell table:style-name="ce26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The Wolf Den</text:p>
          </table:table-cell>
          <table:table-cell table:style-name="ce22" table:number-columns-repeated="2"/>
          <table:table-cell table:style-name="ce24" office:value-type="string">
            <text:p>The Wolf Den Exit</text:p>
          </table:table-cell>
          <table:table-cell table:style-name="ce26"/>
          <table:table-cell table:style-name="ce24"/>
          <table:table-cell table:style-name="ce30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The Wolf Den Exit</text:p>
          </table:table-cell>
          <table:table-cell table:style-name="ce22" table:number-columns-repeated="2"/>
          <table:table-cell table:style-name="ce24" office:value-type="string">
            <text:p>Larry's Lair</text:p>
          </table:table-cell>
          <table:table-cell table:style-name="ce26" office:value-type="boolean" office:boolean-value="true">
            <text:p>TRUE</text:p>
          </table:table-cell>
          <table:table-cell table:style-name="ce24"/>
          <table:table-cell table:style-name="ce30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The Wolf Den Exit</text:p>
          </table:table-cell>
          <table:table-cell table:style-name="ce22" table:number-columns-repeated="2"/>
          <table:table-cell table:style-name="ce24" office:value-type="string">
            <text:p>The Wolf Den</text:p>
          </table:table-cell>
          <table:table-cell table:style-name="ce26"/>
          <table:table-cell table:style-name="ce24" office:value-type="string">
            <text:p>can_kill_werewolves() and have_light_source()</text:p>
          </table:table-cell>
          <table:table-cell table:style-name="ce30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A Cabin Larry</text:p>
          </table:table-cell>
          <table:table-cell table:style-name="ce22" table:number-columns-repeated="2"/>
          <table:table-cell table:style-name="ce24" office:value-type="string">
            <text:p>Zombiton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Upper Creepy Caverns Left Warp</text:p>
          </table:table-cell>
          <table:table-cell table:style-name="ce22" table:number-columns-repeated="2"/>
          <table:table-cell table:style-name="ce24" office:value-type="string">
            <text:p>Rocky Cliffs</text:p>
          </table:table-cell>
          <table:table-cell table:style-name="ce26" office:value-type="boolean" office:boolean-value="true">
            <text:p>TRUE</text:p>
          </table:table-cell>
          <table:table-cell table:style-name="ce24" office:value-type="string">
            <text:p>"Bombs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Upper Creepy Caverns Left Warp</text:p>
          </table:table-cell>
          <table:table-cell table:style-name="ce22" table:number-columns-repeated="2"/>
          <table:table-cell table:style-name="ce24" office:value-type="string">
            <text:p>Upper Creepy Caverns</text:p>
          </table:table-cell>
          <table:table-cell table:style-name="ce26"/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Upper Creepy Caverns</text:p>
          </table:table-cell>
          <table:table-cell table:style-name="ce22" table:number-columns-repeated="2"/>
          <table:table-cell table:style-name="ce24" office:value-type="string">
            <text:p>Upper Creepy Caverns Left Warp</text:p>
          </table:table-cell>
          <table:table-cell table:style-name="ce26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Upper Creepy Caverns Middle Warp</text:p>
          </table:table-cell>
          <table:table-cell table:style-name="ce22" table:number-columns-repeated="2"/>
          <table:table-cell table:style-name="ce24" office:value-type="string">
            <text:p>Creepy Caverns Left Top Warp</text:p>
          </table:table-cell>
          <table:table-cell table:style-name="ce26" office:value-type="boolean" office:boolean-value="true">
            <text:p>TRUE</text:p>
          </table:table-cell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Upper Creepy Caverns Middle Warp</text:p>
          </table:table-cell>
          <table:table-cell table:style-name="ce22" table:number-columns-repeated="2"/>
          <table:table-cell table:style-name="ce24" office:value-type="string">
            <text:p>Upper Creepy Caverns</text:p>
          </table:table-cell>
          <table:table-cell table:style-name="ce26"/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Upper Creepy Caverns</text:p>
          </table:table-cell>
          <table:table-cell table:style-name="ce22" table:number-columns-repeated="2"/>
          <table:table-cell table:style-name="ce24" office:value-type="string">
            <text:p>Upper Creepy Caverns Middle Warp</text:p>
          </table:table-cell>
          <table:table-cell table:style-name="ce26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Upper Creepy Caverns Right Warp</text:p>
          </table:table-cell>
          <table:table-cell table:style-name="ce22" table:number-columns-repeated="2"/>
          <table:table-cell table:style-name="ce24" office:value-type="string">
            <text:p>Creepy Caverns Middle Top Warp</text:p>
          </table:table-cell>
          <table:table-cell table:style-name="ce26" office:value-type="boolean" office:boolean-value="true">
            <text:p>TRUE</text:p>
          </table:table-cell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Upper Creepy Caverns Right Warp</text:p>
          </table:table-cell>
          <table:table-cell table:style-name="ce22" table:number-columns-repeated="2"/>
          <table:table-cell table:style-name="ce24" office:value-type="string">
            <text:p>Upper Creepy Caverns</text:p>
          </table:table-cell>
          <table:table-cell table:style-name="ce26"/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Upper Creepy Caverns</text:p>
          </table:table-cell>
          <table:table-cell table:style-name="ce22" table:number-columns-repeated="2"/>
          <table:table-cell table:style-name="ce24" office:value-type="string">
            <text:p>Upper Creepy Caverns Right Warp</text:p>
          </table:table-cell>
          <table:table-cell table:style-name="ce26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Under The Ravine</text:p>
          </table:table-cell>
          <table:table-cell table:style-name="ce22" table:number-columns-repeated="2"/>
          <table:table-cell table:style-name="ce24" office:value-type="string">
            <text:p>Creepy Caverns Middle Right Warp</text:p>
          </table:table-cell>
          <table:table-cell table:style-name="ce26" office:value-type="boolean" office:boolean-value="true">
            <text:p>TRUE</text:p>
          </table:table-cell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Under The Ravine</text:p>
          </table:table-cell>
          <table:table-cell table:style-name="ce22" table:number-columns-repeated="2"/>
          <table:table-cell table:style-name="ce24" office:value-type="string">
            <text:p>Creepy Caverns Right Left Warp</text:p>
          </table:table-cell>
          <table:table-cell table:style-name="ce26" office:value-type="boolean" office:boolean-value="true">
            <text:p>TRUE</text:p>
          </table:table-cell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reepy Caverns Left Bottom Warp</text:p>
          </table:table-cell>
          <table:table-cell table:style-name="ce22" table:number-columns-repeated="2"/>
          <table:table-cell table:style-name="ce24" office:value-type="string">
            <text:p>Rocky Cliffs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reepy Caverns Left Bottom Warp</text:p>
          </table:table-cell>
          <table:table-cell table:style-name="ce22" table:number-columns-repeated="2"/>
          <table:table-cell table:style-name="ce24" office:value-type="string">
            <text:p>Creepy Caverns Left</text:p>
          </table:table-cell>
          <table:table-cell table:style-name="ce22"/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reepy Caverns Left</text:p>
          </table:table-cell>
          <table:table-cell table:style-name="ce22" table:number-columns-repeated="2"/>
          <table:table-cell table:style-name="ce22" office:value-type="string">
            <text:p>Creepy Caverns Left Bottom Warp</text:p>
          </table:table-cell>
          <table:table-cell table:style-name="ce26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reepy Caverns Left</text:p>
          </table:table-cell>
          <table:table-cell table:style-name="ce22" table:number-columns-repeated="2"/>
          <table:table-cell table:style-name="ce22" office:value-type="string">
            <text:p>Creepy Caverns Left Top Warp</text:p>
          </table:table-cell>
          <table:table-cell table:style-name="ce26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reepy Caverns Left Top Warp</text:p>
          </table:table-cell>
          <table:table-cell table:style-name="ce22" table:number-columns-repeated="2"/>
          <table:table-cell table:style-name="ce22" office:value-type="string">
            <text:p>Creepy Caverns Left</text:p>
          </table:table-cell>
          <table:table-cell table:style-name="ce26"/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Creepy Caverns Left Top Warp</text:p>
          </table:table-cell>
          <table:table-cell table:style-name="ce22" table:number-columns-repeated="2"/>
          <table:table-cell table:style-name="ce24" office:value-type="string">
            <text:p>Upper Creepy Caverns Middle Warp</text:p>
          </table:table-cell>
          <table:table-cell table:style-name="ce26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reepy Caverns Middle Top Warp</text:p>
          </table:table-cell>
          <table:table-cell table:style-name="ce22" table:number-columns-repeated="2"/>
          <table:table-cell table:style-name="ce24" office:value-type="string">
            <text:p>Upper Creepy Caverns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reepy Caverns Middle Top Warp</text:p>
          </table:table-cell>
          <table:table-cell table:style-name="ce22" table:number-columns-repeated="2"/>
          <table:table-cell table:style-name="ce22" office:value-type="string">
            <text:p>Creepy Caverns Middle</text:p>
          </table:table-cell>
          <table:table-cell table:style-name="ce26"/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reepy Caverns Middle</text:p>
          </table:table-cell>
          <table:table-cell table:style-name="ce22" table:number-columns-repeated="2"/>
          <table:table-cell table:style-name="ce22" office:value-type="string">
            <text:p>Creepy Caverns Middle Top Warp</text:p>
          </table:table-cell>
          <table:table-cell table:style-name="ce26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reepy Caverns Middle</text:p>
          </table:table-cell>
          <table:table-cell table:style-name="ce22" table:number-columns-repeated="2"/>
          <table:table-cell table:style-name="ce22" office:value-type="string">
            <text:p>Creepy Caverns Middle Right Warp</text:p>
          </table:table-cell>
          <table:table-cell table:style-name="ce26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reepy Caverns Middle Right Warp</text:p>
          </table:table-cell>
          <table:table-cell table:style-name="ce22" table:number-columns-repeated="2"/>
          <table:table-cell table:style-name="ce24" office:value-type="string">
            <text:p>Under The Ravine</text:p>
          </table:table-cell>
          <table:table-cell table:style-name="ce26" office:value-type="boolean" office:boolean-value="true">
            <text:p>TRUE</text:p>
          </table:table-cell>
          <table:table-cell table:style-name="ce28" office:value-type="string">
            <text:p>power_level(20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reepy Caverns Middle Right Warp</text:p>
          </table:table-cell>
          <table:table-cell table:style-name="ce22" table:number-columns-repeated="2"/>
          <table:table-cell table:style-name="ce22" office:value-type="string">
            <text:p>Creepy Caverns Middle</text:p>
          </table:table-cell>
          <table:table-cell table:style-name="ce26"/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reepy Caverns Right Left Warp</text:p>
          </table:table-cell>
          <table:table-cell table:style-name="ce22" table:number-columns-repeated="2"/>
          <table:table-cell table:style-name="ce24" office:value-type="string">
            <text:p>Under The Ravine</text:p>
          </table:table-cell>
          <table:table-cell table:style-name="ce26" office:value-type="boolean" office:boolean-value="true">
            <text:p>TRUE</text:p>
          </table:table-cell>
          <table:table-cell table:style-name="ce28" office:value-type="string">
            <text:p>power_level(20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reepy Caverns Right Left Warp</text:p>
          </table:table-cell>
          <table:table-cell table:style-name="ce22" table:number-columns-repeated="2"/>
          <table:table-cell table:style-name="ce24" office:value-type="string">
            <text:p>Creepy Caverns Right</text:p>
          </table:table-cell>
          <table:table-cell table:style-name="ce26"/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reepy Caverns Right</text:p>
          </table:table-cell>
          <table:table-cell table:style-name="ce22" table:number-columns-repeated="2"/>
          <table:table-cell table:style-name="ce22" office:value-type="string">
            <text:p>Creepy Caverns Right Left Warp</text:p>
          </table:table-cell>
          <table:table-cell table:style-name="ce26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reepy Caverns Right</text:p>
          </table:table-cell>
          <table:table-cell table:style-name="ce22" table:number-columns-repeated="2"/>
          <table:table-cell table:style-name="ce22" office:value-type="string">
            <text:p>Creepy Caverns Right Bottom Warp</text:p>
          </table:table-cell>
          <table:table-cell table:style-name="ce26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reepy Caverns Right Bottom Warp</text:p>
          </table:table-cell>
          <table:table-cell table:style-name="ce22" table:number-columns-repeated="2"/>
          <table:table-cell table:style-name="ce24" office:value-type="string">
            <text:p>Creepy Caverns Right</text:p>
          </table:table-cell>
          <table:table-cell table:style-name="ce26"/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reepy Caverns Right Bottom Warp</text:p>
          </table:table-cell>
          <table:table-cell table:style-name="ce22" table:number-columns-repeated="2"/>
          <table:table-cell table:style-name="ce24" office:value-type="string">
            <text:p>Vampy Land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</text:p>
          </table:table-cell>
          <table:table-cell table:style-name="ce22" table:number-columns-repeated="2"/>
          <table:table-cell table:style-name="ce24" office:value-type="string">
            <text:p>Castle Vampy Skull Jail</text:p>
          </table:table-cell>
          <table:table-cell table:style-name="ce22"/>
          <table:table-cell table:style-name="ce24" office:value-type="string">
            <text:p>"Skull Key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4" office:value-type="string">
            <text:p>Castle Vampy Skull Jail</text:p>
          </table:table-cell>
          <table:table-cell table:style-name="ce22" table:number-columns-repeated="2"/>
          <table:table-cell table:style-name="ce24" office:value-type="string">
            <text:p>Castle Vampy</text:p>
          </table:table-cell>
          <table:table-cell table:style-name="ce22"/>
          <table:table-cell table:style-name="ce24" office:value-type="string">
            <text:p>"Skull Key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Skull Jail</text:p>
          </table:table-cell>
          <table:table-cell table:style-name="ce22" table:number-columns-repeated="2"/>
          <table:table-cell table:style-name="ce24" office:value-type="string">
            <text:p>Castle Vampy II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</text:p>
          </table:table-cell>
          <table:table-cell table:style-name="ce22" table:number-columns-repeated="2"/>
          <table:table-cell table:style-name="ce24" office:value-type="string">
            <text:p>Castle Vampy II NE</text:p>
          </table:table-cell>
          <table:table-cell table:style-name="ce26" office:value-type="boolean" office:boolean-value="true">
            <text:p>TRUE</text:p>
          </table:table-cell>
          <table:table-cell table:style-name="ce24" office:value-type="string">
            <text:p>"Bat Statue"4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</text:p>
          </table:table-cell>
          <table:table-cell table:style-name="ce22" table:number-columns-repeated="2"/>
          <table:table-cell table:style-name="ce24" office:value-type="string">
            <text:p>Castle Vampy II SE</text:p>
          </table:table-cell>
          <table:table-cell table:style-name="ce26" office:value-type="boolean" office:boolean-value="true">
            <text:p>TRUE</text:p>
          </table:table-cell>
          <table:table-cell table:style-name="ce24" office:value-type="string">
            <text:p>"Bat Statue"4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</text:p>
          </table:table-cell>
          <table:table-cell table:style-name="ce22" table:number-columns-repeated="2"/>
          <table:table-cell table:style-name="ce24" office:value-type="string">
            <text:p>Castle Vampy II SW</text:p>
          </table:table-cell>
          <table:table-cell table:style-name="ce26" office:value-type="boolean" office:boolean-value="true">
            <text:p>TRUE</text:p>
          </table:table-cell>
          <table:table-cell table:style-name="ce24" office:value-type="string">
            <text:p>"Bat Statue"4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</text:p>
          </table:table-cell>
          <table:table-cell table:style-name="ce22" table:number-columns-repeated="2"/>
          <table:table-cell table:style-name="ce24" office:value-type="string">
            <text:p>Castle Vampy II NW</text:p>
          </table:table-cell>
          <table:table-cell table:style-name="ce26" office:value-type="boolean" office:boolean-value="true">
            <text:p>TRUE</text:p>
          </table:table-cell>
          <table:table-cell table:style-name="ce24" office:value-type="string">
            <text:p>"Bat Statue"4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</text:p>
          </table:table-cell>
          <table:table-cell table:style-name="ce22" table:number-columns-repeated="2"/>
          <table:table-cell table:style-name="ce24" office:value-type="string">
            <text:p>Castle Vampy Skull Jai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</text:p>
          </table:table-cell>
          <table:table-cell table:style-name="ce22" table:number-columns-repeated="2"/>
          <table:table-cell table:style-name="ce24" office:value-type="string">
            <text:p>Castle Vampy II Bat Jail</text:p>
          </table:table-cell>
          <table:table-cell table:style-name="ce26"/>
          <table:table-cell table:style-name="ce24" office:value-type="string">
            <text:p>"Bat Key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 Bat Jail</text:p>
          </table:table-cell>
          <table:table-cell table:style-name="ce22" table:number-columns-repeated="2"/>
          <table:table-cell table:style-name="ce24" office:value-type="string">
            <text:p>Castle Vampy II</text:p>
          </table:table-cell>
          <table:table-cell table:style-name="ce26"/>
          <table:table-cell table:style-name="ce24" office:value-type="string">
            <text:p>"Bat Key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 Bat Jail</text:p>
          </table:table-cell>
          <table:table-cell table:style-name="ce22" table:number-columns-repeated="2"/>
          <table:table-cell table:style-name="ce24" office:value-type="string">
            <text:p>Castle Vampy III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 NE</text:p>
          </table:table-cell>
          <table:table-cell table:style-name="ce22" table:number-columns-repeated="2"/>
          <table:table-cell table:style-name="ce24" office:value-type="string">
            <text:p>Castle Vampy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 NE</text:p>
          </table:table-cell>
          <table:table-cell table:style-name="ce22" table:number-columns-repeated="2"/>
          <table:table-cell table:style-name="ce24" office:value-type="string">
            <text:p>Castle Vampy III N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 SE</text:p>
          </table:table-cell>
          <table:table-cell table:style-name="ce22" table:number-columns-repeated="2"/>
          <table:table-cell table:style-name="ce24" office:value-type="string">
            <text:p>Castle Vampy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 SE</text:p>
          </table:table-cell>
          <table:table-cell table:style-name="ce22" table:number-columns-repeated="2"/>
          <table:table-cell table:style-name="ce24" office:value-type="string">
            <text:p>Castle Vampy III S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 SW</text:p>
          </table:table-cell>
          <table:table-cell table:style-name="ce22" table:number-columns-repeated="2"/>
          <table:table-cell table:style-name="ce24" office:value-type="string">
            <text:p>Castle Vampy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 SW</text:p>
          </table:table-cell>
          <table:table-cell table:style-name="ce22" table:number-columns-repeated="2"/>
          <table:table-cell table:style-name="ce24" office:value-type="string">
            <text:p>Castle Vampy III SW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 NW</text:p>
          </table:table-cell>
          <table:table-cell table:style-name="ce22" table:number-columns-repeated="2"/>
          <table:table-cell table:style-name="ce24" office:value-type="string">
            <text:p>Castle Vampy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 NW</text:p>
          </table:table-cell>
          <table:table-cell table:style-name="ce22" table:number-columns-repeated="2"/>
          <table:table-cell table:style-name="ce24" office:value-type="string">
            <text:p>Castle Vampy III NW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bin In The Woods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I</text:p>
          </table:table-cell>
          <table:table-cell table:style-name="ce22" table:number-columns-repeated="2"/>
          <table:table-cell table:style-name="ce24" office:value-type="string">
            <text:p>Castle Vampy II Bat Jai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Castle Vampy III</text:p>
          </table:table-cell>
          <table:table-cell table:style-name="ce22" table:number-columns-repeated="2"/>
          <table:table-cell table:style-name="ce24" office:value-type="string">
            <text:p>Castle Vampy III Pumpkin Jail</text:p>
          </table:table-cell>
          <table:table-cell table:style-name="ce26"/>
          <table:table-cell table:style-name="ce24" office:value-type="string">
            <text:p>"Pumpkin Key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I Pumpkin Jail</text:p>
          </table:table-cell>
          <table:table-cell table:style-name="ce22" table:number-columns-repeated="2"/>
          <table:table-cell table:style-name="ce24" office:value-type="string">
            <text:p>Castle Vampy III</text:p>
          </table:table-cell>
          <table:table-cell table:style-name="ce26"/>
          <table:table-cell table:style-name="ce24" office:value-type="string">
            <text:p>"Pumpkin Key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I Pumpkin Jail</text:p>
          </table:table-cell>
          <table:table-cell table:style-name="ce22" table:number-columns-repeated="2"/>
          <table:table-cell table:style-name="ce24" office:value-type="string">
            <text:p>Castle Vampy IV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I NE</text:p>
          </table:table-cell>
          <table:table-cell table:style-name="ce22" table:number-columns-repeated="2"/>
          <table:table-cell table:style-name="ce24" office:value-type="string">
            <text:p>Castle Vampy II N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I NE</text:p>
          </table:table-cell>
          <table:table-cell table:style-name="ce22" table:number-columns-repeated="2"/>
          <table:table-cell table:style-name="ce24" office:value-type="string">
            <text:p>Castle Vampy IV N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I SE</text:p>
          </table:table-cell>
          <table:table-cell table:style-name="ce22" table:number-columns-repeated="2"/>
          <table:table-cell table:style-name="ce24" office:value-type="string">
            <text:p>Castle Vampy II S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I SE</text:p>
          </table:table-cell>
          <table:table-cell table:style-name="ce22" table:number-columns-repeated="2"/>
          <table:table-cell table:style-name="ce24" office:value-type="string">
            <text:p>Castle Vampy IV S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I SW</text:p>
          </table:table-cell>
          <table:table-cell table:style-name="ce22" table:number-columns-repeated="2"/>
          <table:table-cell table:style-name="ce24" office:value-type="string">
            <text:p>Castle Vampy II SW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I SW</text:p>
          </table:table-cell>
          <table:table-cell table:style-name="ce22" table:number-columns-repeated="2"/>
          <table:table-cell table:style-name="ce24" office:value-type="string">
            <text:p>Castle Vampy IV SW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I NW</text:p>
          </table:table-cell>
          <table:table-cell table:style-name="ce22" table:number-columns-repeated="2"/>
          <table:table-cell table:style-name="ce24" office:value-type="string">
            <text:p>Castle Vampy II NW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II NW</text:p>
          </table:table-cell>
          <table:table-cell table:style-name="ce22" table:number-columns-repeated="2"/>
          <table:table-cell table:style-name="ce24" office:value-type="string">
            <text:p>Castle Vampy IV NW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Castle Vampy IV</text:p>
          </table:table-cell>
          <table:table-cell table:style-name="ce22" table:number-columns-repeated="2"/>
          <table:table-cell table:style-name="ce24" office:value-type="string">
            <text:p>Castle Vampy III Pumpkin Jail</text:p>
          </table:table-cell>
          <table:table-cell table:style-name="ce26" office:value-type="boolean" office:boolean-value="true">
            <text:p>TRUE</text:p>
          </table:table-cell>
          <table:table-cell table:style-name="ce22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Castle Vampy IV</text:p>
          </table:table-cell>
          <table:table-cell table:style-name="ce22" table:number-columns-repeated="2"/>
          <table:table-cell table:style-name="ce24" office:value-type="string">
            <text:p>The Heart Of Terror Entrance</text:p>
          </table:table-cell>
          <table:table-cell table:style-name="ce26" office:value-type="boolean" office:boolean-value="true">
            <text:p>TRUE</text:p>
          </table:table-cell>
          <table:table-cell table:style-name="ce24" office:value-type="string">
            <text:p>"Vampire Bust"8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V NE</text:p>
          </table:table-cell>
          <table:table-cell table:style-name="ce22" table:number-columns-repeated="2"/>
          <table:table-cell table:style-name="ce24" office:value-type="string">
            <text:p>Castle Vampy III N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V NE</text:p>
          </table:table-cell>
          <table:table-cell table:style-name="ce22" table:number-columns-repeated="2"/>
          <table:table-cell table:style-name="ce24" office:value-type="string">
            <text:p>Castle Vampy Roof N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V SE</text:p>
          </table:table-cell>
          <table:table-cell table:style-name="ce22" table:number-columns-repeated="2"/>
          <table:table-cell table:style-name="ce24" office:value-type="string">
            <text:p>Castle Vampy III S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V SE</text:p>
          </table:table-cell>
          <table:table-cell table:style-name="ce22" table:number-columns-repeated="2"/>
          <table:table-cell table:style-name="ce24" office:value-type="string">
            <text:p>Castle Vampy Roof S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V SW</text:p>
          </table:table-cell>
          <table:table-cell table:style-name="ce22" table:number-columns-repeated="2"/>
          <table:table-cell table:style-name="ce24" office:value-type="string">
            <text:p>Castle Vampy III SW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V SW</text:p>
          </table:table-cell>
          <table:table-cell table:style-name="ce22" table:number-columns-repeated="2"/>
          <table:table-cell table:style-name="ce24" office:value-type="string">
            <text:p>Castle Vampy Roof SW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V NW</text:p>
          </table:table-cell>
          <table:table-cell table:style-name="ce22" table:number-columns-repeated="2"/>
          <table:table-cell table:style-name="ce24" office:value-type="string">
            <text:p>Castle Vampy III NW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IV NW</text:p>
          </table:table-cell>
          <table:table-cell table:style-name="ce22" table:number-columns-repeated="2"/>
          <table:table-cell table:style-name="ce24" office:value-type="string">
            <text:p>Castle Vampy Roof NW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A Cabin Collector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Roof NE</text:p>
          </table:table-cell>
          <table:table-cell table:style-name="ce22" table:number-columns-repeated="2"/>
          <table:table-cell table:style-name="ce24" office:value-type="string">
            <text:p>Castle Vampy IV N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Roof SE</text:p>
          </table:table-cell>
          <table:table-cell table:style-name="ce22" table:number-columns-repeated="2"/>
          <table:table-cell table:style-name="ce24" office:value-type="string">
            <text:p>Castle Vampy IV S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Roof SW</text:p>
          </table:table-cell>
          <table:table-cell table:style-name="ce22" table:number-columns-repeated="2"/>
          <table:table-cell table:style-name="ce24" office:value-type="string">
            <text:p>Castle Vampy IV SW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Castle Vampy Roof NW</text:p>
          </table:table-cell>
          <table:table-cell table:style-name="ce22" table:number-columns-repeated="2"/>
          <table:table-cell table:style-name="ce24" office:value-type="string">
            <text:p>Castle Vampy IV NW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The Evilizer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The Heart Of Terror Entrance</text:p>
          </table:table-cell>
          <table:table-cell table:style-name="ce22" table:number-columns-repeated="2"/>
          <table:table-cell table:style-name="ce24" office:value-type="string">
            <text:p>The Heart Of Terror</text:p>
          </table:table-cell>
          <table:table-cell table:style-name="ce26"/>
          <table:table-cell table:style-name="ce24" office:value-type="string">
            <text:p>have_light_source()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The Heart Of Terror</text:p>
          </table:table-cell>
          <table:table-cell table:style-name="ce22" table:number-columns-repeated="2"/>
          <table:table-cell table:style-name="ce24" office:value-type="string">
            <text:p>The Evilizer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The Heart Of Terror</text:p>
          </table:table-cell>
          <table:table-cell table:style-name="ce22" table:number-columns-repeated="2"/>
          <table:table-cell table:style-name="ce24" office:value-type="string">
            <text:p>Empty Rooftop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A Hidey-Hole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Empty Rooftop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Swampdog Lair Entrance</text:p>
          </table:table-cell>
          <table:table-cell table:style-name="ce22" table:number-columns-repeated="2"/>
          <table:table-cell table:style-name="ce24" office:value-type="string">
            <text:p>Swampdog Lair</text:p>
          </table:table-cell>
          <table:table-cell table:style-name="ce26"/>
          <table:table-cell table:style-name="ce24" office:value-type="string">
            <text:p>"Boots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Swampdog Lair</text:p>
          </table:table-cell>
          <table:table-cell table:style-name="ce22" table:number-columns-repeated="2"/>
          <table:table-cell table:style-name="ce24" office:value-type="string">
            <text:p>Swampdog Lair Entrance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Larry's Lair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6" office:value-type="boolean" office:boolean-value="true">
            <text:p>TRUE</text:p>
          </table:table-cell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logical zone connections, cant be randomized</text:p>
          </table:table-cell>
          <table:table-cell table:style-name="ce22" table:number-columns-repeated="2"/>
          <table:table-cell table:style-name="ce24"/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lloween Hill</text:p>
          </table:table-cell>
          <table:table-cell table:style-name="ce22" table:number-columns-repeated="2"/>
          <table:table-cell table:style-name="ce24" office:value-type="string">
            <text:p>Slurpy Swamp Mud</text:p>
          </table:table-cell>
          <table:table-cell table:style-name="ce22"/>
          <table:table-cell table:style-name="ce24" office:value-type="string">
            <text:p>"Boots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Slurpy Swamp Mud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2"/>
          <table:table-cell table:style-name="ce24" office:value-type="string">
            <text:p>"Boots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4">
          <table:table-cell table:style-name="ce22" office:value-type="string">
            <text:p>#</text:p>
          </table:table-cell>
          <table:table-cell table:style-name="ce22" office:value-type="string">
            <text:p>Slurpy Swamp Mud</text:p>
          </table:table-cell>
          <table:table-cell table:style-name="ce22" table:number-columns-repeated="2"/>
          <table:table-cell table:style-name="ce24" office:value-type="string">
            <text:p>Slurpy Swamp Mud North Warp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Slurpy Swamp Mud North Warp</text:p>
          </table:table-cell>
          <table:table-cell table:style-name="ce22" table:number-columns-repeated="2"/>
          <table:table-cell table:style-name="ce24" office:value-type="string">
            <text:p>Slurpy Swamp Mud</text:p>
          </table:table-cell>
          <table:table-cell table:style-name="ce22"/>
          <table:table-cell table:style-name="ce24" office:value-type="string">
            <text:p>"Boots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4">
          <table:table-cell table:style-name="ce22" office:value-type="string">
            <text:p>#</text:p>
          </table:table-cell>
          <table:table-cell table:style-name="ce22" office:value-type="string">
            <text:p>Slurpy Swamp Mud</text:p>
          </table:table-cell>
          <table:table-cell table:style-name="ce22" table:number-columns-repeated="2"/>
          <table:table-cell table:style-name="ce24" office:value-type="string">
            <text:p>Slurpy Swamp Mud East Warp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Slurpy Swamp Mud East Warp</text:p>
          </table:table-cell>
          <table:table-cell table:style-name="ce22" table:number-columns-repeated="2"/>
          <table:table-cell table:style-name="ce24" office:value-type="string">
            <text:p>Slurpy Swamp Mud</text:p>
          </table:table-cell>
          <table:table-cell table:style-name="ce22"/>
          <table:table-cell table:style-name="ce24" office:value-type="string">
            <text:p>"Boots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Zombiton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0">
          <table:table-cell table:style-name="ce22" table:number-columns-repeated="4"/>
          <table:table-cell table:style-name="ce24"/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lloween Hill</text:p>
          </table:table-cell>
          <table:table-cell table:style-name="ce22" table:number-columns-repeated="2"/>
          <table:table-cell table:style-name="ce24" office:value-type="string">
            <text:p>Zombiton</text:p>
          </table:table-cell>
          <table:table-cell table:style-name="ce26"/>
          <table:table-cell table:style-name="Default" office:value-type="string">
            <text:p>"All Access Pass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Halloween Hill</text:p>
          </table:table-cell>
          <table:table-cell table:style-name="ce22" table:number-columns-repeated="2"/>
          <table:table-cell table:style-name="ce24" office:value-type="string">
            <text:p>Rocky Cliffs</text:p>
          </table:table-cell>
          <table:table-cell table:style-name="ce22"/>
          <table:table-cell table:style-name="ce24" office:value-type="string">
            <text:p>"Big Gem" or "All Access Pass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Rocky Cliffs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2"/>
          <table:table-cell table:style-name="ce24" office:value-type="string">
            <text:p>"Big Gem" or "All Access Pass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0">
          <table:table-cell table:style-name="ce22" table:number-columns-repeated="4"/>
          <table:table-cell table:style-name="ce24"/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Vampy Land</text:p>
          </table:table-cell>
          <table:table-cell table:style-name="ce22" table:number-columns-repeated="2"/>
          <table:table-cell table:style-name="ce24" office:value-type="string">
            <text:p>Halloween Hill</text:p>
          </table:table-cell>
          <table:table-cell table:style-name="ce22"/>
          <table:table-cell table:style-name="ce24" office:value-type="string">
            <text:p>"All Access Pass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Halloween Hill</text:p>
          </table:table-cell>
          <table:table-cell table:style-name="ce22" table:number-columns-repeated="2"/>
          <table:table-cell table:style-name="ce24" office:value-type="string">
            <text:p>Vampy Land</text:p>
          </table:table-cell>
          <table:table-cell table:style-name="ce26"/>
          <table:table-cell table:style-name="ce24" office:value-type="string">
            <text:p>"All Access Pass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0">
          <table:table-cell table:style-name="ce22" table:number-columns-repeated="4"/>
          <table:table-cell table:style-name="ce24"/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Underground Tunnel</text:p>
          </table:table-cell>
          <table:table-cell table:style-name="ce22" table:number-columns-repeated="2"/>
          <table:table-cell table:style-name="ce24" office:value-type="string">
            <text:p>Underground Tunnel Mud</text:p>
          </table:table-cell>
          <table:table-cell table:style-name="ce22"/>
          <table:table-cell table:style-name="ce24" office:value-type="string">
            <text:p>"Boots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Underground Tunnel Mud</text:p>
          </table:table-cell>
          <table:table-cell table:style-name="ce22" table:number-columns-repeated="2"/>
          <table:table-cell table:style-name="ce24" office:value-type="string">
            <text:p>Underground Tunnel</text:p>
          </table:table-cell>
          <table:table-cell table:style-name="ce22"/>
          <table:table-cell table:style-name="ce24" office:value-type="string">
            <text:p>"Boots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Underground Tunnel Mud</text:p>
          </table:table-cell>
          <table:table-cell table:style-name="ce22" table:number-columns-repeated="2"/>
          <table:table-cell table:style-name="ce24" office:value-type="string">
            <text:p>Underground Tunnel Zombie</text:p>
          </table:table-cell>
          <table:table-cell table:style-name="ce26"/>
          <table:table-cell table:style-name="ce24" office:value-type="string">
            <text:p>"Boots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4">
          <table:table-cell table:style-name="ce22"/>
          <table:table-cell table:style-name="ce22" office:value-type="string">
            <text:p>Underground Tunnel Zombie</text:p>
          </table:table-cell>
          <table:table-cell table:style-name="ce22" table:number-columns-repeated="2"/>
          <table:table-cell table:style-name="ce24" office:value-type="string">
            <text:p>Underground Tunnel Mud</text:p>
          </table:table-cell>
          <table:table-cell table:style-name="ce22"/>
          <table:table-cell table:style-name="ce24" office:value-type="string">
            <text:p>"Boots" and "All Access Pass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0">
          <table:table-cell table:style-name="ce22" table:number-columns-repeated="4"/>
          <table:table-cell table:style-name="ce24"/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Swamp Gas Cavern</text:p>
          </table:table-cell>
          <table:table-cell table:style-name="ce22" table:number-columns-repeated="2"/>
          <table:table-cell table:style-name="ce24" office:value-type="string">
            <text:p>Swamp Gas Cavern Back</text:p>
          </table:table-cell>
          <table:table-cell table:style-name="ce26"/>
          <table:table-cell table:style-name="ce24" office:value-type="string">
            <text:p>"Boots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/>
          <table:table-cell table:style-name="ce22" office:value-type="string">
            <text:p>Swamp Gas Cavern Back</text:p>
          </table:table-cell>
          <table:table-cell table:style-name="ce22" table:number-columns-repeated="2"/>
          <table:table-cell table:style-name="ce24" office:value-type="string">
            <text:p>Swamp Gas Cavern</text:p>
          </table:table-cell>
          <table:table-cell table:style-name="ce26"/>
          <table:table-cell table:style-name="ce24" office:value-type="string">
            <text:p>"All Access Pass"</text:p>
          </table:table-cell>
          <table:table-cell table:style-name="ce24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probably need these with molecular dispersion</text:p>
          </table:table-cell>
          <table:table-cell table:style-name="ce22" table:number-columns-repeated="2"/>
          <table:table-cell table:style-name="ce24"/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The Witch's Cabin</text:p>
          </table:table-cell>
          <table:table-cell table:style-name="ce22" table:number-columns-repeated="2"/>
          <table:table-cell table:style-name="ce24" office:value-type="string">
            <text:p>The Witch's Cabin Back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The Witch's Cabin Back</text:p>
          </table:table-cell>
          <table:table-cell table:style-name="ce22" table:number-columns-repeated="2"/>
          <table:table-cell table:style-name="ce24" office:value-type="string">
            <text:p>The Witch's Cabin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reepy Caverns Left</text:p>
          </table:table-cell>
          <table:table-cell table:style-name="ce22" table:number-columns-repeated="2"/>
          <table:table-cell table:style-name="ce24" office:value-type="string">
            <text:p>Creepy Caverns Middle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reepy Caverns Middle</text:p>
          </table:table-cell>
          <table:table-cell table:style-name="ce22" table:number-columns-repeated="2"/>
          <table:table-cell table:style-name="ce24" office:value-type="string">
            <text:p>Creepy Caverns Left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reepy Caverns Middle</text:p>
          </table:table-cell>
          <table:table-cell table:style-name="ce22" table:number-columns-repeated="2"/>
          <table:table-cell table:style-name="ce24" office:value-type="string">
            <text:p>Creepy Caverns Right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reepy Caverns Right</text:p>
          </table:table-cell>
          <table:table-cell table:style-name="ce22" table:number-columns-repeated="2"/>
          <table:table-cell table:style-name="ce24" office:value-type="string">
            <text:p>Creepy Caverns Middle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0">
          <table:table-cell table:style-name="ce22" table:number-columns-repeated="4"/>
          <table:table-cell table:style-name="ce24"/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I</text:p>
          </table:table-cell>
          <table:table-cell table:style-name="ce22" table:number-columns-repeated="2"/>
          <table:table-cell table:style-name="ce24" office:value-type="string">
            <text:p>Castle Vampy II NE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I NE</text:p>
          </table:table-cell>
          <table:table-cell table:style-name="ce22" table:number-columns-repeated="2"/>
          <table:table-cell table:style-name="ce24" office:value-type="string">
            <text:p>Castle Vampy II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I</text:p>
          </table:table-cell>
          <table:table-cell table:style-name="ce22" table:number-columns-repeated="2"/>
          <table:table-cell table:style-name="ce24" office:value-type="string">
            <text:p>Castle Vampy II SE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I SE</text:p>
          </table:table-cell>
          <table:table-cell table:style-name="ce22" table:number-columns-repeated="2"/>
          <table:table-cell table:style-name="ce24" office:value-type="string">
            <text:p>Castle Vampy II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I</text:p>
          </table:table-cell>
          <table:table-cell table:style-name="ce22" table:number-columns-repeated="2"/>
          <table:table-cell table:style-name="ce24" office:value-type="string">
            <text:p>Castle Vampy II SW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I SW</text:p>
          </table:table-cell>
          <table:table-cell table:style-name="ce22" table:number-columns-repeated="2"/>
          <table:table-cell table:style-name="ce24" office:value-type="string">
            <text:p>Castle Vampy II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I</text:p>
          </table:table-cell>
          <table:table-cell table:style-name="ce22" table:number-columns-repeated="2"/>
          <table:table-cell table:style-name="ce24" office:value-type="string">
            <text:p>Castle Vampy II NW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I NW</text:p>
          </table:table-cell>
          <table:table-cell table:style-name="ce22" table:number-columns-repeated="2"/>
          <table:table-cell table:style-name="ce24" office:value-type="string">
            <text:p>Castle Vampy II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0">
          <table:table-cell table:style-name="ce22" table:number-columns-repeated="4"/>
          <table:table-cell table:style-name="ce24"/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II</text:p>
          </table:table-cell>
          <table:table-cell table:style-name="ce22" table:number-columns-repeated="2"/>
          <table:table-cell table:style-name="ce24" office:value-type="string">
            <text:p>Castle Vampy III NE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II NE</text:p>
          </table:table-cell>
          <table:table-cell table:style-name="ce22" table:number-columns-repeated="2"/>
          <table:table-cell table:style-name="ce24" office:value-type="string">
            <text:p>Castle Vampy III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II</text:p>
          </table:table-cell>
          <table:table-cell table:style-name="ce22" table:number-columns-repeated="2"/>
          <table:table-cell table:style-name="ce24" office:value-type="string">
            <text:p>Castle Vampy III SE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II SE</text:p>
          </table:table-cell>
          <table:table-cell table:style-name="ce22" table:number-columns-repeated="2"/>
          <table:table-cell table:style-name="ce24" office:value-type="string">
            <text:p>Castle Vampy III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II</text:p>
          </table:table-cell>
          <table:table-cell table:style-name="ce22" table:number-columns-repeated="2"/>
          <table:table-cell table:style-name="ce24" office:value-type="string">
            <text:p>Castle Vampy III SW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II SW</text:p>
          </table:table-cell>
          <table:table-cell table:style-name="ce22" table:number-columns-repeated="2"/>
          <table:table-cell table:style-name="ce24" office:value-type="string">
            <text:p>Castle Vampy III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II</text:p>
          </table:table-cell>
          <table:table-cell table:style-name="ce22" table:number-columns-repeated="2"/>
          <table:table-cell table:style-name="ce24" office:value-type="string">
            <text:p>Castle Vampy III NW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II NW</text:p>
          </table:table-cell>
          <table:table-cell table:style-name="ce22" table:number-columns-repeated="2"/>
          <table:table-cell table:style-name="ce24" office:value-type="string">
            <text:p>Castle Vampy III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0">
          <table:table-cell table:style-name="ce22" table:number-columns-repeated="4"/>
          <table:table-cell table:style-name="ce24"/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V</text:p>
          </table:table-cell>
          <table:table-cell table:style-name="ce22" table:number-columns-repeated="2"/>
          <table:table-cell table:style-name="ce24" office:value-type="string">
            <text:p>Castle Vampy IV NE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V NE</text:p>
          </table:table-cell>
          <table:table-cell table:style-name="ce22" table:number-columns-repeated="2"/>
          <table:table-cell table:style-name="ce24" office:value-type="string">
            <text:p>Castle Vampy IV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V</text:p>
          </table:table-cell>
          <table:table-cell table:style-name="ce22" table:number-columns-repeated="2"/>
          <table:table-cell table:style-name="ce24" office:value-type="string">
            <text:p>Castle Vampy IV SE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V SE</text:p>
          </table:table-cell>
          <table:table-cell table:style-name="ce22" table:number-columns-repeated="2"/>
          <table:table-cell table:style-name="ce24" office:value-type="string">
            <text:p>Castle Vampy IV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V</text:p>
          </table:table-cell>
          <table:table-cell table:style-name="ce22" table:number-columns-repeated="2"/>
          <table:table-cell table:style-name="ce24" office:value-type="string">
            <text:p>Castle Vampy IV SW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V SW</text:p>
          </table:table-cell>
          <table:table-cell table:style-name="ce22" table:number-columns-repeated="2"/>
          <table:table-cell table:style-name="ce24" office:value-type="string">
            <text:p>Castle Vampy IV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V</text:p>
          </table:table-cell>
          <table:table-cell table:style-name="ce22" table:number-columns-repeated="2"/>
          <table:table-cell table:style-name="ce24" office:value-type="string">
            <text:p>Castle Vampy IV NW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Castle Vampy IV NW</text:p>
          </table:table-cell>
          <table:table-cell table:style-name="ce22" table:number-columns-repeated="2"/>
          <table:table-cell table:style-name="ce24" office:value-type="string">
            <text:p>Castle Vampy IV</text:p>
          </table:table-cell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0">
          <table:table-cell table:style-name="ce22" table:number-columns-repeated="4"/>
          <table:table-cell table:style-name="ce24"/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Save Anywhere shenanigans</text:p>
          </table:table-cell>
          <table:table-cell table:style-name="ce22" table:number-columns-repeated="2"/>
          <table:table-cell table:style-name="ce24"/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 table:number-rows-repeated="29">
          <table:table-cell table:style-name="ce22" table:number-columns-repeated="4"/>
          <table:table-cell table:style-name="ce24"/>
          <table:table-cell table:style-name="ce22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 table:number-rows-repeated="52">
          <table:table-cell table:style-name="ce22" table:number-columns-repeated="4"/>
          <table:table-cell table:style-name="ce24"/>
          <table:table-cell table:style-name="ce22"/>
          <table:table-cell table:style-name="ce24" table:number-columns-repeated="2"/>
          <table:table-cell table:style-name="ce22"/>
          <table:table-cell table:number-columns-repeated="1015"/>
        </table:table-row>
        <table:table-row table:style-name="ro1" table:number-rows-repeated="104823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>
      <style:table-cell-properties fo:background-color="#ffffff"/>
      <style:text-properties fo:color="#0066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30">12/30/2024</text:date>, <text:time>20:2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eerens</meta:initial-creator>
    <meta:creation-date>2024-12-11T12:52:06.57</meta:creation-date>
    <dc:date>2024-12-30T20:28:08.78</dc:date>
    <dc:creator>David Beerens</dc:creator>
    <meta:editing-duration>P3DT7H25M32S</meta:editing-duration>
    <meta:editing-cycles>163</meta:editing-cycles>
    <meta:generator>OpenOffice/4.1.15$Win32 OpenOffice.org_project/4115m2$Build-9813</meta:generator>
    <meta:document-statistic meta:table-count="5" meta:cell-count="4029" meta:object-count="0"/>
  </office:meta>
</office:document-meta>
</file>